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28" style:family="table-cell" style:parent-style-name="Default">
      <style:table-cell-properties fo:border-bottom="0.74pt solid #000000" fo:border-left="none" fo:border-right="none" fo:border-top="none"/>
    </style:style>
    <style:style style:name="ce29"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2"/>
      <style:map style:condition="cell-content()&gt;=1.2" style:apply-style-name="Warn_20_-_20_Framerate" style:base-cell-address="Template.A22"/>
      <style:map style:condition="cell-content()&lt;1.2" style:apply-style-name="Bad_20_-_20_Framerate" style:base-cell-address="Template.A22"/>
    </style:style>
    <style:style style:name="ce19" style:family="table-cell" style:parent-style-name="Default">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3"/>
      <style:map style:condition="cell-content-is-between(0.8,1)" style:apply-style-name="Warn_20_-_20_Framerate" style:base-cell-address="Template.A23"/>
      <style:map style:condition="cell-content()&gt;=1" style:apply-style-name="Bad_20_-_20_Framerate" style:base-cell-address="Template.A23"/>
    </style:style>
    <style:style style:name="ce22" style:family="table-cell" style:parent-style-name="Default">
      <style:table-cell-properties fo:border-bottom="none" fo:border-left="none" fo:border-right="none" fo:border-top="0.74pt solid #000000"/>
    </style:style>
    <style:style style:name="ce49" style:family="table-cell" style:parent-style-name="Default">
      <style:text-properties fo:font-style="italic" style:font-style-asian="italic" style:font-style-complex="italic"/>
    </style:style>
    <style:style style:name="ce56"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4" style:family="table-cell" style:parent-style-name="Default" style:data-style-name="N2">
      <style:table-cell-properties fo:border-bottom="none" fo:background-color="#cccccc" fo:border-left="none" fo:border-right="0.74pt solid #000000" fo:border-top="none"/>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3" style:family="table-cell" style:parent-style-name="Default" style:data-style-name="N2">
      <style:table-cell-properties fo:background-color="#b2b2b2"/>
      <style:text-properties fo:color="#55308d" fo:font-weight="bold" style:font-weight-asian="bold" style:font-weight-complex="bold"/>
    </style:style>
    <style:style style:name="ce100"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7" style:family="table-cell" style:parent-style-name="Default">
      <style:table-cell-properties fo:border="none"/>
      <style:text-properties fo:font-weight="bold" style:font-weight-asian="bold" style:font-weight-complex="bold"/>
    </style:style>
    <style:style style:name="ce91" style:family="table-cell" style:parent-style-name="Default" style:data-style-name="N122">
      <style:map style:condition="cell-content()&gt;=1.4" style:apply-style-name="Good_20_-_20_Framerate" style:base-cell-address="Generic.A22"/>
      <style:map style:condition="cell-content()&gt;=1.2" style:apply-style-name="Warn_20_-_20_Framerate" style:base-cell-address="Generic.A22"/>
      <style:map style:condition="cell-content()&lt;1.2" style:apply-style-name="Bad_20_-_20_Framerate" style:base-cell-address="Generic.A22"/>
    </style:style>
    <style:style style:name="ce92" style:family="table-cell" style:parent-style-name="Default">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3" style:family="table-cell" style:parent-style-name="Default">
      <style:table-cell-properties fo:border-bottom="0.74pt solid #000000" fo:border-left="none" fo:border-right="none" fo:border-top="none"/>
      <style:map style:condition="cell-content()&lt;=0.8" style:apply-style-name="Good_20_-_20_Framerate" style:base-cell-address="Generic.A23"/>
      <style:map style:condition="cell-content-is-between(0.8,1)" style:apply-style-name="Warn_20_-_20_Framerate" style:base-cell-address="Generic.A23"/>
      <style:map style:condition="cell-content()&gt;=1" style:apply-style-name="Bad_20_-_20_Framerate" style:base-cell-address="Generic.A23"/>
    </style:style>
    <style:style style:name="ce94" style:family="table-cell" style:parent-style-name="Default" style:data-style-name="N11">
      <style:text-properties fo:color="#55308d" fo:font-weight="bold" style:font-weight-asian="bold" style:font-weight-complex="bold"/>
    </style:style>
    <style:style style:name="ce95" style:family="table-cell" style:parent-style-name="Default" style:data-style-name="N0">
      <style:table-cell-properties fo:background-color="#b2b2b2"/>
    </style:style>
    <style:style style:name="ce96" style:family="table-cell" style:parent-style-name="Default" style:data-style-name="N122">
      <style:map style:condition="cell-content()&gt;=1.4" style:apply-style-name="Good_20_-_20_Framerate" style:base-cell-address="Generic_Fast.A22"/>
      <style:map style:condition="cell-content()&gt;=1.2" style:apply-style-name="Warn_20_-_20_Framerate" style:base-cell-address="Generic_Fast.A22"/>
      <style:map style:condition="cell-content()&lt;1.2" style:apply-style-name="Bad_20_-_20_Framerate" style:base-cell-address="Generic_Fast.A22"/>
    </style:style>
    <style:style style:name="ce97" style:family="table-cell" style:parent-style-name="Default">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1" style:family="table-cell" style:parent-style-name="Default">
      <style:table-cell-properties fo:border-bottom="0.74pt solid #000000" fo:border-left="none" fo:border-right="none" fo:border-top="none"/>
      <style:map style:condition="cell-content()&lt;=0.8" style:apply-style-name="Good_20_-_20_Framerate" style:base-cell-address="Generic_Fast.A23"/>
      <style:map style:condition="cell-content-is-between(0.8,1)" style:apply-style-name="Warn_20_-_20_Framerate" style:base-cell-address="Generic_Fast.A23"/>
      <style:map style:condition="cell-content()&gt;=1" style:apply-style-name="Bad_20_-_20_Framerate" style:base-cell-address="Generic_Fast.A23"/>
    </style:style>
    <style:style style:name="ce102" style:family="table-cell" style:parent-style-name="Default" style:data-style-name="N122">
      <style:map style:condition="cell-content()&gt;=1.4" style:apply-style-name="Good_20_-_20_Framerate" style:base-cell-address="MakeVRpro.A22"/>
      <style:map style:condition="cell-content()&gt;=1.2" style:apply-style-name="Warn_20_-_20_Framerate" style:base-cell-address="MakeVRpro.A22"/>
      <style:map style:condition="cell-content()&lt;1.2" style:apply-style-name="Bad_20_-_20_Framerate" style:base-cell-address="MakeVRpro.A22"/>
    </style:style>
    <style:style style:name="ce103" style:family="table-cell" style:parent-style-name="Default">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4" style:family="table-cell" style:parent-style-name="Default">
      <style:table-cell-properties fo:border-bottom="0.74pt solid #000000" fo:border-left="none" fo:border-right="none" fo:border-top="none"/>
      <style:map style:condition="cell-content()&lt;=0.8" style:apply-style-name="Good_20_-_20_Framerate" style:base-cell-address="MakeVRpro.A23"/>
      <style:map style:condition="cell-content-is-between(0.8,1)" style:apply-style-name="Warn_20_-_20_Framerate" style:base-cell-address="MakeVRpro.A23"/>
      <style:map style:condition="cell-content()&gt;=1" style:apply-style-name="Bad_20_-_20_Framerate" style:base-cell-address="MakeVRpro.A23"/>
    </style:style>
    <style:style style:name="ce105" style:family="table-cell" style:parent-style-name="Default" style:data-style-name="N122">
      <style:map style:condition="cell-content()&gt;=1.4" style:apply-style-name="Good_20_-_20_Framerate" style:base-cell-address="'DCS-FA18C'.A22"/>
      <style:map style:condition="cell-content()&gt;=1.2" style:apply-style-name="Warn_20_-_20_Framerate" style:base-cell-address="'DCS-FA18C'.A22"/>
      <style:map style:condition="cell-content()&lt;1.2" style:apply-style-name="Bad_20_-_20_Framerate" style:base-cell-address="'DCS-FA18C'.A22"/>
    </style:style>
    <style:style style:name="ce106" style:family="table-cell" style:parent-style-name="Default">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08" style:family="table-cell" style:parent-style-name="Default">
      <style:table-cell-properties fo:border-bottom="0.74pt solid #000000" fo:border-left="none" fo:border-right="none" fo:border-top="none"/>
      <style:map style:condition="cell-content()&lt;=0.8" style:apply-style-name="Good_20_-_20_Framerate" style:base-cell-address="'DCS-FA18C'.A23"/>
      <style:map style:condition="cell-content-is-between(0.8,1)" style:apply-style-name="Warn_20_-_20_Framerate" style:base-cell-address="'DCS-FA18C'.A23"/>
      <style:map style:condition="cell-content()&gt;=1" style:apply-style-name="Bad_20_-_20_Framerate" style:base-cell-address="'DCS-FA18C'.A23"/>
    </style:style>
    <style:style style:name="ce120" style:family="table-cell" style:parent-style-name="Default">
      <style:text-properties fo:font-style="normal" fo:font-weight="bold" style:font-style-asian="normal" style:font-weight-asian="bold" style:font-style-complex="normal" style:font-weight-complex="bold"/>
    </style:style>
    <style:style style:name="ce121" style:family="table-cell" style:parent-style-name="Default">
      <style:text-properties fo:font-style="italic" fo:font-weight="normal" style:font-style-asian="italic" style:font-weight-asian="normal" style:font-style-complex="italic" style:font-weight-complex="normal"/>
    </style:style>
    <style:style style:name="ce129" style:family="table-cell" style:parent-style-name="Default">
      <style:text-properties fo:font-style="normal" style:font-style-asian="normal" style:font-style-complex="normal"/>
    </style:style>
    <style:style style:name="ce130" style:family="table-cell" style:parent-style-name="Default">
      <style:table-cell-properties fo:background-color="#ffd8ce"/>
      <style:text-properties style:use-window-font-color="true"/>
    </style:style>
    <style:style style:name="ce131" style:family="table-cell" style:parent-style-name="Default" style:data-style-name="N2"/>
    <style:style style:name="ce132" style:family="table-cell" style:parent-style-name="Default">
      <style:table-cell-properties fo:background-color="#ffd7d7"/>
    </style:style>
    <style:style style:name="ce133" style:family="table-cell" style:parent-style-name="Default" style:data-style-name="N121"/>
    <style:style style:name="ce116" style:family="table-cell" style:parent-style-name="Default" style:data-style-name="N122">
      <style:map style:condition="cell-content()&gt;=1.4" style:apply-style-name="Good_20_-_20_Framerate" style:base-cell-address="EliteDangerous.A22"/>
      <style:map style:condition="cell-content()&gt;=1.2" style:apply-style-name="Warn_20_-_20_Framerate" style:base-cell-address="EliteDangerous.A22"/>
      <style:map style:condition="cell-content()&lt;1.2" style:apply-style-name="Bad_20_-_20_Framerate" style:base-cell-address="EliteDangerous.A22"/>
    </style:style>
    <style:style style:name="ce117" style:family="table-cell" style:parent-style-name="Default">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118" style:family="table-cell" style:parent-style-name="Default">
      <style:table-cell-properties fo:border-bottom="0.74pt solid #000000" fo:border-left="none" fo:border-right="none" fo:border-top="none"/>
      <style:map style:condition="cell-content()&lt;=0.8" style:apply-style-name="Good_20_-_20_Framerate" style:base-cell-address="EliteDangerous.A23"/>
      <style:map style:condition="cell-content-is-between(0.8,1)" style:apply-style-name="Warn_20_-_20_Framerate" style:base-cell-address="EliteDangerous.A23"/>
      <style:map style:condition="cell-content()&gt;=1" style:apply-style-name="Bad_20_-_20_Framerate" style:base-cell-address="EliteDangerous.A23"/>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23" style:family="table-cell" style:parent-style-name="Default" style:data-style-name="N122">
      <style:map style:condition="cell-content()&gt;=1.4" style:apply-style-name="Good_20_-_20_Framerate" style:base-cell-address="'X-Plane 11 DRAFT'.A22"/>
      <style:map style:condition="cell-content()&gt;=1.2" style:apply-style-name="Warn_20_-_20_Framerate" style:base-cell-address="'X-Plane 11 DRAFT'.A22"/>
      <style:map style:condition="cell-content()&lt;1.2" style:apply-style-name="Bad_20_-_20_Framerate" style:base-cell-address="'X-Plane 11 DRAFT'.A22"/>
    </style:style>
    <style:style style:name="ce124" style:family="table-cell" style:parent-style-name="Default">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25" style:family="table-cell" style:parent-style-name="Default">
      <style:table-cell-properties fo:border-bottom="0.74pt solid #000000" fo:border-left="none" fo:border-right="none" fo:border-top="none"/>
      <style:map style:condition="cell-content()&lt;=0.8" style:apply-style-name="Good_20_-_20_Framerate" style:base-cell-address="'X-Plane 11 DRAFT'.A23"/>
      <style:map style:condition="cell-content-is-between(0.8,1)" style:apply-style-name="Warn_20_-_20_Framerate" style:base-cell-address="'X-Plane 11 DRAFT'.A23"/>
      <style:map style:condition="cell-content()&gt;=1" style:apply-style-name="Bad_20_-_20_Framerate" style:base-cell-address="'X-Plane 11 DRAFT'.A23"/>
    </style:style>
    <style:style style:name="ce126" style:family="table-cell" style:parent-style-name="Default" style:data-style-name="N122">
      <style:map style:condition="cell-content()&gt;=1.4" style:apply-style-name="Good_20_-_20_Framerate" style:base-cell-address="PavlovVR.A22"/>
      <style:map style:condition="cell-content()&gt;=1.2" style:apply-style-name="Warn_20_-_20_Framerate" style:base-cell-address="PavlovVR.A22"/>
      <style:map style:condition="cell-content()&lt;1.2" style:apply-style-name="Bad_20_-_20_Framerate" style:base-cell-address="PavlovVR.A22"/>
    </style:style>
    <style:style style:name="ce127" style:family="table-cell" style:parent-style-name="Default">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128" style:family="table-cell" style:parent-style-name="Default">
      <style:table-cell-properties fo:border-bottom="0.74pt solid #000000" fo:border-left="none" fo:border-right="none" fo:border-top="none"/>
      <style:map style:condition="cell-content()&lt;=0.8" style:apply-style-name="Good_20_-_20_Framerate" style:base-cell-address="PavlovVR.A23"/>
      <style:map style:condition="cell-content-is-between(0.8,1)" style:apply-style-name="Warn_20_-_20_Framerate" style:base-cell-address="PavlovVR.A23"/>
      <style:map style:condition="cell-content()&gt;=1" style:apply-style-name="Bad_20_-_20_Framerate" style:base-cell-address="PavlovVR.A23"/>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35"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2" style:family="table-cell" style:parent-style-name="Default" style:data-style-name="N122">
      <style:map style:condition="cell-content()&gt;=1.4" style:apply-style-name="Good_20_-_20_Framerate" style:base-cell-address="HalfLifeAlyx.A22"/>
      <style:map style:condition="cell-content()&gt;=1.2" style:apply-style-name="Warn_20_-_20_Framerate" style:base-cell-address="HalfLifeAlyx.A22"/>
      <style:map style:condition="cell-content()&lt;1.2" style:apply-style-name="Bad_20_-_20_Framerate" style:base-cell-address="HalfLifeAlyx.A22"/>
    </style:style>
    <style:style style:name="ce143" style:family="table-cell" style:parent-style-name="Default">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ce144" style:family="table-cell" style:parent-style-name="Default">
      <style:table-cell-properties fo:border-bottom="0.74pt solid #000000" fo:border-left="none" fo:border-right="none" fo:border-top="none"/>
      <style:map style:condition="cell-content()&lt;=0.8" style:apply-style-name="Good_20_-_20_Framerate" style:base-cell-address="HalfLifeAlyx.A23"/>
      <style:map style:condition="cell-content-is-between(0.8,1)" style:apply-style-name="Warn_20_-_20_Framerate" style:base-cell-address="HalfLifeAlyx.A23"/>
      <style:map style:condition="cell-content()&gt;=1" style:apply-style-name="Bad_20_-_20_Framerate" style:base-cell-address="HalfLifeAlyx.A23"/>
    </style:style>
    <style:style style:name="gr1" style:family="graphic">
      <style:graphic-properties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114.29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3"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Arial" style:font-size-complex="10pt" style:language-complex="hi" style:country-complex="IN" style:font-style-complex="italic" style:font-weight-complex="normal" style:text-emphasize="none" style:font-relief="none" style:text-overline-style="none" style:text-overline-color="font-color"/>
    </style:style>
    <style:style style:name="T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C10">
          <table:error-message table:message-type="stop" table:display="true"/>
        </table:content-validation>
        <table:content-validation table:name="val4" table:condition="of:cell-content-is-in-list(&quot;ON&quot;;&quot;OFF&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0.00&quot;;&quot;0.25&quot;;&quot;0.50&quot;;&quot;0.75&quot;;&quot;1.00&quot;;&quot;1.00&quot;;&quot;1.25&quot;;&quot;1.50&quot;;&quot;1.75&quot;;&quot;2.00&quot;;&quot;2.25&quot;;&quot;2.50&quot;;&quot;2.75&quot;;&quot;3.00&quot;;&quot;3.25&quot;;&quot;3.50&quot;;&quot;3.75&quot;;&quot;400&quot;;&quot;4.25&quot;;&quot;4.50&quot;;&quot;4.75&quot;;&quot;5.00&quot;;&quot;5.25&quot;;&quot;5.50&quot;;&quot;5.75&quot;;&quot;6.00&quot;;&quot;6.25&quot;;&quot;6.50&quot;;&quot;6.75&quot;;&quot;7.00&quot;;&quot;7.25&quot;;&quot;7.50&quot;;&quot;7.75&quot;;&quot;8.00&quot;;&quot;8.25&quot;;&quot;8.50&quot;;&quot;8.75&quot;;&quot;9.00&quot;;&quot;9.25&quot;;&quot;9.50&quot;;&quot;9.75&quot;;&quot;10.00&quot;;&quot;&quot;)" table:allow-empty-cell="true" table:display-list="unsorted" table:base-cell-address="Template.C18">
          <table:error-message table:message-type="stop" table:display="true"/>
        </table:content-validation>
        <table:content-validation table:name="val12" table:condition="of:cell-content-is-in-list(&quot;1.0&quot;;&quot;1.1&quot;;&quot;1.2&quot;;&quot;1.3&quot;;&quot;1.4&quot;;&quot;1.5&quot;;&quot;1.6&quot;)" table:allow-empty-cell="true" table:display-list="unsorted" table:base-cell-address="'DCS-FA18C'.C29">
          <table:error-message table:message-type="stop" table:display="true"/>
        </table:content-validation>
        <table:content-validation table:name="val13" table:condition="of:cell-content-is-in-list(&quot;0.50&quot;;&quot;0.75&quot;;&quot;1.00&quot;;&quot;1.25&quot;;&quot;1.50&quot;;&quot;1.75&quot;;&quot;2.00&quot;)" table:allow-empty-cell="true" table:display-list="unsorted" table:base-cell-address="Template.C5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DCS-FA18C'.C114">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94">
          <table:error-message table:message-type="stop" table:display="true"/>
        </table:content-validation>
        <table:content-validation table:name="val16" table:condition="of:cell-content-is-in-list(&quot;&quot;;&quot;3400&quot;;&quot;2800&quot;)" table:allow-empty-cell="true" table:display-list="unsorted" table:base-cell-address="'DCS-FA18C'.C142">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1">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E26">
          <table:error-message table:message-type="stop" table:display="true"/>
        </table:content-validation>
        <table:content-validation table:name="val19" table:condition="of:cell-content-is-in-list(&quot;0.50&quot;;&quot;0.75&quot;;&quot;1.00&quot;;&quot;1.25&quot;;&quot;1.50&quot;;&quot;1.75&quot;;&quot;2.00&quot;)" table:allow-empty-cell="true" table:display-list="unsorted" table:base-cell-address="MakeVRpro.C51">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DCS-FA18C_Quality'.C28">
          <table:error-message table:message-type="stop" table:display="true"/>
        </table:content-validation>
        <table:content-validation table:name="val21" table:condition="of:cell-content-is-in-list(&quot;0.75&quot;;&quot;0.85&quot;;&quot;1.00&quot;;&quot;1.25&quot;;&quot;1.50&quot;;&quot;1.75&quot;;&quot;2.00&quot;)" table:allow-empty-cell="true" table:display-list="unsorted" table:base-cell-address="'DCS-FA18C_Quality'.C61">
          <table:error-message table:message-type="stop" table:display="true"/>
        </table:content-validation>
        <table:content-validation table:name="val22" table:condition="of:cell-content-is-in-list(&quot;64&quot;;&quot;72&quot;)" table:allow-empty-cell="true" table:display-list="unsorted" table:base-cell-address="'DCS-FA18C'.C10">
          <table:error-message table:message-type="stop" table:display="true"/>
        </table:content-validation>
        <table:content-validation table:name="val23" table:condition="of:cell-content-is-in-list(&quot;ON&quot;)" table:allow-empty-cell="true" table:display-list="unsorted" table:base-cell-address="'DCS-FA18C'.C11">
          <table:error-message table:message-type="stop" table:display="true"/>
        </table:content-validation>
        <table:content-validation table:name="val24" table:condition="of:cell-content-is-in-list(&quot;OFF&quot;)" table:allow-empty-cell="true" table:display-list="unsorted" table:base-cell-address="'DCS-FA18C'.C14">
          <table:error-message table:message-type="stop" table:display="true"/>
        </table:content-validation>
        <table:content-validation table:name="val25" table:condition="of:cell-content-is-in-list(&quot;Normal&quot;;&quot;Small&quot;)" table:allow-empty-cell="true" table:display-list="unsorted" table:base-cell-address="'DCS-FA18C'.C15">
          <table:error-message table:message-type="stop" table:display="true"/>
        </table:content-validation>
        <table:content-validation table:name="val26" table:condition="of:cell-content-is-in-list(&quot;1.25&quot;;&quot;1.5&quot;;&quot;1.75&quot;;&quot;2.00&quot;)" table:allow-empty-cell="true" table:display-list="unsorted" table:base-cell-address="'DCS-FA18C'.C17">
          <table:error-message table:message-type="stop" table:display="true"/>
        </table:content-validation>
        <table:content-validation table:name="val27" table:condition="of:cell-content-is-in-list(&quot;balanced&quot;;&quot;aggressive&quot;;&quot;conservative&quot;;&quot;OFF&quot;)" table:allow-empty-cell="true" table:display-list="unsorted" table:base-cell-address="'DCS-FA18C'.C46">
          <table:error-message table:message-type="stop" table:display="true"/>
        </table:content-validation>
        <table:content-validation table:name="val28" table:condition="of:cell-content-is-in-list(&quot;1.25&quot;;&quot;1.75&quot;)" table:allow-empty-cell="true" table:display-list="unsorted" table:base-cell-address="'DCS-FA18C'.C51">
          <table:error-message table:message-type="stop" table:display="true"/>
        </table:content-validation>
        <table:content-validation table:name="val29" table:condition="of:cell-content-is-in-list(&quot;1&quot;;&quot;1.1&quot;;&quot;1.2&quot;;&quot;1.3&quot;;&quot;1.4&quot;;&quot;1.5&quot;;&quot;1.6&quot;)" table:allow-empty-cell="true" table:display-list="unsorted" table:base-cell-address="'DCS-FA18C'.C29">
          <table:error-message table:message-type="stop" table:display="true"/>
        </table:content-validation>
        <table:content-validation table:name="val30" table:condition="of:cell-content-is-in-list(&quot;1.00&quot;;&quot;1.05&quot;;&quot;1.10&quot;;&quot;1.15&quot;;&quot;1.20&quot;;&quot;1.25&quot;;&quot;1.30&quot;;&quot;1.35&quot;;&quot;1.40&quot;;&quot;1.45&quot;;&quot;1.50&quot;;&quot;1.55&quot;;&quot;1.60&quot;)" table:allow-empty-cell="true" table:display-list="unsorted" table:base-cell-address="'DCS-FA18C'.E26">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9"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9"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text:p>1.2</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5"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5"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9" table:formula="of:=ROUNDUP(((([.C26]*[.C29])/([.C60]*[.C63]))^2)*([.C10]/[.C44]);3)" office:value-type="float" office:value="0.974"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6]*[.C29]" office:value-type="float" office:value="3240" calcext:value-type="float">
            <text:p>3240</text:p>
          </table:table-cell>
          <table:table-cell table:number-columns-repeated="49"/>
        </table:table-row>
        <table:table-row table:style-name="ro1">
          <table:table-cell table:style-name="ce21" table:formula="of:=ROUNDUP(((([.C26]*[.C29])/([.C60]*[.C63]))^2)*([.C10]/[.C44]);3)" office:value-type="float" office:value="0.97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48.68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5"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712.6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5"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Template.G22:Template.G22 Template.G29:Template.G29 Template.A30:Template.A30 Template.A22:Template.A22 Template.G56:Template.G56 Template.G63:Template.G63 Template.A64:Template.A64 Template.A56:Template.A56">
            <calcext:condition calcext:apply-style-name="Good - Framerate" calcext:value="&gt;=1.4" calcext:base-cell-address="Template.A22"/>
            <calcext:condition calcext:apply-style-name="Warn - Framerate" calcext:value="&gt;=1.2" calcext:base-cell-address="Template.A22"/>
            <calcext:condition calcext:apply-style-name="Bad - Framerate" calcext:value="&lt;1.2" calcext:base-cell-address="Template.A22"/>
          </calcext:conditional-format>
          <calcext:conditional-format calcext:target-range-address="Template.M30:Template.M30 Template.M23:Template.M23 Template.A23:Template.A23 Template.A31:Template.A31">
            <calcext:condition calcext:apply-style-name="Good - Framerate" calcext:value="&lt;=0.8" calcext:base-cell-address="Template.A23"/>
            <calcext:condition calcext:apply-style-name="Warn - Framerate" calcext:value="between(0.8,1)" calcext:base-cell-address="Template.A23"/>
            <calcext:condition calcext:apply-style-name="Bad - Framerate" calcext:value="&gt;=1" calcext:base-cell-address="Template.A23"/>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number-rows-repeated="48">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Generi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91"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91"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92" table:formula="of:=ROUNDUP(([.C21]/[.C55])^2*([.C10]/[.C44]);3)" office:value-type="float" office:value="1.287" calcext:value-type="float">
            <text:p>1.28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92" table:formula="of:=ROUNDUP(([.C21]/[.C55])^2*([.C10]/[.C44]);3)" office:value-type="float" office:value="1.287"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87</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style-name="ce6"/>
          <table:table-cell/>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91"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91"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92" table:formula="of:=ROUNDUP(((([.C26]*[.C29])/([.C60]*[.C63]))^2)*([.C10]/[.C44]);3)" office:value-type="float" office:value="0.894"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93" table:formula="of:=ROUNDUP(((([.C26]*[.C29])/([.C60]*[.C63]))^2)*([.C10]/[.C44]);3)" office:value-type="float" office:value="0.894"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9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1"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91"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91"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1"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Generic.G22:Generic.G22 Generic.G29:Generic.G29 Generic.A30:Generic.A30 Generic.A22:Generic.A22 Generic.G56:Generic.G56 Generic.G63:Generic.G63 Generic.A64:Generic.A64 Generic.A56:Generic.A56">
            <calcext:condition calcext:apply-style-name="Good - Framerate" calcext:value="&gt;=1.4" calcext:base-cell-address="Generic.A22"/>
            <calcext:condition calcext:apply-style-name="Warn - Framerate" calcext:value="&gt;=1.2" calcext:base-cell-address="Generic.A22"/>
            <calcext:condition calcext:apply-style-name="Bad - Framerate" calcext:value="&lt;1.2" calcext:base-cell-address="Generic.A22"/>
          </calcext:conditional-format>
          <calcext:conditional-format calcext:target-range-address="Generic.M30:Generic.M30 Generic.M23:Generic.M23 Generic.A23:Generic.A23 Generic.A31:Generic.A31">
            <calcext:condition calcext:apply-style-name="Good - Framerate" calcext:value="&lt;=0.8" calcext:base-cell-address="Generic.A23"/>
            <calcext:condition calcext:apply-style-name="Warn - Framerate" calcext:value="between(0.8,1)" calcext:base-cell-address="Generic.A23"/>
            <calcext:condition calcext:apply-style-name="Bad - Framerate" calcext:value="&gt;=1" calcext:base-cell-address="Generic.A23"/>
          </calcext:conditional-format>
        </calcext:conditional-formats>
      </table:table>
      <table:table table:name="Generic_Fas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392.68pt" svg:y="14pt" draw:caption-point-x="191.7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392.68pt" svg:y="8.67pt" draw:caption-point-x="191.71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392.68pt" svg:y="64.01pt" draw:caption-point-x="191.71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392.68pt" svg:y="111.06pt" draw:caption-point-x="191.71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392.68pt" svg:y="136.66pt" draw:caption-point-x="191.71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392.68pt" svg:y="149.47pt" draw:caption-point-x="191.71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92.68pt" svg:y="200.66pt" draw:caption-point-x="191.7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373.01pt" svg:y="213.48pt" draw:caption-point-x="319.6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96"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382.85pt" svg:y="226.26pt" draw:caption-point-x="255.71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96"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97" table:formula="of:=ROUNDUP(([.C21]/[.C55])^2*([.C10]/[.C44]);3)" office:value-type="float" office:value="0.974" calcext:value-type="float">
            <text:p>0.974</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97" table:formula="of:=ROUNDUP(([.C21]/[.C55])^2*([.C10]/[.C44]);3)" office:value-type="float" office:value="0.974"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1" calcext:value-type="float">
            <text:p>1.00</text:p>
          </table:table-cell>
          <table:table-cell office:value-type="string" calcext:value-type="string">
            <text:p>Sub SR</text:p>
          </table:table-cell>
          <table:table-cell table:formula="of:=[.C26]/[.O13]/[.C4]" office:value-type="float" office:value="1.25" calcext:value-type="float">
            <text:p>1.25</text:p>
          </table:table-cell>
          <table:table-cell table:style-name="ce16" office:value-type="string" calcext:value-type="string">
            <text:p>Expected</text:p>
          </table:table-cell>
          <table:table-cell table:style-name="ce16" table:formula="of:=[.C17]*[.E26]" office:value-type="float" office:value="1.25" calcext:value-type="float">
            <text:p>1.25</text:p>
          </table:table-cell>
          <table:table-cell table:number-columns-repeated="55"/>
        </table:table-row>
        <table:table-row table:style-name="ro1">
          <table:table-cell/>
          <table:table-cell table:style-name="ce49"/>
          <table:table-cell table:style-name="ce38"/>
          <table:table-cell table:style-name="ce94" table:formula="of:=(IF([.C2]=&quot;Pimax 8kX&quot;;IF([.C26]=2700;IF([.F24]=&quot;1.15.16&quot;;46%))))" office:value-type="percentage" office:value="0.46" calcext:value-type="percentage">
            <text:p>46.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382.85pt" svg:y="315.86pt" draw:caption-point-x="255.71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96"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96"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333.58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97" table:formula="of:=ROUNDUP(((([.C26]*[.C29])/([.C60]*[.C63]))^2)*([.C10]/[.C44]);3)" office:value-type="float" office:value="0.676"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table-cell table:formula="of:=[.C26]*[.C29]" office:value-type="float" office:value="2700" calcext:value-type="float">
            <text:p>2700</text:p>
          </table:table-cell>
          <table:table-cell table:number-columns-repeated="49"/>
        </table:table-row>
        <table:table-row table:style-name="ro1">
          <table:table-cell table:style-name="ce101" table:formula="of:=ROUNDUP(((([.C26]*[.C29])/([.C60]*[.C63]))^2)*([.C10]/[.C44]);3)" office:value-type="float" office:value="0.676"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67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392.68pt" svg:y="648.68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96"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96"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392.68pt" svg:y="712.66pt" draw:caption-point-x="191.71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96"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96"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392.68pt" svg:y="1147.86pt" draw:caption-point-x="191.71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8"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8"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8"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8"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5"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Generic_Fast.G22:Generic_Fast.G22 Generic_Fast.G29:Generic_Fast.G29 Generic_Fast.A30:Generic_Fast.A30 Generic_Fast.A22:Generic_Fast.A22 Generic_Fast.G56:Generic_Fast.G56 Generic_Fast.G63:Generic_Fast.G63 Generic_Fast.A64:Generic_Fast.A64 Generic_Fast.A56:Generic_Fast.A56">
            <calcext:condition calcext:apply-style-name="Good - Framerate" calcext:value="&gt;=1.4" calcext:base-cell-address="Generic_Fast.A22"/>
            <calcext:condition calcext:apply-style-name="Warn - Framerate" calcext:value="&gt;=1.2" calcext:base-cell-address="Generic_Fast.A22"/>
            <calcext:condition calcext:apply-style-name="Bad - Framerate" calcext:value="&lt;1.2" calcext:base-cell-address="Generic_Fast.A22"/>
          </calcext:conditional-format>
          <calcext:conditional-format calcext:target-range-address="Generic_Fast.M30:Generic_Fast.M30 Generic_Fast.M23:Generic_Fast.M23 Generic_Fast.A23:Generic_Fast.A23 Generic_Fast.A31:Generic_Fast.A31">
            <calcext:condition calcext:apply-style-name="Good - Framerate" calcext:value="&lt;=0.8" calcext:base-cell-address="Generic_Fast.A23"/>
            <calcext:condition calcext:apply-style-name="Warn - Framerate" calcext:value="between(0.8,1)" calcext:base-cell-address="Generic_Fast.A23"/>
            <calcext:condition calcext:apply-style-name="Bad - Framerate" calcext:value="&gt;=1" calcext:base-cell-address="Generic_Fast.A23"/>
          </calcext:conditional-format>
        </calcext:conditional-formats>
      </table:table>
      <table:table table:name="MakeVRpro"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206.2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3" table:content-validation-name="val17" office:value-type="float" office:value="0.9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02" table:formula="of:=[.C21]/[.O13]/[.C4]" office:value-type="float" office:value="1.1875" calcext:value-type="float">
            <text:p>1.188</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2565" calcext:value-type="float">
            <text:p>2565</text:p>
          </table:table-cell>
          <table:table-cell table:style-name="ce56" office:value-type="string" calcext:value-type="string">
            <text:p>Total SR</text:p>
          </table:table-cell>
          <table:table-cell table:style-name="ce102" table:formula="of:=[.C21]/[.O13]/[.C4]" office:value-type="float" office:value="1.1875" calcext:value-type="float">
            <text:p>1.188</text:p>
          </table:table-cell>
          <table:table-cell table:style-name="ce16" office:value-type="string" calcext:value-type="string">
            <text:p>Expected</text:p>
          </table:table-cell>
          <table:table-cell table:style-name="ce17" table:formula="of:=[.C17]*[.E21]" office:value-type="float" office:value="1.1875" calcext:value-type="float">
            <text:p>1.188</text:p>
          </table:table-cell>
          <table:table-cell table:number-columns-repeated="55"/>
        </table:table-row>
        <table:table-row table:style-name="ro1">
          <table:table-cell table:style-name="ce103" table:formula="of:=ROUNDUP(([.C21]/[.C55])^2*([.C10]/[.C44]);3)" office:value-type="float" office:value="1.373" calcext:value-type="float">
            <text:p>1.373</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560x2565" calcext:value-type="string">
            <text:p>4560x2565</text:p>
          </table:table-cell>
          <table:table-cell table:style-name="ce56" office:value-type="string" calcext:value-type="string">
            <text:p>vAngular</text:p>
          </table:table-cell>
          <table:table-cell table:formula="of:=ROUND([.E22]/[.C6];5)" office:value-type="float" office:value="23.31818" calcext:value-type="float">
            <text:p>23.31818</text:p>
          </table:table-cell>
          <table:table-cell table:style-name="ce56" office:value-type="string" calcext:value-type="string">
            <text:p>Load</text:p>
          </table:table-cell>
          <table:table-cell table:style-name="ce103" table:formula="of:=ROUNDUP(([.C21]/[.C55])^2*([.C10]/[.C44]);3)" office:value-type="float" office:value="1.373"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373</text:p>
          </table:table-cell>
          <table:table-cell/>
          <table:table-cell table:formula="of:=[.C21]" office:value-type="float" office:value="3206.25" calcext:value-type="float">
            <text:p>3206.2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206.25" calcext:value-type="float">
            <text:p>3206.25</text:p>
          </table:table-cell>
          <table:table-cell office:value-type="string" calcext:value-type="string">
            <text:p>Add SR</text:p>
          </table:table-cell>
          <table:table-cell table:style-name="ce83" table:content-validation-name="val18" office:value-type="float" office:value="0.95" calcext:value-type="float">
            <text:p>0.95</text:p>
          </table:table-cell>
          <table:table-cell office:value-type="string" calcext:value-type="string">
            <text:p>Sub SR</text:p>
          </table:table-cell>
          <table:table-cell table:formula="of:=[.C26]/[.O13]/[.C4]" office:value-type="float" office:value="1.1875" calcext:value-type="float">
            <text:p>1.1875</text:p>
          </table:table-cell>
          <table:table-cell table:style-name="ce16" office:value-type="string" calcext:value-type="string">
            <text:p>Expected</text:p>
          </table:table-cell>
          <table:table-cell table:style-name="ce16" table:formula="of:=[.C17]*[.E26]" office:value-type="float" office:value="1.1875" calcext:value-type="float">
            <text:p>1.18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2565" calcext:value-type="float">
            <text:p>2565</text:p>
          </table:table-cell>
          <table:table-cell table:style-name="ce56" office:value-type="string" calcext:value-type="string">
            <text:p>Total SR</text:p>
          </table:table-cell>
          <table:table-cell table:style-name="ce102" table:formula="of:=[.E29]/[.C4]" office:value-type="float" office:value="1.18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188</text:p>
          </table:table-cell>
          <table:table-cell table:style-name="ce16" office:value-type="string" calcext:value-type="string">
            <text:p>Expected</text:p>
          </table:table-cell>
          <table:table-cell table:style-name="ce17" table:formula="of:=[.C17]*[.E26]*[.C29]" office:value-type="float" office:value="1.1875" calcext:value-type="float">
            <text:p>1.188</text:p>
          </table:table-cell>
          <table:table-cell table:number-columns-repeated="55"/>
        </table:table-row>
        <table:table-row table:style-name="ro1">
          <table:table-cell table:style-name="ce102" table:formula="of:=[.E29]/[.C4]" office:value-type="float" office:value="1.18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188</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560x256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560x2565</text:p>
          </table:table-cell>
          <table:table-cell table:style-name="ce56" office:value-type="string" calcext:value-type="string">
            <text:p>vAngular</text:p>
          </table:table-cell>
          <table:table-cell table:formula="of:=ROUND([.E29]/[.C6];5)" office:value-type="float" office:value="23.31818"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3.31818</text:p>
          </table:table-cell>
          <table:table-cell table:style-name="ce56" office:value-type="string" calcext:value-type="string">
            <text:p>Load</text:p>
          </table:table-cell>
          <table:table-cell table:style-name="ce103" table:formula="of:=ROUNDUP(((([.C26]*[.C29])/([.C60]*[.C63]))^2)*([.C10]/[.C44]);3)" office:value-type="float" office:value="0.953"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table-cell table:formula="of:=[.C26]*[.C29]" office:value-type="float" office:value="3206.25" calcext:value-type="float">
            <text:p>3206.25</text:p>
          </table:table-cell>
          <table:table-cell table:number-columns-repeated="49"/>
        </table:table-row>
        <table:table-row table:style-name="ro1">
          <table:table-cell table:style-name="ce104" table:formula="of:=ROUNDUP(((([.C26]*[.C29])/([.C60]*[.C63]))^2)*([.C10]/[.C44]);3)" office:value-type="float" office:value="0.953"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0pt" svg:y="648.68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2"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2"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0pt" svg:y="712.66pt" draw:caption-point-x="584.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2"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2"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574.4899070889" calcext:value-type="float">
            <text:p>2574</text:p>
          </table:table-cell>
          <table:table-cell table:style-name="ce72" table:formula="of:=[.E116]/[.$C$76]" office:value-type="float" office:value="1.19189347550412" calcext:value-type="float">
            <text:p>1.192</text:p>
          </table:table-cell>
          <table:table-cell table:style-name="ce72" table:formula="of:=[.F116]*[.$C$79]" office:value-type="float" office:value="23.4040202849989" calcext:value-type="float">
            <text:p>23.404</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569.40949268259" calcext:value-type="float">
            <text:p>2569</text:p>
          </table:table-cell>
          <table:table-cell table:style-name="ce72" table:formula="of:=[.E117]/[.$C$76]" office:value-type="float" office:value="1.18954143179749" calcext:value-type="float">
            <text:p>1.190</text:p>
          </table:table-cell>
          <table:table-cell table:style-name="ce72" table:formula="of:=[.F117]*[.$C$79]" office:value-type="float" office:value="23.3578355547756" calcext:value-type="float">
            <text:p>23.358</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544.09449608061" calcext:value-type="float">
            <text:p>2544</text:p>
          </table:table-cell>
          <table:table-cell table:style-name="ce72" table:formula="of:=[.E118]/[.$C$76]" office:value-type="float" office:value="1.17782152596325" calcext:value-type="float">
            <text:p>1.178</text:p>
          </table:table-cell>
          <table:table-cell table:style-name="ce72" table:formula="of:=[.F118]*[.$C$79]" office:value-type="float" office:value="23.1277034838143" calcext:value-type="float">
            <text:p>23.128</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275.50729376773" calcext:value-type="float">
            <text:p>2276</text:p>
          </table:table-cell>
          <table:table-cell table:style-name="ce72" table:formula="of:=[.E119]/[.$C$76]" office:value-type="float" office:value="1.05347559896654" calcext:value-type="float">
            <text:p>1.053</text:p>
          </table:table-cell>
          <table:table-cell table:style-name="ce72" table:formula="of:=[.F119]*[.$C$79]" office:value-type="float" office:value="20.686046861307" calcext:value-type="float">
            <text:p>20.686</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221.35516070708" calcext:value-type="float">
            <text:p>2221</text:p>
          </table:table-cell>
          <table:table-cell table:style-name="ce72" table:formula="of:=[.E120]/[.$C$76]" office:value-type="float" office:value="1.02840516699402" calcext:value-type="float">
            <text:p>1.028</text:p>
          </table:table-cell>
          <table:table-cell table:style-name="ce72" table:formula="of:=[.F120]*[.$C$79]" office:value-type="float" office:value="20.1937638590946" calcext:value-type="float">
            <text:p>20.194</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406.18328478942" calcext:value-type="float">
            <text:p>2406</text:p>
          </table:table-cell>
          <table:table-cell table:style-name="ce72" table:formula="of:=[.E121]/[.$C$76]" office:value-type="float" office:value="1.11397374295806" calcext:value-type="float">
            <text:p>1.114</text:p>
          </table:table-cell>
          <table:table-cell table:style-name="ce72" table:formula="of:=[.F121]*[.$C$79]" office:value-type="float" office:value="21.8739884167246" calcext:value-type="float">
            <text:p>21.874</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382.47646738579" calcext:value-type="float">
            <text:p>2382</text:p>
          </table:table-cell>
          <table:table-cell table:style-name="ce72" table:formula="of:=[.E122]/[.$C$76]" office:value-type="float" office:value="1.10299836453046" calcext:value-type="float">
            <text:p>1.103</text:p>
          </table:table-cell>
          <table:table-cell table:style-name="ce72" table:formula="of:=[.F122]*[.$C$79]" office:value-type="float" office:value="21.6584758859201" calcext:value-type="float">
            <text:p>21.6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155.03104931911" calcext:value-type="float">
            <text:p>2155</text:p>
          </table:table-cell>
          <table:table-cell table:style-name="ce72" table:formula="of:=[.E128]/[.$C$76]" office:value-type="float" office:value="0.997699559869957" calcext:value-type="float">
            <text:p>0.998</text:p>
          </table:table-cell>
          <table:table-cell table:style-name="ce72" table:formula="of:=[.F128]*[.$C$79]" office:value-type="float" office:value="19.5908285576065" calcext:value-type="float">
            <text:p>19.591</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155.03104931911" calcext:value-type="float">
            <text:p>2155</text:p>
          </table:table-cell>
          <table:table-cell table:style-name="ce72" table:formula="of:=[.E129]/[.$C$76]" office:value-type="float" office:value="0.997699559869957" calcext:value-type="float">
            <text:p>0.998</text:p>
          </table:table-cell>
          <table:table-cell table:style-name="ce72" table:formula="of:=[.F129]*[.$C$79]" office:value-type="float" office:value="19.5908285576065" calcext:value-type="float">
            <text:p>19.591</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187.43934980856" calcext:value-type="float">
            <text:p>2187</text:p>
          </table:table-cell>
          <table:table-cell table:style-name="ce72" table:formula="of:=[.E130]/[.$C$76]" office:value-type="float" office:value="1.01270340268915" calcext:value-type="float">
            <text:p>1.013</text:p>
          </table:table-cell>
          <table:table-cell table:style-name="ce72" table:formula="of:=[.F130]*[.$C$79]" office:value-type="float" office:value="19.8854440152041" calcext:value-type="float">
            <text:p>19.885</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301.64241188934" calcext:value-type="float">
            <text:p>2302</text:p>
          </table:table-cell>
          <table:table-cell table:style-name="ce72" table:formula="of:=[.E131]/[.$C$76]" office:value-type="float" office:value="1.06557519068951" calcext:value-type="float">
            <text:p>1.066</text:p>
          </table:table-cell>
          <table:table-cell table:style-name="ce72" table:formula="of:=[.F131]*[.$C$79]" office:value-type="float" office:value="20.9236344443792" calcext:value-type="float">
            <text:p>20.924</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187.43934980856" calcext:value-type="float">
            <text:p>2187</text:p>
          </table:table-cell>
          <table:table-cell table:style-name="ce72" table:formula="of:=[.E132]/[.$C$76]" office:value-type="float" office:value="1.01270340268915" calcext:value-type="float">
            <text:p>1.013</text:p>
          </table:table-cell>
          <table:table-cell table:style-name="ce72" table:formula="of:=[.F132]*[.$C$79]" office:value-type="float" office:value="19.8854440152041" calcext:value-type="float">
            <text:p>19.885</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368.90099239388" calcext:value-type="float">
            <text:p>2369</text:p>
          </table:table-cell>
          <table:table-cell table:style-name="ce72" table:formula="of:=[.E133]/[.$C$76]" office:value-type="float" office:value="1.09671342240457" calcext:value-type="float">
            <text:p>1.097</text:p>
          </table:table-cell>
          <table:table-cell table:style-name="ce72" table:formula="of:=[.F133]*[.$C$79]" office:value-type="float" office:value="21.5350647623362" calcext:value-type="float">
            <text:p>21.535</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363.1161217507" calcext:value-type="float">
            <text:p>2363</text:p>
          </table:table-cell>
          <table:table-cell table:style-name="ce72" table:formula="of:=[.E134]/[.$C$76]" office:value-type="float" office:value="1.09403524155125" calcext:value-type="float">
            <text:p>1.094</text:p>
          </table:table-cell>
          <table:table-cell table:style-name="ce72" table:formula="of:=[.F134]*[.$C$79]" office:value-type="float" office:value="21.4824760031003" calcext:value-type="float">
            <text:p>21.48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335.58648180912" calcext:value-type="float">
            <text:p>2336</text:p>
          </table:table-cell>
          <table:table-cell table:style-name="ce72" table:formula="of:=[.E135]/[.$C$76]" office:value-type="float" office:value="1.08129003787459" calcext:value-type="float">
            <text:p>1.081</text:p>
          </table:table-cell>
          <table:table-cell table:style-name="ce72" table:formula="of:=[.F135]*[.$C$79]" office:value-type="float" office:value="21.2322111837055" calcext:value-type="float">
            <text:p>21.23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780.10655834055" calcext:value-type="float">
            <text:p>2780</text:p>
          </table:table-cell>
          <table:table-cell table:style-name="ce72" table:formula="of:=[.E136]/[.$C$76]" office:value-type="float" office:value="1.28708636960211" calcext:value-type="float">
            <text:p>1.287</text:p>
          </table:table-cell>
          <table:table-cell table:style-name="ce72" table:formula="of:=[.F136]*[.$C$79]" office:value-type="float" office:value="25.273227953507" calcext:value-type="float">
            <text:p>25.27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629.94698688893" calcext:value-type="float">
            <text:p>2630</text:p>
          </table:table-cell>
          <table:table-cell table:style-name="ce72" table:formula="of:=[.E137]/[.$C$76]" office:value-type="float" office:value="1.21756804948561" calcext:value-type="float">
            <text:p>1.218</text:p>
          </table:table-cell>
          <table:table-cell table:style-name="ce72" table:formula="of:=[.F137]*[.$C$79]" office:value-type="float" office:value="23.9081662196995" calcext:value-type="float">
            <text:p>23.908</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519.11078536379" calcext:value-type="float">
            <text:p>2519</text:p>
          </table:table-cell>
          <table:table-cell table:style-name="ce72" table:formula="of:=[.E138]/[.$C$76]" office:value-type="float" office:value="1.16625499322398" calcext:value-type="float">
            <text:p>1.166</text:p>
          </table:table-cell>
          <table:table-cell table:style-name="ce72" table:formula="of:=[.F138]*[.$C$79]" office:value-type="float" office:value="22.900583046946" calcext:value-type="float">
            <text:p>22.901</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116.47639732304" calcext:value-type="float">
            <text:p>2116</text:p>
          </table:table-cell>
          <table:table-cell table:style-name="ce72" table:formula="of:=[.E139]/[.$C$76]" office:value-type="float" office:value="0.979850183945854" calcext:value-type="float">
            <text:p>0.980</text:p>
          </table:table-cell>
          <table:table-cell table:style-name="ce72" table:formula="of:=[.F139]*[.$C$79]" office:value-type="float" office:value="19.2403382119608" calcext:value-type="float">
            <text:p>19.240</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565" calcext:value-type="float">
            <text:p>2565</text:p>
          </table:table-cell>
          <table:table-cell table:style-name="ce72" table:formula="of:=[.E142]/[.$C$76]" office:value-type="float" office:value="1.1875" calcext:value-type="float">
            <text:p>1.188</text:p>
          </table:table-cell>
          <table:table-cell table:style-name="ce72" table:formula="of:=[.F142]*[.$C$79]" office:value-type="float" office:value="23.31775" calcext:value-type="float">
            <text:p>23.318</text:p>
          </table:table-cell>
          <table:table-cell table:number-columns-repeated="57"/>
        </table:table-row>
        <calcext:conditional-formats>
          <calcext:conditional-format calcext:target-range-address="MakeVRpro.G22:MakeVRpro.G22 MakeVRpro.G29:MakeVRpro.G29 MakeVRpro.A30:MakeVRpro.A30 MakeVRpro.A22:MakeVRpro.A22 MakeVRpro.G56:MakeVRpro.G56 MakeVRpro.G63:MakeVRpro.G63 MakeVRpro.A64:MakeVRpro.A64 MakeVRpro.A56:MakeVRpro.A56">
            <calcext:condition calcext:apply-style-name="Good - Framerate" calcext:value="&gt;=1.4" calcext:base-cell-address="MakeVRpro.A22"/>
            <calcext:condition calcext:apply-style-name="Warn - Framerate" calcext:value="&gt;=1.2" calcext:base-cell-address="MakeVRpro.A22"/>
            <calcext:condition calcext:apply-style-name="Bad - Framerate" calcext:value="&lt;1.2" calcext:base-cell-address="MakeVRpro.A22"/>
          </calcext:conditional-format>
          <calcext:conditional-format calcext:target-range-address="MakeVRpro.M30:MakeVRpro.M30 MakeVRpro.M23:MakeVRpro.M23 MakeVRpro.A23:MakeVRpro.A23 MakeVRpro.A31:MakeVRpro.A31">
            <calcext:condition calcext:apply-style-name="Good - Framerate" calcext:value="&lt;=0.8" calcext:base-cell-address="MakeVRpro.A23"/>
            <calcext:condition calcext:apply-style-name="Warn - Framerate" calcext:value="between(0.8,1)" calcext:base-cell-address="MakeVRpro.A23"/>
            <calcext:condition calcext:apply-style-name="Bad - Framerate" calcext:value="&gt;=1" calcext:base-cell-address="MakeVRpro.A23"/>
          </calcext:conditional-format>
        </calcext:conditional-formats>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office:annotation draw:style-name="gr16"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2700" calcext:value-type="float">
            <office:annotation draw:style-name="gr8" draw:text-style-name="P2" svg:width="102.53pt" svg:height="140.06pt" svg:x="318.78pt" svg:y="200.66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3" table:content-validation-name="val17" office:value-type="float" office:value="1" calcext:value-type="float">
            <office:annotation draw:style-name="gr2" draw:text-style-name="P4" svg:width="82.18pt" svg:height="61.68pt" svg:x="709.99pt" svg:y="213.48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05" table:formula="of:=[.C21]/[.O13]/[.C4]" office:value-type="float" office:value="1.25" calcext:value-type="float">
            <text:p>1.250</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655.85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2700" calcext:value-type="float">
            <text:p>2700</text:p>
          </table:table-cell>
          <table:table-cell table:style-name="ce56" office:value-type="string" calcext:value-type="string">
            <text:p>Total SR</text:p>
          </table:table-cell>
          <table:table-cell table:style-name="ce105" table:formula="of:=[.C21]/[.O13]/[.C4]" office:value-type="float" office:value="1.25" calcext:value-type="float">
            <text:p>1.250</text:p>
          </table:table-cell>
          <table:table-cell table:style-name="ce16" office:value-type="string" calcext:value-type="string">
            <text:p>Expected</text:p>
          </table:table-cell>
          <table:table-cell table:style-name="ce17" table:formula="of:=[.C17]*[.E21]" office:value-type="float" office:value="1.25" calcext:value-type="float">
            <text:p>1.250</text:p>
          </table:table-cell>
          <table:table-cell table:number-columns-repeated="55"/>
        </table:table-row>
        <table:table-row table:style-name="ro1">
          <table:table-cell table:style-name="ce106" table:formula="of:=ROUNDUP(([.C21]/[.C55])^2*([.C10]/[.C44]);3)" office:value-type="float" office:value="1.217" calcext:value-type="float">
            <text:p>1.217</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4800x2700" calcext:value-type="string">
            <text:p>4800x2700</text:p>
          </table:table-cell>
          <table:table-cell table:style-name="ce56" office:value-type="string" calcext:value-type="string">
            <text:p>vAngular</text:p>
          </table:table-cell>
          <table:table-cell table:formula="of:=ROUND([.E22]/[.C6];5)" office:value-type="float" office:value="24.54545" calcext:value-type="float">
            <text:p>24.54545</text:p>
          </table:table-cell>
          <table:table-cell table:style-name="ce56" office:value-type="string" calcext:value-type="string">
            <text:p>Load</text:p>
          </table:table-cell>
          <table:table-cell table:style-name="ce106" table:formula="of:=ROUNDUP(([.C21]/[.C55])^2*([.C10]/[.C44]);3)" office:value-type="float" office:value="1.217" calcext:value-type="float">
            <office:annotation draw:style-name="gr9" draw:text-style-name="P4" svg:width="343.3pt" svg:height="116.87pt" svg:x="754.75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217</text:p>
          </table:table-cell>
          <table:table-cell/>
          <table:table-cell table:formula="of:=[.C21]" office:value-type="float" office:value="2700" calcext:value-type="float">
            <text:p>2700</text:p>
          </table:table-cell>
          <table:table-cell table:number-columns-repeated="49"/>
        </table:table-row>
        <table:table-row table:style-name="ro1">
          <table:table-cell/>
          <table:table-cell table:style-name="ce49"/>
          <table:table-cell table:style-name="ce38"/>
          <table:table-cell table:style-name="ce94" table:formula="of:=(IF([.C2]=&quot;Pimax 8kX&quot;;IF([.C21]=2700;IF([.F24]=&quot;1.15.16&quot;;46%))))" office:value-type="percentage" office:value="0.46" calcext:value-type="percentage">
            <text:p>46.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430" calcext:value-type="float">
            <text:p>2430</text:p>
          </table:table-cell>
          <table:table-cell office:value-type="string" calcext:value-type="string">
            <text:p>Add SR</text:p>
          </table:table-cell>
          <table:table-cell table:style-name="ce83" table:content-validation-name="val18" office:value-type="float" office:value="0.9" calcext:value-type="float">
            <text:p>0.90</text:p>
          </table:table-cell>
          <table:table-cell office:value-type="string" calcext:value-type="string">
            <text:p>Sub SR</text:p>
          </table:table-cell>
          <table:table-cell table:formula="of:=[.C26]/[.O13]/[.C4]" office:value-type="float" office:value="1.125" calcext:value-type="float">
            <text:p>1.125</text:p>
          </table:table-cell>
          <table:table-cell table:style-name="ce16" office:value-type="string" calcext:value-type="string">
            <text:p>Expected</text:p>
          </table:table-cell>
          <table:table-cell table:style-name="ce16" table:formula="of:=[.C17]*[.E26]" office:value-type="float" office:value="1.125" calcext:value-type="float">
            <text:p>1.125</text:p>
          </table:table-cell>
          <table:table-cell table:number-columns-repeated="55"/>
        </table:table-row>
        <table:table-row table:style-name="ro1">
          <table:table-cell/>
          <table:table-cell table:style-name="ce49"/>
          <table:table-cell table:style-name="ce38"/>
          <table:table-cell table:style-name="ce94" table:formula="of:=(IF([.C2]=&quot;Pimax 8kX&quot;;IF([.C26]=2430;IF([.F24]=&quot;1.15.16&quot;;38%))))" office:value-type="percentage" office:value="0.38" calcext:value-type="percentage">
            <text:p>38.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2" calcext:value-type="float">
            <office:annotation draw:style-name="gr17" draw:text-style-name="P2" svg:width="113.1pt" svg:height="84.08pt" svg:x="323.01pt" svg:y="302.46pt" draw:caption-point-x="261.38pt" draw:caption-point-y="56.21pt">
              <dc:date>2020-02-04T00:00:00</dc:date>
              <text:p text:style-name="P1"><text:span text:style-name="T1">Prefer &lt;=‘1.25’. High values may incur single-thread bottlenecks.</text:span></text:p>
            </office:annotation>
            <text:p>1.2</text:p>
          </table:table-cell>
          <table:table-cell table:style-name="ce56" office:value-type="string" calcext:value-type="string">
            <office:annotation draw:style-name="gr4" draw:text-style-name="P4" svg:width="82.18pt" svg:height="51pt" svg:x="655.85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2916" calcext:value-type="float">
            <text:p>2916</text:p>
          </table:table-cell>
          <table:table-cell table:style-name="ce56" office:value-type="string" calcext:value-type="string">
            <text:p>Total SR</text:p>
          </table:table-cell>
          <table:table-cell table:style-name="ce105" table:formula="of:=[.E29]/[.C4]" office:value-type="float" office:value="1.35" calcext:value-type="float">
            <office:annotation draw:style-name="gr10" draw:text-style-name="P4" svg:width="71.63pt" svg:height="30.84pt" svg:x="816.49pt" svg:y="312.29pt" draw:caption-point-x="-15.48pt" draw:caption-point-y="46.37pt">
              <dc:date>2019-11-30T00:00:00</dc:date>
              <text:p text:style-name="P3"><text:span text:style-name="T1">Prefer ~1.5 for text clarity.</text:span></text:p>
            </office:annotation>
            <text:p>1.350</text:p>
          </table:table-cell>
          <table:table-cell table:style-name="ce16" office:value-type="string" calcext:value-type="string">
            <text:p>Expected</text:p>
          </table:table-cell>
          <table:table-cell table:style-name="ce17" table:formula="of:=[.C17]*[.E26]*[.C29]" office:value-type="float" office:value="1.35" calcext:value-type="float">
            <text:p>1.350</text:p>
          </table:table-cell>
          <table:table-cell table:number-columns-repeated="55"/>
        </table:table-row>
        <table:table-row table:style-name="ro1">
          <table:table-cell table:style-name="ce105" table:formula="of:=[.E29]/[.C4]" office:value-type="float" office:value="1.3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35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184x2916" calcext:value-type="string">
            <office:annotation draw:style-name="gr11" draw:text-style-name="P4" svg:width="507.6pt" svg:height="319.21pt" svg:x="248.63pt" svg:y="200.13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184x2916</text:p>
          </table:table-cell>
          <table:table-cell table:style-name="ce56" office:value-type="string" calcext:value-type="string">
            <text:p>vAngular</text:p>
          </table:table-cell>
          <table:table-cell table:formula="of:=ROUND([.E29]/[.C6];5)" office:value-type="float" office:value="26.50909" calcext:value-type="float">
            <office:annotation draw:style-name="gr12" draw:text-style-name="P4" svg:width="216.54pt" svg:height="162.45pt" svg:x="784.12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6.50909</text:p>
          </table:table-cell>
          <table:table-cell table:style-name="ce56" office:value-type="string" calcext:value-type="string">
            <text:p>Load</text:p>
          </table:table-cell>
          <table:table-cell table:style-name="ce106" table:formula="of:=ROUNDUP(((([.C26]*[.C29])/([.C60]*[.C63]))^2)*([.C10]/[.C44]);3)" office:value-type="float" office:value="0.986" calcext:value-type="float">
            <office:annotation draw:style-name="gr9" draw:text-style-name="P4" svg:width="343.3pt" svg:height="116.87pt" svg:x="754.75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table-cell table:formula="of:=[.C26]*[.C29]" office:value-type="float" office:value="2916" calcext:value-type="float">
            <text:p>2916</text:p>
          </table:table-cell>
          <table:table-cell table:number-columns-repeated="49"/>
        </table:table-row>
        <table:table-row table:style-name="ro1">
          <table:table-cell table:style-name="ce108" table:formula="of:=ROUNDUP(((([.C26]*[.C29])/([.C60]*[.C63]))^2)*([.C10]/[.C44]);3)" office:value-type="float" office:value="0.986"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8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9"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48.68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5]/([.C38]*[.C51]*[.O47])" office:value-type="float" office:value="1.0137037037037" calcext:value-type="float">
            <text:p>1.0137037037037</text:p>
          </table:table-cell>
          <table:table-cell table:number-columns-repeated="59"/>
        </table:table-row>
        <table:table-row table:style-name="ro1">
          <table:table-cell table:style-name="ce105" table:formula="of:=[.C55]/[.O47]/[.C38]" office:value-type="float" office:value="1.26712962962963" calcext:value-type="float">
            <text:p>1.267</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737" calcext:value-type="float">
            <text:p>2737</text:p>
          </table:table-cell>
          <table:table-cell table:style-name="ce56" office:value-type="string" calcext:value-type="string">
            <text:p>Total SR</text:p>
          </table:table-cell>
          <table:table-cell table:style-name="ce105" table:formula="of:=[.C55]/[.O47]/[.C38]" office:value-type="float" office:value="1.26712962962963" calcext:value-type="float">
            <text:p>1.267</text:p>
          </table:table-cell>
          <table:table-cell table:style-name="ce16" office:value-type="string" calcext:value-type="string">
            <text:p>Expected</text:p>
          </table:table-cell>
          <table:table-cell table:style-name="ce17" table:formula="of:=[.C51]*[.E55]"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865x2737" calcext:value-type="string">
            <text:p>4865x2737</text:p>
          </table:table-cell>
          <table:table-cell table:style-name="ce56" office:value-type="string" calcext:value-type="string">
            <text:p>vAngular</text:p>
          </table:table-cell>
          <table:table-cell table:formula="of:=ROUND([.E56]/[.C40];5)" office:value-type="float" office:value="24.88182" calcext:value-type="float">
            <text:p>24.88182</text:p>
          </table:table-cell>
          <table:table-cell table:style-name="ce56" office:value-type="string" calcext:value-type="string">
            <text:p>Load</text:p>
          </table:table-cell>
          <table:table-cell table:number-columns-repeated="2"/>
          <table:table-cell table:formula="of:=[.C55]" office:value-type="float" office:value="2737" calcext:value-type="float">
            <text:p>2737</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712.6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60]/([.C38]*[.C51]*[.O47])" office:value-type="float" office:value="1.0137037037037" calcext:value-type="float">
            <text:p>1.0137037037037</text:p>
          </table:table-cell>
          <table:table-cell office:value-type="string" calcext:value-type="string">
            <text:p>Sub SR</text:p>
          </table:table-cell>
          <table:table-cell table:formula="of:=[.C60]/[.O47]/[.C38]" office:value-type="float" office:value="1.26712962962963" calcext:value-type="float">
            <text:p>1.26712962962963</text:p>
          </table:table-cell>
          <table:table-cell table:style-name="ce16" office:value-type="string" calcext:value-type="string">
            <text:p>Expected</text:p>
          </table:table-cell>
          <table:table-cell table:style-name="ce16" table:formula="of:=[.C51]*[.E60]" office:value-type="float" office:value="1.26712962962963" calcext:value-type="float">
            <text:p>1.26712962962963</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2" calcext:value-type="float">
            <text:p>1.2</text:p>
          </table:table-cell>
          <table:table-cell table:style-name="ce56" office:value-type="string" calcext:value-type="string">
            <text:p>v</text:p>
          </table:table-cell>
          <table:table-cell table:style-name="ce100" table:formula="of:=ROUNDDOWN([.C38]*[.C51]*[.E60]*[.C63];0)" office:value-type="float" office:value="3284" calcext:value-type="float">
            <text:p>3284</text:p>
          </table:table-cell>
          <table:table-cell table:style-name="ce56" office:value-type="string" calcext:value-type="string">
            <text:p>Total SR</text:p>
          </table:table-cell>
          <table:table-cell table:style-name="ce105" table:formula="of:=[.E63]/[.C38]" office:value-type="float" office:value="1.52037037037037" calcext:value-type="float">
            <text:p>1.520</text:p>
          </table:table-cell>
          <table:table-cell table:style-name="ce16" office:value-type="string" calcext:value-type="string">
            <text:p>Expected</text:p>
          </table:table-cell>
          <table:table-cell table:style-name="ce17" table:formula="of:=[.C51]*[.E60]*[.C63]" office:value-type="float" office:value="1.52055555555556" calcext:value-type="float">
            <text:p>1.521</text:p>
          </table:table-cell>
          <table:table-cell table:number-columns-repeated="55"/>
        </table:table-row>
        <table:table-row table:style-name="ro1">
          <table:table-cell table:style-name="ce105" table:formula="of:=[.E63]/[.C38]" office:value-type="float" office:value="1.52037037037037" calcext:value-type="float">
            <text:p>1.52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38x3284" calcext:value-type="string">
            <text:p>5838x3284</text:p>
          </table:table-cell>
          <table:table-cell table:style-name="ce56" office:value-type="string" calcext:value-type="string">
            <text:p>vAngular</text:p>
          </table:table-cell>
          <table:table-cell table:formula="of:=ROUND([.E63]/[.C40];5)" office:value-type="float" office:value="29.85455" calcext:value-type="float">
            <text:p>29.85455</text:p>
          </table:table-cell>
          <table:table-cell table:style-name="ce56" office:value-type="string" calcext:value-type="string">
            <text:p>Load</text:p>
          </table:table-cell>
          <table:table-cell table:number-columns-repeated="2"/>
          <table:table-cell table:formula="of:=[.C60]*[.C63]"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113.84pt" svg:y="879.08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1019.8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1032.6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1071.0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1083.8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96.6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109.4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68pt" svg:y="1147.8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75.87pt" draw:caption-point-x="-17.29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314.2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926.7885259537" calcext:value-type="float">
            <text:p>2927</text:p>
          </table:table-cell>
          <table:table-cell table:style-name="ce72" table:formula="of:=[.E116]/[.$C$76]" office:value-type="float" office:value="1.35499468794153" calcext:value-type="float">
            <text:p>1.355</text:p>
          </table:table-cell>
          <table:table-cell table:style-name="ce72" table:formula="of:=[.F116]*[.$C$79]" office:value-type="float" office:value="26.6066756924198" calcext:value-type="float">
            <text:p>26.607</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921.01289694441" calcext:value-type="float">
            <text:p>2921</text:p>
          </table:table-cell>
          <table:table-cell table:style-name="ce72" table:formula="of:=[.E117]/[.$C$76]" office:value-type="float" office:value="1.35232078562241" calcext:value-type="float">
            <text:p>1.352</text:p>
          </table:table-cell>
          <table:table-cell table:style-name="ce72" table:formula="of:=[.F117]*[.$C$79]" office:value-type="float" office:value="26.5541709464817" calcext:value-type="float">
            <text:p>26.554</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892.23374291269" calcext:value-type="float">
            <text:p>2892</text:p>
          </table:table-cell>
          <table:table-cell table:style-name="ce72" table:formula="of:=[.E118]/[.$C$76]" office:value-type="float" office:value="1.33899710320032" calcext:value-type="float">
            <text:p>1.339</text:p>
          </table:table-cell>
          <table:table-cell table:style-name="ce72" table:formula="of:=[.F118]*[.$C$79]" office:value-type="float" office:value="26.2925471184415" calcext:value-type="float">
            <text:p>26.293</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586.89250238857" calcext:value-type="float">
            <text:p>2587</text:p>
          </table:table-cell>
          <table:table-cell table:style-name="ce72" table:formula="of:=[.E119]/[.$C$76]" office:value-type="float" office:value="1.19763541777249" calcext:value-type="float">
            <text:p>1.198</text:p>
          </table:table-cell>
          <table:table-cell table:style-name="ce72" table:formula="of:=[.F119]*[.$C$79]" office:value-type="float" office:value="23.5167690633806" calcext:value-type="float">
            <text:p>23.517</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525.33007743542" calcext:value-type="float">
            <text:p>2525</text:p>
          </table:table-cell>
          <table:table-cell table:style-name="ce72" table:formula="of:=[.E120]/[.$C$76]" office:value-type="float" office:value="1.16913429510899" calcext:value-type="float">
            <text:p>1.169</text:p>
          </table:table-cell>
          <table:table-cell table:style-name="ce72" table:formula="of:=[.F120]*[.$C$79]" office:value-type="float" office:value="22.9571210187602" calcext:value-type="float">
            <text:p>22.9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735.45047112902" calcext:value-type="float">
            <text:p>2735</text:p>
          </table:table-cell>
          <table:table-cell table:style-name="ce72" table:formula="of:=[.E121]/[.$C$76]" office:value-type="float" office:value="1.26641225515233" calcext:value-type="float">
            <text:p>1.266</text:p>
          </table:table-cell>
          <table:table-cell table:style-name="ce72" table:formula="of:=[.F121]*[.$C$79]" office:value-type="float" office:value="24.8672710421711" calcext:value-type="float">
            <text:p>24.867</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708.49956292279" calcext:value-type="float">
            <text:p>2708</text:p>
          </table:table-cell>
          <table:table-cell table:style-name="ce72" table:formula="of:=[.E122]/[.$C$76]" office:value-type="float" office:value="1.25393498283463" calcext:value-type="float">
            <text:p>1.254</text:p>
          </table:table-cell>
          <table:table-cell table:style-name="ce72" table:formula="of:=[.F122]*[.$C$79]" office:value-type="float" office:value="24.6222673229407" calcext:value-type="float">
            <text:p>24.622</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449.93003501541" calcext:value-type="float">
            <text:p>2450</text:p>
          </table:table-cell>
          <table:table-cell table:style-name="ce72" table:formula="of:=[.E128]/[.$C$76]" office:value-type="float" office:value="1.13422686806269" calcext:value-type="float">
            <text:p>1.134</text:p>
          </table:table-cell>
          <table:table-cell table:style-name="ce72" table:formula="of:=[.F128]*[.$C$79]" office:value-type="float" office:value="22.2716787812789" calcext:value-type="float">
            <text:p>22.27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449.93003501541" calcext:value-type="float">
            <text:p>2450</text:p>
          </table:table-cell>
          <table:table-cell table:style-name="ce72" table:formula="of:=[.E129]/[.$C$76]" office:value-type="float" office:value="1.13422686806269" calcext:value-type="float">
            <text:p>1.134</text:p>
          </table:table-cell>
          <table:table-cell table:style-name="ce72" table:formula="of:=[.F129]*[.$C$79]" office:value-type="float" office:value="22.2716787812789" calcext:value-type="float">
            <text:p>22.27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486.77315557184" calcext:value-type="float">
            <text:p>2487</text:p>
          </table:table-cell>
          <table:table-cell table:style-name="ce72" table:formula="of:=[.E130]/[.$C$76]" office:value-type="float" office:value="1.1512838683203" calcext:value-type="float">
            <text:p>1.151</text:p>
          </table:table-cell>
          <table:table-cell table:style-name="ce72" table:formula="of:=[.F130]*[.$C$79]" office:value-type="float" office:value="22.6066100383373" calcext:value-type="float">
            <text:p>22.607</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616.60400509525" calcext:value-type="float">
            <text:p>2617</text:p>
          </table:table-cell>
          <table:table-cell table:style-name="ce72" table:formula="of:=[.E131]/[.$C$76]" office:value-type="float" office:value="1.21139074309965" calcext:value-type="float">
            <text:p>1.211</text:p>
          </table:table-cell>
          <table:table-cell table:style-name="ce72" table:formula="of:=[.F131]*[.$C$79]" office:value-type="float" office:value="23.7868686315048" calcext:value-type="float">
            <text:p>23.787</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486.77315557184" calcext:value-type="float">
            <text:p>2487</text:p>
          </table:table-cell>
          <table:table-cell table:style-name="ce72" table:formula="of:=[.E132]/[.$C$76]" office:value-type="float" office:value="1.1512838683203" calcext:value-type="float">
            <text:p>1.151</text:p>
          </table:table-cell>
          <table:table-cell table:style-name="ce72" table:formula="of:=[.F132]*[.$C$79]" office:value-type="float" office:value="22.6066100383373" calcext:value-type="float">
            <text:p>22.607</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693.06639135304" calcext:value-type="float">
            <text:p>2693</text:p>
          </table:table-cell>
          <table:table-cell table:style-name="ce72" table:formula="of:=[.E133]/[.$C$76]" office:value-type="float" office:value="1.24678999599678" calcext:value-type="float">
            <text:p>1.247</text:p>
          </table:table-cell>
          <table:table-cell table:style-name="ce72" table:formula="of:=[.F133]*[.$C$79]" office:value-type="float" office:value="24.4819683613927" calcext:value-type="float">
            <text:p>24.48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686.48990683237" calcext:value-type="float">
            <text:p>2686</text:p>
          </table:table-cell>
          <table:table-cell table:style-name="ce72" table:formula="of:=[.E134]/[.$C$76]" office:value-type="float" office:value="1.24374532723721" calcext:value-type="float">
            <text:p>1.244</text:p>
          </table:table-cell>
          <table:table-cell table:style-name="ce72" table:formula="of:=[.F134]*[.$C$79]" office:value-type="float" office:value="24.4221832456298" calcext:value-type="float">
            <text:p>24.422</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655.19305300406" calcext:value-type="float">
            <text:p>2655</text:p>
          </table:table-cell>
          <table:table-cell table:style-name="ce72" table:formula="of:=[.E135]/[.$C$76]" office:value-type="float" office:value="1.22925604305743" calcext:value-type="float">
            <text:p>1.229</text:p>
          </table:table-cell>
          <table:table-cell table:style-name="ce72" table:formula="of:=[.F135]*[.$C$79]" office:value-type="float" office:value="24.1376716614758" calcext:value-type="float">
            <text:p>24.138</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160.54219263979" calcext:value-type="float">
            <text:p>3161</text:p>
          </table:table-cell>
          <table:table-cell table:style-name="ce72" table:formula="of:=[.E136]/[.$C$76]" office:value-type="float" office:value="1.46321397807398" calcext:value-type="float">
            <text:p>1.463</text:p>
          </table:table-cell>
          <table:table-cell table:style-name="ce72" table:formula="of:=[.F136]*[.$C$79]" office:value-type="float" office:value="28.7316696734606" calcext:value-type="float">
            <text:p>28.732</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989.83446930531" calcext:value-type="float">
            <text:p>2990</text:p>
          </table:table-cell>
          <table:table-cell table:style-name="ce72" table:formula="of:=[.E137]/[.$C$76]" office:value-type="float" office:value="1.38418262467838" calcext:value-type="float">
            <text:p>1.384</text:p>
          </table:table-cell>
          <table:table-cell table:style-name="ce72" table:formula="of:=[.F137]*[.$C$79]" office:value-type="float" office:value="27.1798100181847" calcext:value-type="float">
            <text:p>27.18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863.8312086241" calcext:value-type="float">
            <text:p>2864</text:p>
          </table:table-cell>
          <table:table-cell table:style-name="ce72" table:formula="of:=[.E138]/[.$C$76]" office:value-type="float" office:value="1.32584778177042" calcext:value-type="float">
            <text:p>1.326</text:p>
          </table:table-cell>
          <table:table-cell table:style-name="ce72" table:formula="of:=[.F138]*[.$C$79]" office:value-type="float" office:value="26.0343470428439" calcext:value-type="float">
            <text:p>26.034</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406.09948327251" calcext:value-type="float">
            <text:p>2406</text:p>
          </table:table-cell>
          <table:table-cell table:style-name="ce72" table:formula="of:=[.E139]/[.$C$76]" office:value-type="float" office:value="1.1139349459595" calcext:value-type="float">
            <text:p>1.114</text:p>
          </table:table-cell>
          <table:table-cell table:style-name="ce72" table:formula="of:=[.F139]*[.$C$79]" office:value-type="float" office:value="21.8732265988607" calcext:value-type="float">
            <text:p>21.87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916" calcext:value-type="float">
            <text:p>2916</text:p>
          </table:table-cell>
          <table:table-cell table:style-name="ce72" table:formula="of:=[.E142]/[.$C$76]" office:value-type="float" office:value="1.35" calcext:value-type="float">
            <text:p>1.350</text:p>
          </table:table-cell>
          <table:table-cell table:style-name="ce72" table:formula="of:=[.F142]*[.$C$79]" office:value-type="float" office:value="26.5086" calcext:value-type="float">
            <text:p>26.509</text:p>
          </table:table-cell>
          <table:table-cell table:number-columns-repeated="57"/>
        </table:table-row>
        <calcext:conditional-formats>
          <calcext:conditional-format calcext:target-range-address="'DCS-FA18C'.G22:'DCS-FA18C'.G22 'DCS-FA18C'.G29:'DCS-FA18C'.G29 'DCS-FA18C'.A30:'DCS-FA18C'.A30 'DCS-FA18C'.A22:'DCS-FA18C'.A22 'DCS-FA18C'.G56:'DCS-FA18C'.G56 'DCS-FA18C'.G63:'DCS-FA18C'.G63 'DCS-FA18C'.A64:'DCS-FA18C'.A64 'DCS-FA18C'.A56:'DCS-FA18C'.A56">
            <calcext:condition calcext:apply-style-name="Good - Framerate" calcext:value="&gt;=1.4" calcext:base-cell-address="'DCS-FA18C'.A22"/>
            <calcext:condition calcext:apply-style-name="Warn - Framerate" calcext:value="&gt;=1.2" calcext:base-cell-address="'DCS-FA18C'.A22"/>
            <calcext:condition calcext:apply-style-name="Bad - Framerate" calcext:value="&lt;1.2" calcext:base-cell-address="'DCS-FA18C'.A22"/>
          </calcext:conditional-format>
          <calcext:conditional-format calcext:target-range-address="'DCS-FA18C'.M30:'DCS-FA18C'.M30 'DCS-FA18C'.M23:'DCS-FA18C'.M23 'DCS-FA18C'.A23:'DCS-FA18C'.A23 'DCS-FA18C'.A31:'DCS-FA18C'.A31">
            <calcext:condition calcext:apply-style-name="Good - Framerate" calcext:value="&lt;=0.8" calcext:base-cell-address="'DCS-FA18C'.A23"/>
            <calcext:condition calcext:apply-style-name="Warn - Framerate" calcext:value="between(0.8,1)" calcext:base-cell-address="'DCS-FA18C'.A23"/>
            <calcext:condition calcext:apply-style-name="Bad - Framerate" calcext:value="&gt;=1" calcext:base-cell-address="'DCS-FA18C'.A23"/>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table:style-name="ce29" table:number-columns-repeated="2"/>
          <table:table-cell table:number-columns-repeated="62"/>
        </table:table-row>
        <table:table-row table:style-name="ro1">
          <table:table-cell table:style-name="ce29" office:value-type="string" calcext:value-type="string">
            <text:p>Shaders Mod</text:p>
          </table:table-cell>
          <table:table-cell table:style-name="ce29" office:value-type="string" calcext:value-type="string">
            <text:p>ON</text:p>
          </table:table-cell>
          <table:table-cell table:number-columns-repeated="62"/>
        </table:table-row>
        <table:table-row table:style-name="ro1">
          <table:table-cell table:style-name="ce29" table:number-columns-repeated="2"/>
          <table:table-cell table:number-columns-repeated="62"/>
        </table:table-row>
        <table:table-row table:style-name="ro1">
          <table:table-cell table:style-name="ce120" office:value-type="string" calcext:value-type="string">
            <text:p>Textures</text:p>
          </table:table-cell>
          <table:table-cell table:style-name="ce129" office:value-type="string" calcext:value-type="string">
            <text:p>High</text:p>
          </table:table-cell>
          <table:table-cell table:number-columns-repeated="62"/>
        </table:table-row>
        <table:table-row table:style-name="ro1">
          <table:table-cell table:style-name="ce120" office:value-type="string" calcext:value-type="string">
            <text:p>Terrain Textures</text:p>
          </table:table-cell>
          <table:table-cell table:style-name="ce129" office:value-type="string" calcext:value-type="string">
            <office:annotation draw:style-name="gr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62"/>
        </table:table-row>
        <table:table-row table:style-name="ro1">
          <table:table-cell table:style-name="ce49" office:value-type="string" calcext:value-type="string">
            <text:p>Civ Traffic</text:p>
          </table:table-cell>
          <table:table-cell office:value-type="string" calcext:value-type="string">
            <text:p>Low</text:p>
          </table:table-cell>
          <table:table-cell table:number-columns-repeated="62"/>
        </table:table-row>
        <table:table-row table:style-name="ro1">
          <table:table-cell table:style-name="ce49" office:value-type="string" calcext:value-type="string">
            <text:p>Water</text:p>
          </table:table-cell>
          <table:table-cell office:value-type="string" calcext:value-type="string">
            <office:annotation draw:style-name="gr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62"/>
        </table:table-row>
        <table:table-row table:style-name="ro1">
          <table:table-cell office:value-type="string" calcext:value-type="string">
            <text:p>Visib Range</text:p>
          </table:table-cell>
          <table:table-cell office:value-type="string" calcext:value-type="string">
            <text:p>Low</text:p>
          </table:table-cell>
          <table:table-cell table:number-columns-repeated="62"/>
        </table:table-row>
        <table:table-row table:style-name="ro1">
          <table:table-cell office:value-type="string" calcext:value-type="string">
            <text:p>Heat Blur</text:p>
          </table:table-cell>
          <table:table-cell office:value-type="string" calcext:value-type="string">
            <text:p>Off</text:p>
          </table:table-cell>
          <table:table-cell table:number-columns-repeated="62"/>
        </table:table-row>
        <table:table-row table:style-name="ro1">
          <table:table-cell office:value-type="string" calcext:value-type="string">
            <text:p>Shadows</text:p>
          </table:table-cell>
          <table:table-cell office:value-type="string" calcext:value-type="string">
            <text:p>Off</text:p>
          </table:table-cell>
          <table:table-cell table:number-columns-repeated="6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6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62"/>
        </table:table-row>
        <table:table-row table:style-name="ro1">
          <table:table-cell office:value-type="string" calcext:value-type="string">
            <text:p>Monitors</text:p>
          </table:table-cell>
          <table:table-cell office:value-type="string" calcext:value-type="string">
            <text:p>1 Screen</text:p>
          </table:table-cell>
          <table:table-cell table:number-columns-repeated="62"/>
        </table:table-row>
        <table:table-row table:style-name="ro1">
          <table:table-cell table:style-name="ce121" office:value-type="string" calcext:value-type="string">
            <text:p>Res. of Cockpit Displays</text:p>
          </table:table-cell>
          <table:table-cell office:value-type="string" calcext:value-type="string">
            <text:p>1024 Every Frame</text:p>
          </table:table-cell>
          <table:table-cell table:number-columns-repeated="62"/>
        </table:table-row>
        <table:table-row table:style-name="ro1">
          <table:table-cell table:style-name="ce56" office:value-type="string" calcext:value-type="string">
            <text:p>MSAA</text:p>
          </table:table-cell>
          <table:table-cell table:style-name="ce130"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62"/>
        </table:table-row>
        <table:table-row table:style-name="ro1">
          <table:table-cell office:value-type="string" calcext:value-type="string">
            <text:p>Depth of Field</text:p>
          </table:table-cell>
          <table:table-cell table:style-name="ce131" office:value-type="string" calcext:value-type="string">
            <text:p>Off</text:p>
          </table:table-cell>
          <table:table-cell table:number-columns-repeated="62"/>
        </table:table-row>
        <table:table-row table:style-name="ro1">
          <table:table-cell office:value-type="string" calcext:value-type="string">
            <text:p>Lens Effects</text:p>
          </table:table-cell>
          <table:table-cell office:value-type="string" calcext:value-type="string">
            <text:p>Flare</text:p>
          </table:table-cell>
          <table:table-cell table:number-columns-repeated="62"/>
        </table:table-row>
        <table:table-row table:style-name="ro1">
          <table:table-cell office:value-type="string" calcext:value-type="string">
            <text:p>Motion Blur</text:p>
          </table:table-cell>
          <table:table-cell office:value-type="string" calcext:value-type="string">
            <text:p>Off</text:p>
          </table:table-cell>
          <table:table-cell table:number-columns-repeated="62"/>
        </table:table-row>
        <table:table-row table:style-name="ro1">
          <table:table-cell office:value-type="string" calcext:value-type="string">
            <text:p>SSAA</text:p>
          </table:table-cell>
          <table:table-cell office:value-type="string" calcext:value-type="string">
            <text:p>Off</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62"/>
        </table:table-row>
        <table:table-row table:style-name="ro1">
          <table:table-cell table:style-name="ce121" office:value-type="string" calcext:value-type="string">
            <text:p>Trees Visibility</text:p>
          </table:table-cell>
          <table:table-cell office:value-type="string" calcext:value-type="string">
            <text:p>MAX</text:p>
          </table:table-cell>
          <table:table-cell table:number-columns-repeated="62"/>
        </table:table-row>
        <table:table-row table:style-name="ro1">
          <table:table-cell table:style-name="ce100" office:value-type="string" calcext:value-type="string">
            <text:p>Preload Radius</text:p>
          </table:table-cell>
          <table:table-cell office:value-type="string" calcext:value-type="string">
            <text:p>MAX</text:p>
          </table:table-cell>
          <table:table-cell table:number-columns-repeated="62"/>
        </table:table-row>
        <table:table-row table:style-name="ro1">
          <table:table-cell table:style-name="ce121" office:value-type="string" calcext:value-type="string">
            <text:p>Chimney Smoke Density</text:p>
          </table:table-cell>
          <table:table-cell office:value-type="string" calcext:value-type="string">
            <office:annotation draw:style-name="gr14"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6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62"/>
        </table:table-row>
        <table:table-row table:style-name="ro1">
          <table:table-cell table:number-columns-repeated="6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6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6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6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62"/>
        </table:table-row>
        <table:table-row table:style-name="ro1">
          <table:table-cell table:number-columns-repeated="64"/>
        </table:table-row>
        <table:table-row table:style-name="ro1">
          <table:table-cell table:style-name="ce121" office:value-type="string" calcext:value-type="string">
            <text:p>Rain Droplets</text:p>
          </table:table-cell>
          <table:table-cell office:value-type="string" calcext:value-type="string">
            <text:p>ON</text:p>
          </table:table-cell>
          <table:table-cell table:number-columns-repeated="62"/>
        </table:table-row>
        <table:table-row table:style-name="ro1">
          <table:table-cell office:value-type="string" calcext:value-type="string">
            <text:p>Vsync</text:p>
          </table:table-cell>
          <table:table-cell table:style-name="ce132" office:value-type="string" calcext:value-type="string">
            <office:annotation draw:style-name="gr19" draw:text-style-name="P4" svg:width="159.9pt" svg:height="119.96pt" svg:x="495.75pt" svg:y="379.87pt" draw:caption-point-x="-17.29pt" draw:caption-point-y="42.8pt">
              <dc:date>2020-03-12T00:00:00</dc:date>
              <text:p text:style-name="P3"><text:span text:style-name="T1">Keep OFF for VR.</text:span></text:p>
              <text:p text:style-name="P3"><text:span text:style-name="T1"/></text:p>
              <text:p text:style-name="P3"><text:span text:style-name="T1">If ON, massive lag/stuttering will be caused when mirror window is minimized/offscreen (by macro). Position tracking crashes may result, use of desktop overlays will <text:s/>be </text:span><text:span text:style-name="T4">severely</text:span><text:span text:style-name="T1"> degraded.</text:span></text:p>
            </office:annotation>
            <text:p>Off</text:p>
          </table:table-cell>
          <table:table-cell table:number-columns-repeated="62"/>
        </table:table-row>
        <table:table-row table:style-name="ro1">
          <table:table-cell office:value-type="string" calcext:value-type="string">
            <text:p>Full Screen</text:p>
          </table:table-cell>
          <table:table-cell office:value-type="string" calcext:value-type="string">
            <text:p>Off</text:p>
          </table:table-cell>
          <table:table-cell table:number-columns-repeated="62"/>
        </table:table-row>
        <table:table-row table:style-name="ro1">
          <table:table-cell office:value-type="string" calcext:value-type="string">
            <text:p>Scale GUI</text:p>
          </table:table-cell>
          <table:table-cell office:value-type="string" calcext:value-type="string">
            <text:p>Off</text:p>
          </table:table-cell>
          <table:table-cell table:number-columns-repeated="62"/>
        </table:table-row>
        <table:table-row table:style-name="ro1" table:number-rows-repeated="2">
          <table:table-cell table:number-columns-repeated="64"/>
        </table:table-row>
        <table:table-row table:style-name="ro1">
          <table:table-cell table:style-name="ce121"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62"/>
        </table:table-row>
        <table:table-row table:style-name="ro1" table:number-rows-repeated="3">
          <table:table-cell table:number-columns-repeated="64"/>
        </table:table-row>
        <table:table-row table:style-name="ro1">
          <table:table-cell table:style-name="ce56" office:value-type="string" calcext:value-type="string">
            <text:p>Pixel Density</text:p>
          </table:table-cell>
          <table:table-cell table:style-name="ce133" table:formula="of:=[$'DCS-FA18C'.C29]" office:value-type="float" office:value="1.2" calcext:value-type="float">
            <text:p>1.2</text:p>
          </table:table-cell>
          <table:table-cell table:number-columns-repeated="62"/>
        </table:table-row>
        <table:table-row table:style-name="ro1" table:number-rows-repeated="6">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office:annotation draw:style-name="gr17"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12"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543.7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543.75</text:p>
          </table:table-cell>
          <table:table-cell office:value-type="string" calcext:value-type="string">
            <text:p>Add SR</text:p>
          </table:table-cell>
          <table:table-cell table:style-name="ce83" table:content-validation-name="val17" office:value-type="float" office:value="1.05"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05</text:p>
          </table:table-cell>
          <table:table-cell table:number-columns-repeated="59"/>
        </table:table-row>
        <table:table-row table:style-name="ro1">
          <table:table-cell table:style-name="ce116" table:formula="of:=[.C21]/[.O13]/[.C4]" office:value-type="float" office:value="1.3125" calcext:value-type="float">
            <text:p>1.313</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2835" calcext:value-type="float">
            <text:p>2835</text:p>
          </table:table-cell>
          <table:table-cell table:style-name="ce56" office:value-type="string" calcext:value-type="string">
            <text:p>Total SR</text:p>
          </table:table-cell>
          <table:table-cell table:style-name="ce116" table:formula="of:=[.C21]/[.O13]/[.C4]" office:value-type="float" office:value="1.3125" calcext:value-type="float">
            <text:p>1.313</text:p>
          </table:table-cell>
          <table:table-cell table:style-name="ce16" office:value-type="string" calcext:value-type="string">
            <text:p>Expected</text:p>
          </table:table-cell>
          <table:table-cell table:style-name="ce17" table:formula="of:=[.C17]*[.E21]" office:value-type="float" office:value="1.3125" calcext:value-type="float">
            <text:p>1.313</text:p>
          </table:table-cell>
          <table:table-cell table:number-columns-repeated="55"/>
        </table:table-row>
        <table:table-row table:style-name="ro1">
          <table:table-cell table:style-name="ce117" table:formula="of:=ROUNDUP(([.C21]/[.C55])^2*([.C10]/[.C44]);3)" office:value-type="float" office:value="0.958" calcext:value-type="float">
            <text:p>0.958</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040x2835" calcext:value-type="string">
            <text:p>5040x2835</text:p>
          </table:table-cell>
          <table:table-cell table:style-name="ce56" office:value-type="string" calcext:value-type="string">
            <text:p>vAngular</text:p>
          </table:table-cell>
          <table:table-cell table:formula="of:=ROUND([.E22]/[.C6];5)" office:value-type="float" office:value="25.77273" calcext:value-type="float">
            <text:p>25.77273</text:p>
          </table:table-cell>
          <table:table-cell table:style-name="ce56" office:value-type="string" calcext:value-type="string">
            <text:p>Load</text:p>
          </table:table-cell>
          <table:table-cell table:style-name="ce117" table:formula="of:=ROUNDUP(([.C21]/[.C55])^2*([.C10]/[.C44]);3)" office:value-type="float" office:value="0.958"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58</text:p>
          </table:table-cell>
          <table:table-cell/>
          <table:table-cell table:formula="of:=[.C21]" office:value-type="float" office:value="3543.75" calcext:value-type="float">
            <text:p>3543.7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2700" calcext:value-type="float">
            <text:p>2700</text:p>
          </table:table-cell>
          <table:table-cell office:value-type="string" calcext:value-type="string">
            <text:p>Add SR</text:p>
          </table:table-cell>
          <table:table-cell table:style-name="ce83" table:content-validation-name="val18" office:value-type="float" office:value="0.8" calcext:value-type="float">
            <text:p>0.80</text:p>
          </table:table-cell>
          <table:table-cell office:value-type="string" calcext:value-type="string">
            <text:p>Sub SR</text:p>
          </table:table-cell>
          <table:table-cell table:formula="of:=[.C26]/[.O13]/[.C4]" office:value-type="float" office:value="1" calcext:value-type="float">
            <text:p>1</text:p>
          </table:table-cell>
          <table:table-cell table:style-name="ce16" office:value-type="string" calcext:value-type="string">
            <text:p>Expected</text:p>
          </table:table-cell>
          <table:table-cell table:style-name="ce16" table:formula="of:=[.C17]*[.E26]" office:value-type="float" office:value="1" calcext:value-type="float">
            <text:p>1</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HMD Quality</text:p>
          </table:table-cell>
          <table:table-cell table:style-name="ce98" table:content-validation-name="val20" office:value-type="float" office:value="1.25" calcext:value-type="float">
            <text:p>1.25</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2700" calcext:value-type="float">
            <text:p>2700</text:p>
          </table:table-cell>
          <table:table-cell table:style-name="ce56" office:value-type="string" calcext:value-type="string">
            <text:p>Total SR</text:p>
          </table:table-cell>
          <table:table-cell table:style-name="ce116" table:formula="of:=[.E29]/[.C4]" office:value-type="float" office:value="1.2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250</text:p>
          </table:table-cell>
          <table:table-cell table:style-name="ce16" office:value-type="string" calcext:value-type="string">
            <text:p>Expected</text:p>
          </table:table-cell>
          <table:table-cell table:style-name="ce17" table:formula="of:=[.C17]*[.E26]*[.C29]" office:value-type="float" office:value="1.25" calcext:value-type="float">
            <text:p>1.250</text:p>
          </table:table-cell>
          <table:table-cell table:number-columns-repeated="55"/>
        </table:table-row>
        <table:table-row table:style-name="ro1">
          <table:table-cell table:style-name="ce116" table:formula="of:=[.E29]/[.C4]" office:value-type="float" office:value="1.2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25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4800x270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56" office:value-type="string" calcext:value-type="string">
            <text:p>vAngular</text:p>
          </table:table-cell>
          <table:table-cell table:formula="of:=ROUND([.E29]/[.C6];5)" office:value-type="float" office:value="24.5454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4.54545</text:p>
          </table:table-cell>
          <table:table-cell table:style-name="ce56" office:value-type="string" calcext:value-type="string">
            <text:p>Load</text:p>
          </table:table-cell>
          <table:table-cell table:style-name="ce117" table:formula="of:=ROUNDUP(((([.C26]*[.C29])/([.C60]*[.C63]))^2)*([.C10]/[.C44]);3)" office:value-type="float" office:value="0.851"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table-cell table:formula="of:=[.C26]*[.C29]" office:value-type="float" office:value="3375" calcext:value-type="float">
            <text:p>3375</text:p>
          </table:table-cell>
          <table:table-cell table:number-columns-repeated="49"/>
        </table:table-row>
        <table:table-row table:style-name="ro1">
          <table:table-cell table:style-name="ce118" table:formula="of:=ROUNDUP(((([.C26]*[.C29])/([.C60]*[.C63]))^2)*([.C10]/[.C44]);3)" office:value-type="float" office:value="0.85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85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60" calcext:value-type="float">
            <text:p>60</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4050" calcext:value-type="float">
            <office:annotation draw:style-name="gr4" draw:text-style-name="P4" svg:width="82.18pt" svg:height="51pt" svg:x="209pt" svg:y="648.68pt" draw:caption-point-x="375.39pt" draw:caption-point-y="42.8pt">
              <dc:date>2020-02-04T00:00:00</dc:date>
              <text:p text:style-name="P3"><text:span text:style-name="T1">Tested 3823x3274 .</text:span></text:p>
            </office:annotation>
            <text:p>4050</text:p>
          </table:table-cell>
          <table:table-cell office:value-type="string" calcext:value-type="string">
            <text:p>Add SR</text:p>
          </table:table-cell>
          <table:table-cell table:formula="of:=[.C55]/([.C38]*[.C51]*[.O47])" office:value-type="float" office:value="1.2" calcext:value-type="float">
            <text:p>1.2</text:p>
          </table:table-cell>
          <table:table-cell table:number-columns-repeated="59"/>
        </table:table-row>
        <table:table-row table:style-name="ro1">
          <table:table-cell table:style-name="ce116" table:formula="of:=[.C55]/[.O47]/[.C38]"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3240" calcext:value-type="float">
            <text:p>3240</text:p>
          </table:table-cell>
          <table:table-cell table:style-name="ce56" office:value-type="string" calcext:value-type="string">
            <text:p>Total SR</text:p>
          </table:table-cell>
          <table:table-cell table:style-name="ce116" table:formula="of:=[.C55]/[.O47]/[.C38]" office:value-type="float" office:value="1.5" calcext:value-type="float">
            <text:p>1.500</text:p>
          </table:table-cell>
          <table:table-cell table:style-name="ce16" office:value-type="string" calcext:value-type="string">
            <text:p>Expected</text:p>
          </table:table-cell>
          <table:table-cell table:style-name="ce17" table:formula="of:=[.C51]*[.E55]" office:value-type="float" office:value="1.5" calcext:value-type="float">
            <text:p>1.500</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760x3240" calcext:value-type="string">
            <text:p>5760x3240</text:p>
          </table:table-cell>
          <table:table-cell table:style-name="ce56" office:value-type="string" calcext:value-type="string">
            <text:p>vAngular</text:p>
          </table:table-cell>
          <table:table-cell table:formula="of:=ROUND([.E56]/[.C40];5)" office:value-type="float" office:value="29.45455" calcext:value-type="float">
            <text:p>29.45455</text:p>
          </table:table-cell>
          <table:table-cell table:style-name="ce56" office:value-type="string" calcext:value-type="string">
            <text:p>Load</text:p>
          </table:table-cell>
          <table:table-cell table:number-columns-repeated="2"/>
          <table:table-cell table:formula="of:=[.C55]"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712.6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60]/([.C38]*[.C51]*[.O47])" office:value-type="float" office:value="0.970074074074074" calcext:value-type="float">
            <text:p>0.970074074074074</text:p>
          </table:table-cell>
          <table:table-cell office:value-type="string" calcext:value-type="string">
            <text:p>Sub SR</text:p>
          </table:table-cell>
          <table:table-cell table:formula="of:=[.C60]/[.O47]/[.C38]" office:value-type="float" office:value="1.21259259259259" calcext:value-type="float">
            <text:p>1.21259259259259</text:p>
          </table:table-cell>
          <table:table-cell table:style-name="ce16" office:value-type="string" calcext:value-type="string">
            <text:p>Expected</text:p>
          </table:table-cell>
          <table:table-cell table:style-name="ce16" table:formula="of:=[.C51]*[.E60]" office:value-type="float" office:value="1.21259259259259" calcext:value-type="float">
            <text:p>1.2125925925925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99" table:content-validation-name="val21" office:value-type="float" office:value="1.25" calcext:value-type="float">
            <text:p>1.25</text:p>
          </table:table-cell>
          <table:table-cell table:style-name="ce56" office:value-type="string" calcext:value-type="string">
            <text:p>v</text:p>
          </table:table-cell>
          <table:table-cell table:style-name="ce100" table:formula="of:=ROUNDDOWN([.C38]*[.C51]*[.E60]*[.C63];0)" office:value-type="float" office:value="3274" calcext:value-type="float">
            <text:p>3274</text:p>
          </table:table-cell>
          <table:table-cell table:style-name="ce56" office:value-type="string" calcext:value-type="string">
            <text:p>Total SR</text:p>
          </table:table-cell>
          <table:table-cell table:style-name="ce116" table:formula="of:=[.E63]/[.C38]" office:value-type="float" office:value="1.51574074074074" calcext:value-type="float">
            <text:p>1.516</text:p>
          </table:table-cell>
          <table:table-cell table:style-name="ce16" office:value-type="string" calcext:value-type="string">
            <text:p>Expected</text:p>
          </table:table-cell>
          <table:table-cell table:style-name="ce17" table:formula="of:=[.C51]*[.E60]*[.C63]" office:value-type="float" office:value="1.51574074074074" calcext:value-type="float">
            <text:p>1.516</text:p>
          </table:table-cell>
          <table:table-cell table:number-columns-repeated="55"/>
        </table:table-row>
        <table:table-row table:style-name="ro1">
          <table:table-cell table:style-name="ce116" table:formula="of:=[.E63]/[.C38]" office:value-type="float" office:value="1.51574074074074" calcext:value-type="float">
            <text:p>1.516</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820x3274" calcext:value-type="string">
            <text:p>5820x3274</text:p>
          </table:table-cell>
          <table:table-cell table:style-name="ce56" office:value-type="string" calcext:value-type="string">
            <text:p>vAngular</text:p>
          </table:table-cell>
          <table:table-cell table:formula="of:=ROUND([.E63]/[.C40];5)" office:value-type="float" office:value="29.76364" calcext:value-type="float">
            <text:p>29.76364</text:p>
          </table:table-cell>
          <table:table-cell table:style-name="ce56" office:value-type="string" calcext:value-type="string">
            <text:p>Load</text:p>
          </table:table-cell>
          <table:table-cell table:number-columns-repeated="2"/>
          <table:table-cell table:formula="of:=[.C60]*[.C63]"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2709.98937588305" calcext:value-type="float">
            <text:p>2710</text:p>
          </table:table-cell>
          <table:table-cell table:style-name="ce72" table:formula="of:=[.E116]/[.$C$76]" office:value-type="float" office:value="1.25462471105697" calcext:value-type="float">
            <text:p>1.255</text:p>
          </table:table-cell>
          <table:table-cell table:style-name="ce72" table:formula="of:=[.F116]*[.$C$79]" office:value-type="float" office:value="24.6358108263146" calcext:value-type="float">
            <text:p>24.636</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2704.64157124483" calcext:value-type="float">
            <text:p>2705</text:p>
          </table:table-cell>
          <table:table-cell table:style-name="ce72" table:formula="of:=[.E117]/[.$C$76]" office:value-type="float" office:value="1.25214887557631" calcext:value-type="float">
            <text:p>1.252</text:p>
          </table:table-cell>
          <table:table-cell table:style-name="ce72" table:formula="of:=[.F117]*[.$C$79]" office:value-type="float" office:value="24.5871953208164" calcext:value-type="float">
            <text:p>24.587</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2677.99420640064" calcext:value-type="float">
            <text:p>2678</text:p>
          </table:table-cell>
          <table:table-cell table:style-name="ce72" table:formula="of:=[.E118]/[.$C$76]" office:value-type="float" office:value="1.23981213259289" calcext:value-type="float">
            <text:p>1.240</text:p>
          </table:table-cell>
          <table:table-cell table:style-name="ce72" table:formula="of:=[.F118]*[.$C$79]" office:value-type="float" office:value="24.344951035594" calcext:value-type="float">
            <text:p>24.345</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395.27083554497" calcext:value-type="float">
            <text:p>2395</text:p>
          </table:table-cell>
          <table:table-cell table:style-name="ce72" table:formula="of:=[.E119]/[.$C$76]" office:value-type="float" office:value="1.10892168312267" calcext:value-type="float">
            <text:p>1.109</text:p>
          </table:table-cell>
          <table:table-cell table:style-name="ce72" table:formula="of:=[.F119]*[.$C$79]" office:value-type="float" office:value="21.7747861697968" calcext:value-type="float">
            <text:p>21.775</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338.26859021798" calcext:value-type="float">
            <text:p>2338</text:p>
          </table:table-cell>
          <table:table-cell table:style-name="ce72" table:formula="of:=[.E120]/[.$C$76]" office:value-type="float" office:value="1.08253175473055" calcext:value-type="float">
            <text:p>1.083</text:p>
          </table:table-cell>
          <table:table-cell table:style-name="ce72" table:formula="of:=[.F120]*[.$C$79]" office:value-type="float" office:value="21.256593535889" calcext:value-type="float">
            <text:p>21.257</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532.82451030465" calcext:value-type="float">
            <text:p>2533</text:p>
          </table:table-cell>
          <table:table-cell table:style-name="ce72" table:formula="of:=[.E121]/[.$C$76]" office:value-type="float" office:value="1.17260393995586" calcext:value-type="float">
            <text:p>1.173</text:p>
          </table:table-cell>
          <table:table-cell table:style-name="ce72" table:formula="of:=[.F121]*[.$C$79]" office:value-type="float" office:value="23.0252509649732" calcext:value-type="float">
            <text:p>23.025</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507.86996566925" calcext:value-type="float">
            <text:p>2508</text:p>
          </table:table-cell>
          <table:table-cell table:style-name="ce72" table:formula="of:=[.E122]/[.$C$76]" office:value-type="float" office:value="1.16105091003206" calcext:value-type="float">
            <text:p>1.161</text:p>
          </table:table-cell>
          <table:table-cell table:style-name="ce72" table:formula="of:=[.F122]*[.$C$79]" office:value-type="float" office:value="22.7983956693895" calcext:value-type="float">
            <text:p>22.79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268.45373612537" calcext:value-type="float">
            <text:p>2268</text:p>
          </table:table-cell>
          <table:table-cell table:style-name="ce72" table:formula="of:=[.E128]/[.$C$76]" office:value-type="float" office:value="1.05021006302101" calcext:value-type="float">
            <text:p>1.050</text:p>
          </table:table-cell>
          <table:table-cell table:style-name="ce72" table:formula="of:=[.F128]*[.$C$79]" office:value-type="float" office:value="20.6219247974805" calcext:value-type="float">
            <text:p>20.622</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268.45373612537" calcext:value-type="float">
            <text:p>2268</text:p>
          </table:table-cell>
          <table:table-cell table:style-name="ce72" table:formula="of:=[.E129]/[.$C$76]" office:value-type="float" office:value="1.05021006302101" calcext:value-type="float">
            <text:p>1.050</text:p>
          </table:table-cell>
          <table:table-cell table:style-name="ce72" table:formula="of:=[.F129]*[.$C$79]" office:value-type="float" office:value="20.6219247974805" calcext:value-type="float">
            <text:p>20.622</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302.56773664059" calcext:value-type="float">
            <text:p>2303</text:p>
          </table:table-cell>
          <table:table-cell table:style-name="ce72" table:formula="of:=[.E130]/[.$C$76]" office:value-type="float" office:value="1.06600358177805" calcext:value-type="float">
            <text:p>1.066</text:p>
          </table:table-cell>
          <table:table-cell table:style-name="ce72" table:formula="of:=[.F130]*[.$C$79]" office:value-type="float" office:value="20.9320463317938" calcext:value-type="float">
            <text:p>20.93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422.78148619931" calcext:value-type="float">
            <text:p>2423</text:p>
          </table:table-cell>
          <table:table-cell table:style-name="ce72" table:formula="of:=[.E131]/[.$C$76]" office:value-type="float" office:value="1.12165809546264" calcext:value-type="float">
            <text:p>1.122</text:p>
          </table:table-cell>
          <table:table-cell table:style-name="ce72" table:formula="of:=[.F131]*[.$C$79]" office:value-type="float" office:value="22.0248783625045" calcext:value-type="float">
            <text:p>22.025</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302.56773664059" calcext:value-type="float">
            <text:p>2303</text:p>
          </table:table-cell>
          <table:table-cell table:style-name="ce72" table:formula="of:=[.E132]/[.$C$76]" office:value-type="float" office:value="1.06600358177805" calcext:value-type="float">
            <text:p>1.066</text:p>
          </table:table-cell>
          <table:table-cell table:style-name="ce72" table:formula="of:=[.F132]*[.$C$79]" office:value-type="float" office:value="20.9320463317938" calcext:value-type="float">
            <text:p>20.93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493.57999199356" calcext:value-type="float">
            <text:p>2494</text:p>
          </table:table-cell>
          <table:table-cell table:style-name="ce72" table:formula="of:=[.E133]/[.$C$76]" office:value-type="float" office:value="1.1544351814785" calcext:value-type="float">
            <text:p>1.154</text:p>
          </table:table-cell>
          <table:table-cell table:style-name="ce72" table:formula="of:=[.F133]*[.$C$79]" office:value-type="float" office:value="22.6684892235118" calcext:value-type="float">
            <text:p>22.668</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487.49065447442" calcext:value-type="float">
            <text:p>2487</text:p>
          </table:table-cell>
          <table:table-cell table:style-name="ce72" table:formula="of:=[.E134]/[.$C$76]" office:value-type="float" office:value="1.15161604373816" calcext:value-type="float">
            <text:p>1.152</text:p>
          </table:table-cell>
          <table:table-cell table:style-name="ce72" table:formula="of:=[.F134]*[.$C$79]" office:value-type="float" office:value="22.6131326348424" calcext:value-type="float">
            <text:p>22.613</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458.51208611487" calcext:value-type="float">
            <text:p>2459</text:p>
          </table:table-cell>
          <table:table-cell table:style-name="ce72" table:formula="of:=[.E135]/[.$C$76]" office:value-type="float" office:value="1.13820003986799" calcext:value-type="float">
            <text:p>1.138</text:p>
          </table:table-cell>
          <table:table-cell table:style-name="ce72" table:formula="of:=[.F135]*[.$C$79]" office:value-type="float" office:value="22.3496959828479" calcext:value-type="float">
            <text:p>22.35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2926.42795614795" calcext:value-type="float">
            <text:p>2926</text:p>
          </table:table-cell>
          <table:table-cell table:style-name="ce72" table:formula="of:=[.E136]/[.$C$76]" office:value-type="float" office:value="1.3548277574759" calcext:value-type="float">
            <text:p>1.355</text:p>
          </table:table-cell>
          <table:table-cell table:style-name="ce72" table:formula="of:=[.F136]*[.$C$79]" office:value-type="float" office:value="26.6033978457969" calcext:value-type="float">
            <text:p>26.603</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2768.36524935677" calcext:value-type="float">
            <text:p>2768</text:p>
          </table:table-cell>
          <table:table-cell table:style-name="ce72" table:formula="of:=[.E137]/[.$C$76]" office:value-type="float" office:value="1.28165057840591" calcext:value-type="float">
            <text:p>1.282</text:p>
          </table:table-cell>
          <table:table-cell table:style-name="ce72" table:formula="of:=[.F137]*[.$C$79]" office:value-type="float" office:value="25.1664907575784" calcext:value-type="float">
            <text:p>25.166</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2651.69556354083" calcext:value-type="float">
            <text:p>2652</text:p>
          </table:table-cell>
          <table:table-cell table:style-name="ce72" table:formula="of:=[.E138]/[.$C$76]" office:value-type="float" office:value="1.22763683497261" calcext:value-type="float">
            <text:p>1.228</text:p>
          </table:table-cell>
          <table:table-cell table:style-name="ce72" table:formula="of:=[.F138]*[.$C$79]" office:value-type="float" office:value="24.1058768915221" calcext:value-type="float">
            <text:p>24.106</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227.86989191899" calcext:value-type="float">
            <text:p>2228</text:p>
          </table:table-cell>
          <table:table-cell table:style-name="ce72" table:formula="of:=[.E139]/[.$C$76]" office:value-type="float" office:value="1.03142124625879" calcext:value-type="float">
            <text:p>1.031</text:p>
          </table:table-cell>
          <table:table-cell table:style-name="ce72" table:formula="of:=[.F139]*[.$C$79]" office:value-type="float" office:value="20.2529875915377" calcext:value-type="float">
            <text:p>20.253</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2700" calcext:value-type="float">
            <text:p>2700</text:p>
          </table:table-cell>
          <table:table-cell table:style-name="ce72" table:formula="of:=[.E142]/[.$C$76]" office:value-type="float" office:value="1.25" calcext:value-type="float">
            <text:p>1.250</text:p>
          </table:table-cell>
          <table:table-cell table:style-name="ce72" table:formula="of:=[.F142]*[.$C$79]" office:value-type="float" office:value="24.545" calcext:value-type="float">
            <text:p>24.545</text:p>
          </table:table-cell>
          <table:table-cell table:number-columns-repeated="57"/>
        </table:table-row>
        <calcext:conditional-formats>
          <calcext:conditional-format calcext:target-range-address="EliteDangerous.G22:EliteDangerous.G22 EliteDangerous.G29:EliteDangerous.G29 EliteDangerous.A30:EliteDangerous.A30 EliteDangerous.A22:EliteDangerous.A22 EliteDangerous.G56:EliteDangerous.G56 EliteDangerous.G63:EliteDangerous.G63 EliteDangerous.A64:EliteDangerous.A64 EliteDangerous.A56:EliteDangerous.A56">
            <calcext:condition calcext:apply-style-name="Good - Framerate" calcext:value="&gt;=1.4" calcext:base-cell-address="EliteDangerous.A22"/>
            <calcext:condition calcext:apply-style-name="Warn - Framerate" calcext:value="&gt;=1.2" calcext:base-cell-address="EliteDangerous.A22"/>
            <calcext:condition calcext:apply-style-name="Bad - Framerate" calcext:value="&lt;1.2" calcext:base-cell-address="EliteDangerous.A22"/>
          </calcext:conditional-format>
          <calcext:conditional-format calcext:target-range-address="EliteDangerous.M30:EliteDangerous.M30 EliteDangerous.M23:EliteDangerous.M23 EliteDangerous.A23:EliteDangerous.A23 EliteDangerous.A31:EliteDangerous.A31">
            <calcext:condition calcext:apply-style-name="Good - Framerate" calcext:value="&lt;=0.8" calcext:base-cell-address="EliteDangerous.A23"/>
            <calcext:condition calcext:apply-style-name="Warn - Framerate" calcext:value="between(0.8,1)" calcext:base-cell-address="EliteDangerous.A23"/>
            <calcext:condition calcext:apply-style-name="Bad - Framerate" calcext:value="&gt;=1" calcext:base-cell-address="EliteDangerous.A23"/>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57" table:default-cell-style-name="Default"/>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6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6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62"/>
        </table:table-row>
        <table:table-row table:style-name="ro1">
          <table:table-cell office:value-type="string" calcext:value-type="string">
            <text:p>Bloom</text:p>
          </table:table-cell>
          <table:table-cell office:value-type="string" calcext:value-type="string">
            <text:p>Ultra</text:p>
          </table:table-cell>
          <table:table-cell table:number-columns-repeated="62"/>
        </table:table-row>
        <table:table-row table:style-name="ro1">
          <table:table-cell office:value-type="string" calcext:value-type="string">
            <text:p>Blur</text:p>
          </table:table-cell>
          <table:table-cell office:value-type="string" calcext:value-type="string">
            <text:p>Off</text:p>
          </table:table-cell>
          <table:table-cell table:number-columns-repeated="62"/>
        </table:table-row>
        <table:table-row table:style-name="ro1">
          <table:table-cell office:value-type="string" calcext:value-type="string">
            <text:p>Anti-Aliasing</text:p>
          </table:table-cell>
          <table:table-cell office:value-type="string" calcext:value-type="string">
            <text:p>MLAAx4</text:p>
          </table:table-cell>
          <table:table-cell table:number-columns-repeated="62"/>
        </table:table-row>
        <table:table-row table:style-name="ro1">
          <table:table-cell office:value-type="string" calcext:value-type="string">
            <text:p>SuperSampling</text:p>
          </table:table-cell>
          <table:table-cell office:value-type="string" calcext:value-type="string">
            <text:p>x1.0</text:p>
          </table:table-cell>
          <table:table-cell table:number-columns-repeated="6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6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62"/>
        </table:table-row>
        <table:table-row table:style-name="ro1">
          <table:table-cell office:value-type="string" calcext:value-type="string">
            <text:p>FX Quality</text:p>
          </table:table-cell>
          <table:table-cell office:value-type="string" calcext:value-type="string">
            <text:p>High</text:p>
          </table:table-cell>
          <table:table-cell table:number-columns-repeated="62"/>
        </table:table-row>
        <table:table-row table:style-name="ro1">
          <table:table-cell office:value-type="string" calcext:value-type="string">
            <text:p>Depth of Field</text:p>
          </table:table-cell>
          <table:table-cell office:value-type="string" calcext:value-type="string">
            <text:p>Off</text:p>
          </table:table-cell>
          <table:table-cell table:number-columns-repeated="6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62"/>
        </table:table-row>
        <table:table-row table:style-name="ro1">
          <table:table-cell office:value-type="string" calcext:value-type="string">
            <text:p>HMD Image Quality</text:p>
          </table:table-cell>
          <table:table-cell table:style-name="ce131" table:formula="of:=[$EliteDangerous.C29]"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6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6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62"/>
        </table:table-row>
        <table:table-row table:style-name="ro1">
          <table:table-cell office:value-type="string" calcext:value-type="string">
            <text:p>Terrain Work</text:p>
          </table:table-cell>
          <table:table-cell office:value-type="string" calcext:value-type="string">
            <text:p>MAX</text:p>
          </table:table-cell>
          <table:table-cell table:number-columns-repeated="6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6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6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6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62"/>
        </table:table-row>
        <table:table-row table:style-name="ro1">
          <table:table-cell table:number-columns-repeated="6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62"/>
        </table:table-row>
        <table:table-row table:style-name="ro1" table:number-rows-repeated="25">
          <table:table-cell table:number-columns-repeated="64"/>
        </table:table-row>
        <table:table-row table:style-name="ro1">
          <table:table-cell table:style-name="ce107" office:value-type="string" calcext:value-type="string">
            <text:p>NVIDIA</text:p>
          </table:table-cell>
          <table:table-cell table:style-name="ce29" table:number-columns-repeated="5"/>
          <table:table-cell table:style-name="ce29"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9" table:number-columns-repeated="57"/>
        </table:table-row>
        <table:table-row table:style-name="ro1">
          <table:table-cell table:style-name="ce28" office:value-type="string" calcext:value-type="string">
            <text:p>Feature</text:p>
          </table:table-cell>
          <table:table-cell table:style-name="ce28" office:value-type="string" calcext:value-type="string">
            <text:p>Value</text:p>
          </table:table-cell>
          <table:table-cell table:style-name="ce28" table:number-columns-repeated="6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5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5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5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5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5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5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5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5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5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57"/>
        </table:table-row>
        <table:table-row table:style-name="ro1">
          <table:table-cell office:value-type="string" calcext:value-type="string">
            <text:p>Virtual Reality pre-rendered frames</text:p>
          </table:table-cell>
          <table:table-cell office:value-type="float" office:value="2" calcext:value-type="float">
            <office:annotation draw:style-name="gr12"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5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4050"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3" table:content-validation-name="val17" office:value-type="float" office:value="1.2" calcext:value-type="float">
            <office:annotation draw:style-name="gr2" draw:text-style-name="P4" svg:width="82.18pt" svg:height="61.68pt" svg:x="336.98pt" svg:y="213.48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23" table:formula="of:=[.C21]/[.O13]/[.C4]" office:value-type="float" office:value="1.5" calcext:value-type="float">
            <text:p>1.500</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273pt" svg:y="226.26pt" draw:caption-point-x="365.56pt" draw:caption-point-y="42.8pt">
              <dc:date>2019-11-29T00:00:00</dc:date>
              <text:p text:style-name="P3"><text:span text:style-name="T1">Equivalent.</text:span></text:p>
            </office:annotation>
            <text:p>v</text:p>
          </table:table-cell>
          <table:table-cell table:style-name="ce100" table:formula="of:=ROUNDDOWN([.C4]*[.C17]*[.E21];0)" office:value-type="float" office:value="3240" calcext:value-type="float">
            <text:p>3240</text:p>
          </table:table-cell>
          <table:table-cell table:style-name="ce56" office:value-type="string" calcext:value-type="string">
            <text:p>Total SR</text:p>
          </table:table-cell>
          <table:table-cell table:style-name="ce123" table:formula="of:=[.C21]/[.O13]/[.C4]" office:value-type="float" office:value="1.5" calcext:value-type="float">
            <text:p>1.500</text:p>
          </table:table-cell>
          <table:table-cell table:style-name="ce16" office:value-type="string" calcext:value-type="string">
            <text:p>Expected</text:p>
          </table:table-cell>
          <table:table-cell table:style-name="ce17" table:formula="of:=[.C17]*[.E21]" office:value-type="float" office:value="1.5" calcext:value-type="float">
            <text:p>1.500</text:p>
          </table:table-cell>
          <table:table-cell table:number-columns-repeated="55"/>
        </table:table-row>
        <table:table-row table:style-name="ro1">
          <table:table-cell table:style-name="ce124" table:formula="of:=ROUNDUP(([.C21]/[.C55])^2*([.C10]/[.C44]);3)" office:value-type="float" office:value="1.55" calcext:value-type="float">
            <text:p>1.5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760x3240" calcext:value-type="string">
            <text:p>5760x3240</text:p>
          </table:table-cell>
          <table:table-cell table:style-name="ce56" office:value-type="string" calcext:value-type="string">
            <text:p>vAngular</text:p>
          </table:table-cell>
          <table:table-cell table:formula="of:=ROUND([.E22]/[.C6];5)" office:value-type="float" office:value="29.45455" calcext:value-type="float">
            <text:p>29.45455</text:p>
          </table:table-cell>
          <table:table-cell table:style-name="ce56" office:value-type="string" calcext:value-type="string">
            <text:p>Load</text:p>
          </table:table-cell>
          <table:table-cell table:style-name="ce124" table:formula="of:=ROUNDUP(([.C21]/[.C55])^2*([.C10]/[.C44]);3)" office:value-type="float" office:value="1.55" calcext:value-type="float">
            <office:annotation draw:style-name="gr9" draw:text-style-name="P4" svg:width="343.3pt" svg:height="116.87pt" svg:x="460.57pt" svg:y="149.5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1]" office:value-type="float" office:value="4050" calcext:value-type="float">
            <text:p>4050</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4050" calcext:value-type="float">
            <text:p>4050</text:p>
          </table:table-cell>
          <table:table-cell office:value-type="string" calcext:value-type="string">
            <text:p>Add SR</text:p>
          </table:table-cell>
          <table:table-cell table:style-name="ce83" table:content-validation-name="val18" office:value-type="float" office:value="1.2" calcext:value-type="float">
            <text:p>1.20</text:p>
          </table:table-cell>
          <table:table-cell office:value-type="string" calcext:value-type="string">
            <text:p>Sub SR</text:p>
          </table:table-cell>
          <table:table-cell table:formula="of:=[.C26]/[.O13]/[.C4]" office:value-type="float" office:value="1.5" calcext:value-type="float">
            <text:p>1.5</text:p>
          </table:table-cell>
          <table:table-cell table:style-name="ce16" office:value-type="string" calcext:value-type="string">
            <text:p>Expected</text:p>
          </table:table-cell>
          <table:table-cell table:style-name="ce16" table:formula="of:=[.C17]*[.E26]" office:value-type="float" office:value="1.5" calcext:value-type="float">
            <text:p>1.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273pt" svg:y="315.86pt" draw:caption-point-x="365.56pt" draw:caption-point-y="42.8pt">
              <dc:date>2019-11-29T00:00:00</dc:date>
              <text:p text:style-name="P3"><text:span text:style-name="T1">Equivalent.</text:span></text:p>
            </office:annotation>
            <text:p>v</text:p>
          </table:table-cell>
          <table:table-cell table:style-name="ce100" table:formula="of:=ROUNDDOWN([.C4]*[.C17]*[.E26]*[.C29];0)" office:value-type="float" office:value="3240" calcext:value-type="float">
            <text:p>3240</text:p>
          </table:table-cell>
          <table:table-cell table:style-name="ce56" office:value-type="string" calcext:value-type="string">
            <text:p>Total SR</text:p>
          </table:table-cell>
          <table:table-cell table:style-name="ce123" table:formula="of:=[.E29]/[.C4]" office:value-type="float" office:value="1.5" calcext:value-type="float">
            <office:annotation draw:style-name="gr10" draw:text-style-name="P4" svg:width="71.63pt" svg:height="30.84pt" svg:x="463.18pt" svg:y="312.29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6]*[.C29]" office:value-type="float" office:value="1.5" calcext:value-type="float">
            <text:p>1.500</text:p>
          </table:table-cell>
          <table:table-cell table:number-columns-repeated="55"/>
        </table:table-row>
        <table:table-row table:style-name="ro1">
          <table:table-cell table:style-name="ce123" table:formula="of:=[.E29]/[.C4]" office:value-type="float" office:value="1.5" calcext:value-type="float">
            <office:annotation draw:style-name="gr10" draw:text-style-name="P4" svg:width="71.63pt" svg:height="30.84pt" svg:x="79.17pt" svg:y="325.11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760x3240"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56" office:value-type="string" calcext:value-type="string">
            <text:p>vAngular</text:p>
          </table:table-cell>
          <table:table-cell table:formula="of:=ROUND([.E29]/[.C6];5)" office:value-type="float" office:value="29.45455" calcext:value-type="float">
            <office:annotation draw:style-name="gr12" draw:text-style-name="P4" svg:width="216.54pt" svg:height="162.45pt" svg:x="470.21pt" svg:y="193.35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56" office:value-type="string" calcext:value-type="string">
            <text:p>Load</text:p>
          </table:table-cell>
          <table:table-cell table:style-name="ce124" table:formula="of:=ROUNDUP(((([.C26]*[.C29])/([.C60]*[.C63]))^2)*([.C10]/[.C44]);3)" office:value-type="float" office:value="1.55" calcext:value-type="float">
            <office:annotation draw:style-name="gr9" draw:text-style-name="P4" svg:width="343.3pt" svg:height="116.87pt" svg:x="460.57pt" svg:y="239.1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6]*[.C29]" office:value-type="float" office:value="4050" calcext:value-type="float">
            <text:p>4050</text:p>
          </table:table-cell>
          <table:table-cell table:number-columns-repeated="49"/>
        </table:table-row>
        <table:table-row table:style-name="ro1">
          <table:table-cell table:style-name="ce125" table:formula="of:=ROUNDUP(((([.C26]*[.C29])/([.C60]*[.C63]))^2)*([.C10]/[.C44]);3)" office:value-type="float" office:value="1.55"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7]=&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71.8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 calcext:value-type="float">
            <text:p>1</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48.68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5]/([.C38]*[.C51]*[.O47])" office:value-type="float" office:value="1.20518518518519" calcext:value-type="float">
            <text:p>1.20518518518519</text:p>
          </table:table-cell>
          <table:table-cell table:number-columns-repeated="59"/>
        </table:table-row>
        <table:table-row table:style-name="ro1">
          <table:table-cell table:style-name="ce123" table:formula="of:=[.C55]/[.O47]/[.C38]" office:value-type="float" office:value="1.20518518518519" calcext:value-type="float">
            <text:p>1.205</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2603" calcext:value-type="float">
            <text:p>2603</text:p>
          </table:table-cell>
          <table:table-cell table:style-name="ce56" office:value-type="string" calcext:value-type="string">
            <text:p>Total SR</text:p>
          </table:table-cell>
          <table:table-cell table:style-name="ce123" table:formula="of:=[.C55]/[.O47]/[.C38]" office:value-type="float" office:value="1.20518518518519" calcext:value-type="float">
            <text:p>1.205</text:p>
          </table:table-cell>
          <table:table-cell table:style-name="ce16" office:value-type="string" calcext:value-type="string">
            <text:p>Expected</text:p>
          </table:table-cell>
          <table:table-cell table:style-name="ce17" table:formula="of:=[.C51]*[.E55]"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4627x2603" calcext:value-type="string">
            <text:p>4627x2603</text:p>
          </table:table-cell>
          <table:table-cell table:style-name="ce56" office:value-type="string" calcext:value-type="string">
            <text:p>vAngular</text:p>
          </table:table-cell>
          <table:table-cell table:formula="of:=ROUND([.E56]/[.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55]" office:value-type="float" office:value="3254" calcext:value-type="float">
            <text:p>3254</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712.6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60]/([.C38]*[.C51]*[.O47])" office:value-type="float" office:value="1.20518518518519" calcext:value-type="float">
            <text:p>1.20518518518519</text:p>
          </table:table-cell>
          <table:table-cell office:value-type="string" calcext:value-type="string">
            <text:p>Sub SR</text:p>
          </table:table-cell>
          <table:table-cell table:formula="of:=[.C60]/[.O47]/[.C38]" office:value-type="float" office:value="1.20518518518519" calcext:value-type="float">
            <text:p>1.20518518518519</text:p>
          </table:table-cell>
          <table:table-cell table:style-name="ce16" office:value-type="string" calcext:value-type="string">
            <text:p>Expected</text:p>
          </table:table-cell>
          <table:table-cell table:style-name="ce16" table:formula="of:=[.C51]*[.E60]" office:value-type="float" office:value="1.20518518518519" calcext:value-type="float">
            <text:p>1.20518518518519</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resumed Not Available</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2603" calcext:value-type="float">
            <text:p>2603</text:p>
          </table:table-cell>
          <table:table-cell table:style-name="ce56" office:value-type="string" calcext:value-type="string">
            <text:p>Total SR</text:p>
          </table:table-cell>
          <table:table-cell table:style-name="ce123" table:formula="of:=[.E63]/[.C38]" office:value-type="float" office:value="1.20509259259259" calcext:value-type="float">
            <text:p>1.205</text:p>
          </table:table-cell>
          <table:table-cell table:style-name="ce16" office:value-type="string" calcext:value-type="string">
            <text:p>Expected</text:p>
          </table:table-cell>
          <table:table-cell table:style-name="ce17" table:formula="of:=[.C51]*[.E60]*[.C63]" office:value-type="float" office:value="1.20518518518519" calcext:value-type="float">
            <text:p>1.205</text:p>
          </table:table-cell>
          <table:table-cell table:number-columns-repeated="55"/>
        </table:table-row>
        <table:table-row table:style-name="ro1">
          <table:table-cell table:style-name="ce123" table:formula="of:=[.E63]/[.C38]" office:value-type="float" office:value="1.20509259259259" calcext:value-type="float">
            <text:p>1.205</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4627x2603" calcext:value-type="string">
            <text:p>4627x2603</text:p>
          </table:table-cell>
          <table:table-cell table:style-name="ce56" office:value-type="string" calcext:value-type="string">
            <text:p>vAngular</text:p>
          </table:table-cell>
          <table:table-cell table:formula="of:=ROUND([.E63]/[.C40];5)" office:value-type="float" office:value="23.66364" calcext:value-type="float">
            <text:p>23.66364</text:p>
          </table:table-cell>
          <table:table-cell table:style-name="ce56" office:value-type="string" calcext:value-type="string">
            <text:p>Load</text:p>
          </table:table-cell>
          <table:table-cell table:number-columns-repeated="2"/>
          <table:table-cell table:formula="of:=[.C60]*[.C63]"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80.99pt" svg:y="879.08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80.99pt" svg:y="1019.8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80.99pt" svg:y="1032.6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71.0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80.99pt" svg:y="1083.8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96.6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80.99pt" svg:y="1109.48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209pt" svg:y="1147.8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75.87pt" draw:caption-point-x="15.56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314.2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251.98725105966" calcext:value-type="float">
            <text:p>3252</text:p>
          </table:table-cell>
          <table:table-cell table:style-name="ce72" table:formula="of:=[.E116]/[.$C$76]" office:value-type="float" office:value="1.50554965326836" calcext:value-type="float">
            <text:p>1.506</text:p>
          </table:table-cell>
          <table:table-cell table:style-name="ce72" table:formula="of:=[.F116]*[.$C$79]"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245.5698854938" calcext:value-type="float">
            <text:p>3246</text:p>
          </table:table-cell>
          <table:table-cell table:style-name="ce72" table:formula="of:=[.E117]/[.$C$76]" office:value-type="float" office:value="1.50257865069157" calcext:value-type="float">
            <text:p>1.503</text:p>
          </table:table-cell>
          <table:table-cell table:style-name="ce72" table:formula="of:=[.F117]*[.$C$79]"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213.59304768077" calcext:value-type="float">
            <text:p>3214</text:p>
          </table:table-cell>
          <table:table-cell table:style-name="ce72" table:formula="of:=[.E118]/[.$C$76]" office:value-type="float" office:value="1.48777455911147" calcext:value-type="float">
            <text:p>1.488</text:p>
          </table:table-cell>
          <table:table-cell table:style-name="ce72" table:formula="of:=[.F118]*[.$C$79]"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874.32500265397" calcext:value-type="float">
            <text:p>2874</text:p>
          </table:table-cell>
          <table:table-cell table:style-name="ce72" table:formula="of:=[.E119]/[.$C$76]" office:value-type="float" office:value="1.33070601974721" calcext:value-type="float">
            <text:p>1.331</text:p>
          </table:table-cell>
          <table:table-cell table:style-name="ce72" table:formula="of:=[.F119]*[.$C$79]"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805.92230826158" calcext:value-type="float">
            <text:p>2806</text:p>
          </table:table-cell>
          <table:table-cell table:style-name="ce72" table:formula="of:=[.E120]/[.$C$76]" office:value-type="float" office:value="1.29903810567666" calcext:value-type="float">
            <text:p>1.299</text:p>
          </table:table-cell>
          <table:table-cell table:style-name="ce72" table:formula="of:=[.F120]*[.$C$79]"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3039.38941236558" calcext:value-type="float">
            <text:p>3039</text:p>
          </table:table-cell>
          <table:table-cell table:style-name="ce72" table:formula="of:=[.E121]/[.$C$76]" office:value-type="float" office:value="1.40712472794703" calcext:value-type="float">
            <text:p>1.407</text:p>
          </table:table-cell>
          <table:table-cell table:style-name="ce72" table:formula="of:=[.F121]*[.$C$79]"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3009.4439588031" calcext:value-type="float">
            <text:p>3009</text:p>
          </table:table-cell>
          <table:table-cell table:style-name="ce72" table:formula="of:=[.E122]/[.$C$76]" office:value-type="float" office:value="1.39326109203847" calcext:value-type="float">
            <text:p>1.393</text:p>
          </table:table-cell>
          <table:table-cell table:style-name="ce72" table:formula="of:=[.F122]*[.$C$79]"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722.14448335045" calcext:value-type="float">
            <text:p>2722</text:p>
          </table:table-cell>
          <table:table-cell table:style-name="ce72" table:formula="of:=[.E128]/[.$C$76]" office:value-type="float" office:value="1.26025207562521" calcext:value-type="float">
            <text:p>1.260</text:p>
          </table:table-cell>
          <table:table-cell table:style-name="ce72" table:formula="of:=[.F128]*[.$C$79]"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722.14448335045" calcext:value-type="float">
            <text:p>2722</text:p>
          </table:table-cell>
          <table:table-cell table:style-name="ce72" table:formula="of:=[.E129]/[.$C$76]" office:value-type="float" office:value="1.26025207562521" calcext:value-type="float">
            <text:p>1.260</text:p>
          </table:table-cell>
          <table:table-cell table:style-name="ce72" table:formula="of:=[.F129]*[.$C$79]"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763.08128396871" calcext:value-type="float">
            <text:p>2763</text:p>
          </table:table-cell>
          <table:table-cell table:style-name="ce72" table:formula="of:=[.E130]/[.$C$76]" office:value-type="float" office:value="1.27920429813366" calcext:value-type="float">
            <text:p>1.279</text:p>
          </table:table-cell>
          <table:table-cell table:style-name="ce72" table:formula="of:=[.F130]*[.$C$79]"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907.33778343917" calcext:value-type="float">
            <text:p>2907</text:p>
          </table:table-cell>
          <table:table-cell table:style-name="ce72" table:formula="of:=[.E131]/[.$C$76]" office:value-type="float" office:value="1.34598971455517" calcext:value-type="float">
            <text:p>1.346</text:p>
          </table:table-cell>
          <table:table-cell table:style-name="ce72" table:formula="of:=[.F131]*[.$C$79]"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763.08128396871" calcext:value-type="float">
            <text:p>2763</text:p>
          </table:table-cell>
          <table:table-cell table:style-name="ce72" table:formula="of:=[.E132]/[.$C$76]" office:value-type="float" office:value="1.27920429813366" calcext:value-type="float">
            <text:p>1.279</text:p>
          </table:table-cell>
          <table:table-cell table:style-name="ce72" table:formula="of:=[.F132]*[.$C$79]"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992.29599039227" calcext:value-type="float">
            <text:p>2992</text:p>
          </table:table-cell>
          <table:table-cell table:style-name="ce72" table:formula="of:=[.E133]/[.$C$76]" office:value-type="float" office:value="1.3853222177742" calcext:value-type="float">
            <text:p>1.385</text:p>
          </table:table-cell>
          <table:table-cell table:style-name="ce72" table:formula="of:=[.F133]*[.$C$79]"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984.9887853693" calcext:value-type="float">
            <text:p>2985</text:p>
          </table:table-cell>
          <table:table-cell table:style-name="ce72" table:formula="of:=[.E134]/[.$C$76]" office:value-type="float" office:value="1.38193925248579" calcext:value-type="float">
            <text:p>1.382</text:p>
          </table:table-cell>
          <table:table-cell table:style-name="ce72" table:formula="of:=[.F134]*[.$C$79]"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950.21450333784" calcext:value-type="float">
            <text:p>2950</text:p>
          </table:table-cell>
          <table:table-cell table:style-name="ce72" table:formula="of:=[.E135]/[.$C$76]" office:value-type="float" office:value="1.36584004784159" calcext:value-type="float">
            <text:p>1.366</text:p>
          </table:table-cell>
          <table:table-cell table:style-name="ce72" table:formula="of:=[.F135]*[.$C$79]"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511.71354737754" calcext:value-type="float">
            <text:p>3512</text:p>
          </table:table-cell>
          <table:table-cell table:style-name="ce72" table:formula="of:=[.E136]/[.$C$76]" office:value-type="float" office:value="1.62579330897108" calcext:value-type="float">
            <text:p>1.626</text:p>
          </table:table-cell>
          <table:table-cell table:style-name="ce72" table:formula="of:=[.F136]*[.$C$79]"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322.03829922812" calcext:value-type="float">
            <text:p>3322</text:p>
          </table:table-cell>
          <table:table-cell table:style-name="ce72" table:formula="of:=[.E137]/[.$C$76]" office:value-type="float" office:value="1.53798069408709" calcext:value-type="float">
            <text:p>1.538</text:p>
          </table:table-cell>
          <table:table-cell table:style-name="ce72" table:formula="of:=[.F137]*[.$C$79]"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182.034676249" calcext:value-type="float">
            <text:p>3182</text:p>
          </table:table-cell>
          <table:table-cell table:style-name="ce72" table:formula="of:=[.E138]/[.$C$76]" office:value-type="float" office:value="1.47316420196713" calcext:value-type="float">
            <text:p>1.473</text:p>
          </table:table-cell>
          <table:table-cell table:style-name="ce72" table:formula="of:=[.F138]*[.$C$79]"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673.44387030279" calcext:value-type="float">
            <text:p>2673</text:p>
          </table:table-cell>
          <table:table-cell table:style-name="ce72" table:formula="of:=[.E139]/[.$C$76]" office:value-type="float" office:value="1.23770549551055" calcext:value-type="float">
            <text:p>1.238</text:p>
          </table:table-cell>
          <table:table-cell table:style-name="ce72" table:formula="of:=[.F139]*[.$C$79]"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240" calcext:value-type="float">
            <text:p>3240</text:p>
          </table:table-cell>
          <table:table-cell table:style-name="ce72" table:formula="of:=[.E142]/[.$C$76]" office:value-type="float" office:value="1.5" calcext:value-type="float">
            <text:p>1.500</text:p>
          </table:table-cell>
          <table:table-cell table:style-name="ce72" table:formula="of:=[.F142]*[.$C$79]" office:value-type="float" office:value="29.454" calcext:value-type="float">
            <text:p>29.454</text:p>
          </table:table-cell>
          <table:table-cell table:number-columns-repeated="57"/>
        </table:table-row>
        <calcext:conditional-formats>
          <calcext:conditional-format calcext:target-range-address="'X-Plane 11 DRAFT'.G22:'X-Plane 11 DRAFT'.G22 'X-Plane 11 DRAFT'.G29:'X-Plane 11 DRAFT'.G29 'X-Plane 11 DRAFT'.A30:'X-Plane 11 DRAFT'.A30 'X-Plane 11 DRAFT'.A22:'X-Plane 11 DRAFT'.A22 'X-Plane 11 DRAFT'.G56:'X-Plane 11 DRAFT'.G56 'X-Plane 11 DRAFT'.G63:'X-Plane 11 DRAFT'.G63 'X-Plane 11 DRAFT'.A64:'X-Plane 11 DRAFT'.A64 'X-Plane 11 DRAFT'.A56:'X-Plane 11 DRAFT'.A56">
            <calcext:condition calcext:apply-style-name="Good - Framerate" calcext:value="&gt;=1.4" calcext:base-cell-address="'X-Plane 11 DRAFT'.A22"/>
            <calcext:condition calcext:apply-style-name="Warn - Framerate" calcext:value="&gt;=1.2" calcext:base-cell-address="'X-Plane 11 DRAFT'.A22"/>
            <calcext:condition calcext:apply-style-name="Bad - Framerate" calcext:value="&lt;1.2" calcext:base-cell-address="'X-Plane 11 DRAFT'.A22"/>
          </calcext:conditional-format>
          <calcext:conditional-format calcext:target-range-address="'X-Plane 11 DRAFT'.M30:'X-Plane 11 DRAFT'.M30 'X-Plane 11 DRAFT'.M23:'X-Plane 11 DRAFT'.M23 'X-Plane 11 DRAFT'.A23:'X-Plane 11 DRAFT'.A23 'X-Plane 11 DRAFT'.A31:'X-Plane 11 DRAFT'.A31">
            <calcext:condition calcext:apply-style-name="Good - Framerate" calcext:value="&lt;=0.8" calcext:base-cell-address="'X-Plane 11 DRAFT'.A23"/>
            <calcext:condition calcext:apply-style-name="Warn - Framerate" calcext:value="between(0.8,1)" calcext:base-cell-address="'X-Plane 11 DRAFT'.A23"/>
            <calcext:condition calcext:apply-style-name="Bad - Framerate" calcext:value="&gt;=1" calcext:base-cell-address="'X-Plane 11 DRAFT'.A23"/>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0"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22" office:value-type="float" office:value="72" calcext:value-type="float">
            <office:annotation draw:style-name="gr16"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office:annotation draw:style-name="gr8"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5"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25" table:content-validation-name="val26"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38" table:formula="of:=[.C4]*[.C17]*(IF([.C13]=&quot;OFF&quot;;1;1.25))*[.E21]" office:value-type="float" office:value="3105" calcext:value-type="float">
            <office:annotation draw:style-name="gr8" draw:text-style-name="P4" svg:width="102.53pt" svg:height="140.06pt" svg:x="601.74pt" svg:y="213.48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13" table:content-validation-name="val30" office:value-type="float" office:value="1.15" calcext:value-type="float">
            <office:annotation draw:style-name="gr2" draw:text-style-name="P4" svg:width="82.18pt" svg:height="61.68pt" svg:x="710.05pt" svg:y="213.48pt" draw:caption-point-x="-17.29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26"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655.88pt" svg:y="226.26pt" draw:caption-point-x="-17.29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26"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27" table:formula="of:=ROUNDUP(([.C21]/[.C55])^2;3)" office:value-type="float" office:value="0.725" calcext:value-type="float">
            <text:p>0.725</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27" table:formula="of:=ROUNDUP(([.C21]/[.C55])^2*([.C10]/[.C44]);3)" office:value-type="float" office:value="0.725" calcext:value-type="float">
            <office:annotation draw:style-name="gr9" draw:text-style-name="P4" svg:width="343.3pt" svg:height="116.87pt" svg:x="754.81pt" svg:y="149.5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1]" office:value-type="float" office:value="3105" calcext:value-type="float">
            <text:p>3105</text:p>
          </table:table-cell>
          <table:table-cell table:number-columns-repeated="49"/>
        </table:table-row>
        <table:table-row table:style-name="ro1">
          <table:table-cell/>
          <table:table-cell table:style-name="ce49"/>
          <table:table-cell table:style-name="ce38"/>
          <table:table-cell table:style-name="ce94" table:formula="of:=(IF([.C2]=&quot;Pimax 8kX&quot;;IF([.C21]=3105;IF([.F24]=&quot;1.15.16&quot;;62%))))" office:value-type="percentage" office:value="0.62" calcext:value-type="percentage">
            <text:p>62.00%</text:p>
          </table:table-cell>
          <table:table-cell office:value-type="string" calcext:value-type="string">
            <text:p>Percent</text:p>
          </table:table-cell>
          <table:table-cell table:style-name="ce95" office:value-type="string" calcext:value-type="string">
            <text:p>1.15.16</text:p>
          </table:table-cell>
          <table:table-cell office:value-type="string" calcext:value-type="string">
            <text:p>sVR Ver</text:p>
          </table:table-cell>
          <table:table-cell table:style-name="ce56"/>
          <table:table-cell table:style-name="ce18"/>
          <table:table-cell table:style-name="ce56"/>
          <table:table-cell/>
          <table:table-cell table:style-name="ce56"/>
          <table:table-cell table:number-columns-repeated="52"/>
        </table:table-row>
        <table:table-row table:style-name="ro1">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38" table:formula="of:=[.C4]*[.C17]*(IF([.C13]=&quot;OFF&quot;;1;1.25))*[.E26]" office:value-type="float" office:value="3105" calcext:value-type="float">
            <text:p>3105</text:p>
          </table:table-cell>
          <table:table-cell office:value-type="string" calcext:value-type="string">
            <text:p>Add SR</text:p>
          </table:table-cell>
          <table:table-cell table:style-name="ce13" table:content-validation-name="val30"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style-name="ce94" table:formula="of:=(IF([.C2]=&quot;Pimax 8kX&quot;;IF([.C26]=3105;IF([.F24]=&quot;1.15.16&quot;;62%))))" office:value-type="percentage" office:value="0.62" calcext:value-type="percentage">
            <text:p>62.00%</text:p>
          </table:table-cell>
          <table:table-cell office:value-type="string" calcext:value-type="string">
            <text:p>Percent</text:p>
          </table:table-cell>
          <table:table-cell table:number-columns-repeated="2"/>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39" table:content-validation-name="val12" office:value-type="float" office:value="1" calcext:value-type="float">
            <office:annotation draw:style-name="gr17" draw:text-style-name="P4" svg:width="113.1pt" svg:height="84.08pt" svg:x="601.74pt" svg:y="315.86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56" office:value-type="string" calcext:value-type="string">
            <office:annotation draw:style-name="gr4" draw:text-style-name="P4" svg:width="82.18pt" svg:height="51pt" svg:x="655.88pt" svg:y="315.86pt" draw:caption-point-x="-17.29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26" table:formula="of:=[.E29]/[.C4]" office:value-type="float" office:value="1.4375" calcext:value-type="float">
            <office:annotation draw:style-name="gr10" draw:text-style-name="P4" svg:width="71.63pt" svg:height="30.84pt" svg:x="816.52pt" svg:y="312.29pt" draw:caption-point-x="-15.48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26" table:formula="of:=[.E29]/[.C4]" office:value-type="float" office:value="1.4375" calcext:value-type="float">
            <office:annotation draw:style-name="gr10" draw:text-style-name="P4" svg:width="71.63pt" svg:height="30.84pt" svg:x="112.03pt" svg:y="325.11pt" draw:caption-point-x="-15.48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333.64pt" svg:y="200.13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784.18pt" svg:y="193.35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27" table:formula="of:=ROUNDUP(((([.C26]*[.C29])/([.C59]*[.C62]))^2)*([.C10]/[.C44]);3)" office:value-type="float" office:value="0.725" calcext:value-type="float">
            <office:annotation draw:style-name="gr9" draw:text-style-name="P4" svg:width="343.3pt" svg:height="116.87pt" svg:x="754.81pt" svg:y="239.1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28" table:formula="of:=ROUNDUP(((([.C26]*[.C29])/([.C59]*[.C62]))^2)*([.C10]/[.C44]);3)" office:value-type="float" office:value="0.725" calcext:value-type="float">
            <office:annotation draw:style-name="gr9" draw:text-style-name="P4" svg:width="343.3pt" svg:height="116.87pt" svg:x="32.85pt" svg:y="251.89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2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1" draw:text-style-name="P4" svg:width="229.27pt" svg:height="174.19pt" svg:x="113.84pt" svg:y="392.66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5kp</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6]=&quot;Pimax 8kX&quot;;3840;IF([.C36]=&quot;Pimax 5kp&quot;;2560;IF([.C36]=&quot;HP Reverb&quot;;2160;IF([.C36]=&quot;Valve Index&quot;;2880;IF([.C36]=&quot;HTC Vive Pro&quot;;1440;IF([.C36]=&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6]=&quot;Pimax 8kX&quot;;2160;IF([.C36]=&quot;Pimax 5kp&quot;;1440;IF([.C36]=&quot;HP Reverb&quot;;2160;IF([.C36]=&quot;Valve Index&quot;;1600;IF([.C36]=&quot;HTC Vive Pro&quot;;1600;IF([.C36]=&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6]=&quot;Pimax 8kX&quot;;ROUND([.C38]/[.C40];3);IF([.C36]=&quot;Pimax 5kp&quot;;ROUND([.C38]/[.C40];3);IF([.C36]=&quot;HP Reverb&quot;;ROUND([.C38]/[.C40];3);IF([.C36]=&quot;Valve Index&quot;;ROUND([.C38]/[.C40];3);IF([.C36]=&quot;HTC Vive Pro&quot;;ROUND([.C38]/[.C40];3);IF([.C36]=&quot;HTC Vive&quot;;ROUND([.C38]/[.C40];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135"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30" table:content-validation-name="val22" office:value-type="float" office:value="72" calcext:value-type="float">
            <office:annotation draw:style-name="gr14" draw:text-style-name="P4" svg:width="133.09pt" svg:height="72.88pt" svg:x="601.74pt" svg:y="507.86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35" table:content-validation-name="val23"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135" table:content-validation-name="val27" office:value-type="string" calcext:value-type="string">
            <office:annotation draw:style-name="gr22" draw:text-style-name="P4" svg:width="179.94pt" svg:height="69.99pt" svg:x="601.74pt" svg:y="533.48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13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35" table:content-validation-name="val24"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35" table:content-validation-name="val25"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135"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33" table:content-validation-name="val28" office:value-type="float" office:value="1.75" calcext:value-type="float">
            <text:p>1.7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74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11" office:value-type="float" office:value="3649" calcext:value-type="float">
            <office:annotation draw:style-name="gr14" draw:text-style-name="P4" svg:width="82.18pt" svg:height="72.88pt" svg:x="601.74pt" svg:y="648.68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5]/([.C38]*[.C51]*[.O47])" office:value-type="float" office:value="1.44801587301587" calcext:value-type="float">
            <text:p>1.44801587301587</text:p>
          </table:table-cell>
          <table:table-cell table:number-columns-repeated="59"/>
        </table:table-row>
        <table:table-row table:style-name="ro1">
          <table:table-cell/>
          <table:table-cell table:style-name="ce49"/>
          <table:table-cell table:style-name="ce12"/>
          <table:table-cell office:value-type="string" calcext:value-type="string">
            <office:annotation draw:style-name="gr4" draw:text-style-name="P4" svg:width="82.18pt" svg:height="51pt" svg:x="655.88pt" svg:y="661.46pt" draw:caption-point-x="-17.29pt" draw:caption-point-y="42.8pt">
              <dc:date>2019-11-29T00:00:00</dc:date>
              <text:p text:style-name="P3"><text:span text:style-name="T1">Equivalent.</text:span></text:p>
            </office:annotation>
            <text:p>v</text:p>
          </table:table-cell>
          <table:table-cell table:style-name="ce100" table:formula="of:=ROUNDDOWN([.C38]*[.C51]*[.E55];0)" office:value-type="float" office:value="3649" calcext:value-type="float">
            <text:p>3649</text:p>
          </table:table-cell>
          <table:table-cell table:style-name="ce56" office:value-type="string" calcext:value-type="string">
            <text:p>Total SR</text:p>
          </table:table-cell>
          <table:table-cell table:formula="of:=[.C55]/[.O47]/[.C38]" office:value-type="float" office:value="2.53402777777778" calcext:value-type="float">
            <text:p>2.53402777777778</text:p>
          </table:table-cell>
          <table:table-cell table:number-columns-repeated="57"/>
        </table:table-row>
        <table:table-row table:style-name="ro1" table:number-rows-repeated="2">
          <table:table-cell/>
          <table:table-cell table:style-name="ce49"/>
          <table:table-cell table:style-name="ce12"/>
          <table:table-cell table:number-columns-repeated="2"/>
          <table:table-cell table:style-name="ce56"/>
          <table:table-cell table:number-columns-repeated="58"/>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9]/([.C38]*[.C51]*[.O47])" office:value-type="float" office:value="1.44801587301587" calcext:value-type="float">
            <text:p>1.44801587301587</text:p>
          </table:table-cell>
          <table:table-cell office:value-type="string" calcext:value-type="string">
            <text:p>Sub SR</text:p>
          </table:table-cell>
          <table:table-cell table:formula="of:=[.C59]/[.O47]/[.C38]"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56" office:value-type="string" calcext:value-type="string">
            <text:p>Scaling</text:p>
          </table:table-cell>
          <table:table-cell table:style-name="ce48" table:content-validation-name="val29" office:value-type="float" office:value="1" calcext:value-type="float">
            <office:annotation draw:style-name="gr4" draw:text-style-name="P4" svg:width="82.18pt" svg:height="51pt" svg:x="601.74pt" svg:y="738.2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38.26pt" draw:caption-point-x="-17.29pt" draw:caption-point-y="42.8pt">
              <dc:date>2019-11-29T00:00:00</dc:date>
              <text:p text:style-name="P3"><text:span text:style-name="T1">Equivalent.</text:span></text:p>
            </office:annotation>
            <text:p>v</text:p>
          </table:table-cell>
          <table:table-cell table:formula="of:=ROUNDDOWN([.C38]*[.C51]*[.E59]*[.C62];0)" office:value-type="float" office:value="3649" calcext:value-type="float">
            <text:p>3649</text:p>
          </table:table-cell>
          <table:table-cell table:style-name="ce56" office:value-type="string" calcext:value-type="string">
            <text:p>Total SR</text:p>
          </table:table-cell>
          <table:table-cell table:formula="of:=[.E62]/[.C38]" office:value-type="float" office:value="2.53402777777778" calcext:value-type="float">
            <text:p>2.53402777777778</text:p>
          </table:table-cell>
          <table:table-cell table:number-columns-repeated="4"/>
          <table:table-cell table:style-name="ce56"/>
          <table:table-cell table:number-columns-repeated="52"/>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29" table:formula="of:=CONCATENATE(ROUNDDOWN([.G62]*[.C37];0);&quot;x&quot;;ROUNDDOWN([.G62]*[.C38];0))" office:value-type="string" office:string-value="6487x3649" calcext:value-type="string">
            <text:p>6487x3649</text:p>
          </table:table-cell>
          <table:table-cell table:style-name="ce56" office:value-type="string" calcext:value-type="string">
            <text:p>vAngular</text:p>
          </table:table-cell>
          <table:table-cell table:formula="of:=[.E62]/[.C40]"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23" draw:text-style-name="P4" svg:width="359.35pt" svg:height="265.24pt" svg:x="113.84pt" svg:y="789.4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28" table:number-columns-repeated="6"/>
          <table:table-cell table:number-columns-repeated="57"/>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7]=&quot;Pimax 8kX&quot;;3840;IF([.C67]=&quot;Pimax 5kp&quot;;2560;IF([.C67]=&quot;HP Reverb&quot;;2160;IF([.C67]=&quot;Valve Index&quot;;2880;IF([.C67]=&quot;HTC Vive Pro&quot;;1440;IF([.C67]=&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7]=&quot;Pimax 8kX&quot;;2160;IF([.C67]=&quot;Pimax 5kp&quot;;1440;IF([.C67]=&quot;HP Reverb&quot;;2160;IF([.C67]=&quot;Valve Index&quot;;1600;IF([.C67]=&quot;HTC Vive Pro&quot;;1600;IF([.C67]=&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7]=&quot;Pimax 8kX&quot;;170;IF([.C67]=&quot;Pimax 5kp&quot;;170;IF([.C67]=&quot;HP Reverb&quot;;110;IF([.C67]=&quot;Valve Index&quot;;130;IF([.C67]=&quot;HTC Vive Pro&quot;;110;IF([.C67]=&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7]=&quot;Pimax 8kX&quot;;110;IF([.C67]=&quot;Pimax 5kp&quot;;110;IF([.C67]=&quot;HP Reverb&quot;;110;IF([.C67]=&quot;Valve Index&quot;;130;IF([.C67]=&quot;HTC Vive Pro&quot;;110;IF([.C67]=&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7]=&quot;Pimax 8kX&quot;;ROUND([.C69]/[.C71];3);IF([.C67]=&quot;Pimax 5kp&quot;;ROUND([.C69]/[.C71];3);IF([.C67]=&quot;HP Reverb&quot;;ROUND([.C69]/[.C71];3);IF([.C67]=&quot;Valve Index&quot;;ROUND([.C69]/[.C71];3);IF([.C67]=&quot;HTC Vive Pro&quot;;ROUND([.C69]/[.C71];3);IF([.C67]=&quot;HTC Vive&quot;;ROUND([.C69]/[.C71];3)))))))" office:value-type="float" office:value="19.636" calcext:value-type="float">
            <text:p>19.636</text:p>
          </table:table-cell>
          <table:table-cell table:number-columns-repeated="61"/>
        </table:table-row>
        <table:table-row table:style-name="ro1" table:number-rows-repeated="2">
          <table:table-cell table:style-name="ce29"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5]=&quot;i9-9900KF_SL_at_5.1GHz&quot;;&quot;Intel&quot;;IF([.C75]=&quot;i9-9900KS_SL_at_5.2GHz&quot;;&quot;Intel&quot;;IF([.C75]=&quot;i9-9900KF&quot;;&quot;Intel&quot;;IF([.C75]=&quot;i7-8700K&quot;;&quot;Intel&quot;;IF([.C75]=&quot;i7-7700&quot;;&quot;Intel&quot;;IF([.C75]=&quot;Ryzen 5 3600X&quot;;&quot;AMD&quot;;IF([.C75]=&quot;Ryzen 7 2700X&quot;;&quot;AMD&quot;;IF([.C75]=&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113.84pt" svg:y="930.27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5]=&quot;i9-9900KF_SL_at_5.1GHz&quot;;20369;IF([.C75]=&quot;i9-9900KS_SL_at_5.2GHz&quot;;21501;IF([.C75]=&quot;i9-9900KF&quot;;20369;IF([.C75]=&quot;i7-8700K&quot;;15933;IF([.C75]=&quot;i7-7700&quot;;10686;IF([.C75]=&quot;Ryzen 5 3600X&quot;;20520;IF([.C75]=&quot;Ryzen 7 2700X&quot;;16939;IF([.C75]=&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113.84pt" svg:y="943.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5]=&quot;i9-9900KF_SL_at_5.1GHz&quot;;2906;IF([.C75]=&quot;i9-9900KS_SL_at_5.2GHz&quot;;3011;IF([.C75]=&quot;i9-9900KF&quot;;2906;IF([.C75]=&quot;i7-8700K&quot;;2697;IF([.C75]=&quot;i7-7700&quot;;2342;IF([.C75]=&quot;Ryzen 5 3600X&quot;;2916;IF([.C75]=&quot;Ryzen 7 2700X&quot;;2183;IF([.C75]=&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8]*([.C83]/[.C82])"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9]*[.C84]"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113.84pt" svg:y="981.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5]=&quot;i9-9900KF_SL_at_5.1GHz&quot;;16;IF([.C75]=&quot;i9-9900KS_SL_at_5.2GHz&quot;;16;IF([.C75]=&quot;i9-9900KF&quot;;16;IF([.C75]=&quot;i7-8700K&quot;;12;IF([.C75]=&quot;i7-7700&quot;;8;IF([.C75]=&quot;Ryzen 5 3600X&quot;;12;IF([.C75]=&quot;Ryzen 7 2700X&quot;;16;IF([.C75]=&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113.84pt" svg:y="994.28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5]=&quot;i9-9900KF_SL_at_5.1GHz&quot;;5000;IF([.C75]=&quot;i9-9900KS_SL_at_5.2GHz&quot;;5000;IF([.C75]=&quot;i9-9900KF&quot;;5000;IF([.C75]=&quot;i7-8700K&quot;;4700;IF([.C75]=&quot;i7-7700&quot;;4200;IF([.C75]=&quot;Ryzen 5 3600X&quot;;4400;IF([.C75]=&quot;Ryzen 7 2700X&quot;;4300;IF([.C75]=&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07.06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5]=&quot;i9-9900KF_SL_at_5.1GHz&quot;;5100;IF([.C75]=&quot;i9-9900KS_SL_at_5.2GHz&quot;;5200;IF([.C75]=&quot;i9-9900KF&quot;;5000;IF([.C75]=&quot;i7-8700K&quot;;4700;IF([.C75]=&quot;i7-7700&quot;;4200;IF([.C75]=&quot;Ryzen 5 3600X&quot;;4400;IF([.C75]=&quot;Ryzen 7 2700X&quot;;4300;IF([.C75]=&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113.84pt" svg:y="1019.8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6]=&quot;Intel&quot;;1;IF([.C76]=&quot;AMD&quot;;0.8;IF([.C76]=&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601.74pt" svg:y="1058.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7]=&quot;NV_RTX_2080_Ti_at_2115MHz&quot;;&quot;NVIDIA&quot;;IF([.C87]=&quot;NV_TITAN_RTX&quot;;&quot;NVIDIA&quot;;IF([.C87]=&quot;NV_RTX_2080_Super&quot;;&quot;NVIDIA&quot;;IF([.C87]=&quot;NV_RTX_2070_Super&quot;;&quot;NVIDIA&quot;;IF([.C87]=&quot;NV_RTX_2060_Super&quot;;&quot;NVIDIA&quot;;IF([.C87]=&quot;NV_GTX_1080_Ti&quot;;&quot;NVIDIA&quot;;IF([.C87]=&quot;NV_GTX_1080&quot;;&quot;NVIDIA&quot;;IF([.C87]=&quot;AMD_Radeon_VII&quot;;&quot;AMD&quot;;IF([.C87]=&quot;AMD_Radeon_RX_5500_XT&quot;;&quot;AMD&quot;;IF([.C87]=&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7]=&quot;NV_RTX_2080_Ti_at_2115MHz&quot;;4352;IF([.C87]=&quot;NV_TITAN_RTX&quot;;4608;IF([.C87]=&quot;NV_RTX_2080_Super&quot;;3072;IF([.C87]=&quot;NV_RTX_2070_Super&quot;;2560;IF([.C87]=&quot;NV_RTX_2060_Super&quot;;2176;IF([.C87]=&quot;NV_GTX_1080_Ti&quot;;3584;IF([.C87]=&quot;NV_GTX_1080&quot;;2560;IF([.C87]=&quot;AMD_Radeon_VII&quot;;3840;IF([.C87]=&quot;AMD_Radeon_RX_5500_XT&quot;;1408;IF([.C87]=&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7]=&quot;NV_RTX_2080_Ti_at_2115MHz&quot;;272;IF([.C87]=&quot;NV_TITAN_RTX&quot;;288;IF([.C87]=&quot;NV_RTX_2080_Super&quot;;192;IF([.C87]=&quot;NV_RTX_2070_Super&quot;;160;IF([.C87]=&quot;NV_RTX_2060_Super&quot;;136;IF([.C87]=&quot;NV_GTX_1080_Ti&quot;;224;IF([.C87]=&quot;NV_GTX_1080&quot;;160;IF([.C87]=&quot;AMD_Radeon_VII&quot;;240;IF([.C87]=&quot;AMD_Radeon_RX_5500_XT&quot;;88;IF([.C87]=&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7]=&quot;NV_RTX_2080_Ti_at_2115MHz&quot;;88;IF([.C87]=&quot;NV_TITAN_RTX&quot;;96;IF([.C87]=&quot;NV_RTX_2080_Super&quot;;64;IF([.C87]=&quot;NV_RTX_2070_Super&quot;;64;IF([.C87]=&quot;NV_RTX_2060_Super&quot;;64;IF([.C87]=&quot;NV_GTX_1080_Ti&quot;;88;IF([.C87]=&quot;NV_GTX_1080&quot;;64;IF([.C87]=&quot;AMD_Radeon_VII&quot;;64;IF([.C87]=&quot;AMD_Radeon_RX_5500_XT&quot;;32;IF([.C87]=&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7]=&quot;NV_RTX_2080_Ti_at_2115MHz&quot;;616;IF([.C87]=&quot;NV_TITAN_RTX&quot;;672;IF([.C87]=&quot;NV_RTX_2080_Super&quot;;496;IF([.C87]=&quot;NV_RTX_2070_Super&quot;;448;IF([.C87]=&quot;NV_RTX_2060_Super&quot;;448;IF([.C87]=&quot;NV_GTX_1080_Ti&quot;;484;IF([.C87]=&quot;NV_GTX_1080&quot;;352;IF([.C87]=&quot;AMD_Radeon_VII&quot;;1028;IF([.C87]=&quot;AMD_Radeon_RX_5500_XT&quot;;224;IF([.C87]=&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7]=&quot;NV_RTX_2080_Ti_at_2115MHz&quot;;11;IF([.C87]=&quot;NV_TITAN_RTX&quot;;24;IF([.C87]=&quot;NV_RTX_2080_Super&quot;;8;IF([.C87]=&quot;NV_RTX_2070_Super&quot;;8;IF([.C87]=&quot;NV_RTX_2060_Super&quot;;8;IF([.C87]=&quot;NV_GTX_1080_Ti&quot;;11;IF([.C87]=&quot;NV_GTX_1080&quot;;8;IF([.C87]=&quot;AMD_Radeon_VII&quot;;16;IF([.C87]=&quot;AMD_Radeon_RX_5500_XT&quot;;8;IF([.C87]=&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7]=&quot;NV_RTX_2080_Ti_at_2115MHz&quot;;136;IF([.C87]=&quot;NV_TITAN_RTX&quot;;170;IF([.C87]=&quot;NV_RTX_2080_Super&quot;;116;IF([.C87]=&quot;NV_RTX_2070_Super&quot;;113;IF([.C87]=&quot;NV_RTX_2060_Super&quot;;106;IF([.C87]=&quot;NV_GTX_1080_Ti&quot;;139;IF([.C87]=&quot;NV_GTX_1080&quot;;111;IF([.C87]=&quot;AMD_Radeon_VII&quot;;112;IF([.C87]=&quot;AMD_Radeon_RX_5500_XT&quot;;59;IF([.C87]=&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7]=&quot;NV_RTX_2080_Ti_at_2115MHz&quot;;410;IF([.C87]=&quot;NV_TITAN_RTX&quot;;510;IF([.C87]=&quot;NV_RTX_2080_Super&quot;;348;IF([.C87]=&quot;NV_RTX_2070_Super&quot;;283;IF([.C87]=&quot;NV_RTX_2060_Super&quot;;224;IF([.C87]=&quot;NV_GTX_1080_Ti&quot;;354;IF([.C87]=&quot;NV_GTX_1080&quot;;277;IF([.C87]=&quot;AMD_Radeon_VII&quot;;420;IF([.C87]=&quot;AMD_Radeon_RX_5500_XT&quot;;162;IF([.C87]=&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7]=&quot;NV_RTX_2080_Ti_at_2115MHz&quot;;13448;IF([.C87]=&quot;NV_TITAN_RTX&quot;;16312;IF([.C87]=&quot;NV_RTX_2080_Super&quot;;11150;IF([.C87]=&quot;NV_RTX_2070_Super&quot;;9060;IF([.C87]=&quot;NV_RTX_2060_Super&quot;;7180;IF([.C87]=&quot;NV_GTX_1080_Ti&quot;;11339;IF([.C87]=&quot;NV_GTX_1080&quot;;8873;IF([.C87]=&quot;AMD_Radeon_VII&quot;;13824;IF([.C87]=&quot;AMD_Radeon_RX_5500_XT&quot;;5196;IF([.C87]=&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86.27pt" draw:caption-point-x="-17.29pt" draw:caption-point-y="42.8pt">
              <dc:date>2020-01-05T00:00:00</dc:date>
              <text:p text:style-name="P3"><text:span text:style-name="T1">Always boost clock.</text:span></text:p>
            </office:annotation>
            <text:p>Stock (MHz)</text:p>
          </table:table-cell>
          <table:table-cell/>
          <table:table-cell table:formula="of:=IF([.C87]=&quot;NV_RTX_2080_Ti_at_2115MHz&quot;;1545;IF([.C87]=&quot;NV_TITAN_RTX&quot;;1770;IF([.C87]=&quot;NV_RTX_2080_Super&quot;;1815;IF([.C87]=&quot;NV_RTX_2070_Super&quot;;1770;IF([.C87]=&quot;NV_RTX_2060_Super&quot;;1650;IF([.C87]=&quot;NV_GTX_1080_Ti&quot;;1582;IF([.C87]=&quot;NV_GTX_1080&quot;;1733;IF([.C87]=&quot;AMD_Radeon_VII&quot;;1750;IF([.C87]=&quot;AMD_Radeon_RX_5500_XT&quot;;1845;IF([.C87]=&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7]=&quot;NV_RTX_2080_Ti_at_2115MHz&quot;;1755;IF([.C87]=&quot;NV_TITAN_RTX&quot;;1770;IF([.C87]=&quot;NV_RTX_2080_Super&quot;;1845;IF([.C87]=&quot;NV_RTX_2070_Super&quot;;1815;IF([.C87]=&quot;NV_RTX_2060_Super&quot;;1650;IF([.C87]=&quot;NV_GTX_1080_Ti&quot;;1746;IF([.C87]=&quot;NV_GTX_1080&quot;;1860;IF([.C87]=&quot;AMD_Radeon_VII&quot;;1750;IF([.C87]=&quot;AMD_Radeon_RX_5500_XT&quot;;1845;IF([.C87]=&quot;AMD_Radeon_RX_5700_XT_A&quot;;1980))))))))))" office:value-type="float" office:value="1755" calcext:value-type="float">
            <text:p>1755</text:p>
          </table:table-cell>
          <table:table-cell table:style-name="ce70" table:formula="of:=[.C98]/[.C97]"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7]=&quot;NV_RTX_2080_Ti_at_2115MHz&quot;;2115;IF([.C87]=&quot;NV_TITAN_RTX&quot;;2030;IF([.C87]=&quot;NV_RTX_2080_Super&quot;;2040;IF([.C87]=&quot;NV_RTX_2070_Super&quot;;2070;IF([.C87]=&quot;NV_RTX_2060_Super&quot;;1650;IF([.C87]=&quot;NV_GTX_1080_Ti&quot;;2037;IF([.C87]=&quot;NV_GTX_1080&quot;;2130;IF([.C87]=&quot;AMD_Radeon_VII&quot;;1900;IF([.C87]=&quot;AMD_Radeon_RX_5500_XT&quot;;1845;IF([.C87]=&quot;AMD_Radeon_RX_5700_XT_A&quot;;2150))))))))))" office:value-type="float" office:value="2115" calcext:value-type="float">
            <text:p>2115</text:p>
          </table:table-cell>
          <table:table-cell table:style-name="ce70" table:formula="of:=[.C99]/[.C98]" office:value-type="float" office:value="1.20512820512821" calcext:value-type="float">
            <text:p>1.205</text:p>
          </table:table-cell>
          <table:table-cell table:style-name="ce70" table:formula="of:=[.C99]/[.C97]"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24.68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9]*[.C89]"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7]=&quot;i9-9900KF_SL_at_5.1GHz&quot;;&quot;Intel&quot;;IF([.C107]=&quot;i9-9900KS_SL_at_5.2GHz&quot;;&quot;Intel&quot;;IF([.C107]=&quot;i9-9900KF&quot;;&quot;Intel&quot;;IF([.C107]=&quot;i7-8700K&quot;;&quot;Intel&quot;;IF([.C107]=&quot;i7-7700&quot;;&quot;Intel&quot;;IF([.C107]=&quot;Ryzen 5 3600X&quot;;&quot;AMD&quot;;IF([.C107]=&quot;Ryzen 7 2700X&quot;;&quot;AMD&quot;;IF([.C107]=&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7]=&quot;i9-9900KF_SL_at_5.1GHz&quot;;20369;IF([.C107]=&quot;i9-9900KS_SL_at_5.2GHz&quot;;21501;IF([.C107]=&quot;i9-9900KF&quot;;20369;IF([.C107]=&quot;i7-8700K&quot;;15933;IF([.C107]=&quot;i7-7700&quot;;10686;IF([.C107]=&quot;Ryzen 5 3600X&quot;;20520;IF([.C107]=&quot;Ryzen 7 2700X&quot;;16939;IF([.C107]=&quot;FX-8350&quot;;8958))))))))" office:value-type="float" office:value="20520" calcext:value-type="float">
            <text:p>20520</text:p>
          </table:table-cell>
          <table:table-cell table:style-name="ce72" table:formula="of:=[.C109]/[.C77]" office:value-type="float" office:value="1.00741322598066" calcext:value-type="float">
            <text:p>1.007</text:p>
          </table:table-cell>
          <table:table-cell table:style-name="ce77" table:formula="of:=SQRT(([.$E$29]^2)*[.D109])" office:value-type="float" office:value="3116.4877822655" calcext:value-type="float">
            <text:p>3116</text:p>
          </table:table-cell>
          <table:table-cell table:style-name="ce72" table:formula="of:=[.E109]/[.$C$69]" office:value-type="float" office:value="1.44281841771551" calcext:value-type="float">
            <text:p>1.443</text:p>
          </table:table-cell>
          <table:table-cell table:style-name="ce72" table:formula="of:=[.F109]*[.$C$72]"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07]=&quot;i9-9900KF_SL_at_5.1GHz&quot;;2906;IF([.C107]=&quot;i9-9900KS_SL_at_5.2GHz&quot;;3011;IF([.C107]=&quot;i9-9900KF&quot;;2906;IF([.C107]=&quot;i7-8700K&quot;;2697;IF([.C107]=&quot;i7-7700&quot;;2342;IF([.C107]=&quot;Ryzen 5 3600X&quot;;2916;IF([.C107]=&quot;Ryzen 7 2700X&quot;;2183;IF([.C107]=&quot;FX-8350&quot;;1510))))))))" office:value-type="float" office:value="2916" calcext:value-type="float">
            <text:p>2916</text:p>
          </table:table-cell>
          <table:table-cell table:style-name="ce72" table:formula="of:=[.C110]/[.C78]" office:value-type="float" office:value="1.00344115622849" calcext:value-type="float">
            <text:p>1.003</text:p>
          </table:table-cell>
          <table:table-cell table:style-name="ce77" table:formula="of:=SQRT(([.$E$29]^2)*[.D110])" office:value-type="float" office:value="3110.33780693156" calcext:value-type="float">
            <text:p>3110</text:p>
          </table:table-cell>
          <table:table-cell table:style-name="ce72" table:formula="of:=[.E110]/[.$C$69]" office:value-type="float" office:value="1.43997120691276" calcext:value-type="float">
            <text:p>1.440</text:p>
          </table:table-cell>
          <table:table-cell table:style-name="ce72" table:formula="of:=[.F110]*[.$C$72]"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0]*([.C115]/[.C114])" office:value-type="float" office:value="2916" calcext:value-type="float">
            <text:p>2916</text:p>
          </table:table-cell>
          <table:table-cell table:style-name="ce72" table:formula="of:=[.C111]/[.C79]" office:value-type="float" office:value="0.983765839439699" calcext:value-type="float">
            <text:p>0.984</text:p>
          </table:table-cell>
          <table:table-cell table:style-name="ce77" table:formula="of:=SQRT(([.$E$29]^2)*[.D111])" office:value-type="float" office:value="3079.69333736074" calcext:value-type="float">
            <text:p>3080</text:p>
          </table:table-cell>
          <table:table-cell table:style-name="ce72" table:formula="of:=[.E111]/[.$C$69]" office:value-type="float" office:value="1.42578395248182" calcext:value-type="float">
            <text:p>1.426</text:p>
          </table:table-cell>
          <table:table-cell table:style-name="ce72" table:formula="of:=[.F111]*[.$C$72]"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1]*[.C116]" office:value-type="float" office:value="2332.8" calcext:value-type="float">
            <text:p>2333</text:p>
          </table:table-cell>
          <table:table-cell table:style-name="ce72" table:formula="of:=[.C112]/[.C80]" office:value-type="float" office:value="0.787012671551759" calcext:value-type="float">
            <text:p>0.787</text:p>
          </table:table-cell>
          <table:table-cell table:style-name="ce77" table:formula="of:=SQRT(([.$E$29]^2)*[.D112])" office:value-type="float" office:value="2754.56146087672" calcext:value-type="float">
            <text:p>2755</text:p>
          </table:table-cell>
          <table:table-cell table:style-name="ce72" table:formula="of:=[.E112]/[.$C$69]" office:value-type="float" office:value="1.27525993559107" calcext:value-type="float">
            <text:p>1.275</text:p>
          </table:table-cell>
          <table:table-cell table:style-name="ce72" table:formula="of:=[.F112]*[.$C$72]"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07]=&quot;i9-9900KF_SL_at_5.1GHz&quot;;16;IF([.C107]=&quot;i9-9900KS_SL_at_5.2GHz&quot;;16;IF([.C107]=&quot;i9-9900KF&quot;;16;IF([.C107]=&quot;i7-8700K&quot;;12;IF([.C107]=&quot;i7-7700&quot;;8;IF([.C107]=&quot;Ryzen 5 3600X&quot;;12;IF([.C107]=&quot;Ryzen 7 2700X&quot;;16;IF([.C107]=&quot;FX-8350&quot;;8))))))))" office:value-type="float" office:value="12" calcext:value-type="float">
            <text:p>12</text:p>
          </table:table-cell>
          <table:table-cell table:style-name="ce72" table:formula="of:=[.C113]/[.C81]" office:value-type="float" office:value="0.75" calcext:value-type="float">
            <text:p>0.750</text:p>
          </table:table-cell>
          <table:table-cell table:style-name="ce77" table:formula="of:=SQRT(([.$E$29]^2)*[.D113])" office:value-type="float" office:value="2689.00887875068" calcext:value-type="float">
            <text:p>2689</text:p>
          </table:table-cell>
          <table:table-cell table:style-name="ce72" table:formula="of:=[.E113]/[.$C$69]" office:value-type="float" office:value="1.24491151794013" calcext:value-type="float">
            <text:p>1.245</text:p>
          </table:table-cell>
          <table:table-cell table:style-name="ce72" table:formula="of:=[.F113]*[.$C$72]"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07]=&quot;i9-9900KF_SL_at_5.1GHz&quot;;5000;IF([.C107]=&quot;i9-9900KS_SL_at_5.2GHz&quot;;5000;IF([.C107]=&quot;i9-9900KF&quot;;5000;IF([.C107]=&quot;i7-8700K&quot;;4700;IF([.C107]=&quot;i7-7700&quot;;4200;IF([.C107]=&quot;Ryzen 5 3600X&quot;;4400;IF([.C107]=&quot;Ryzen 7 2700X&quot;;4300;IF([.C107]=&quot;FX-8350&quot;;4300))))))))" office:value-type="float" office:value="4400" calcext:value-type="float">
            <text:p>4400</text:p>
          </table:table-cell>
          <table:table-cell table:style-name="ce72" table:formula="of:=[.C114]/[.C82]" office:value-type="float" office:value="0.88" calcext:value-type="float">
            <text:p>0.880</text:p>
          </table:table-cell>
          <table:table-cell table:style-name="ce77" table:formula="of:=SQRT(([.$E$29]^2)*[.D114])" office:value-type="float" office:value="2912.74818685035" calcext:value-type="float">
            <text:p>2913</text:p>
          </table:table-cell>
          <table:table-cell table:style-name="ce72" table:formula="of:=[.E114]/[.$C$69]" office:value-type="float" office:value="1.34849453094924" calcext:value-type="float">
            <text:p>1.348</text:p>
          </table:table-cell>
          <table:table-cell table:style-name="ce72" table:formula="of:=[.F114]*[.$C$72]"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07]=&quot;i9-9900KF_SL_at_5.1GHz&quot;;5100;IF([.C107]=&quot;i9-9900KS_SL_at_5.2GHz&quot;;5200;IF([.C107]=&quot;i9-9900KF&quot;;5000;IF([.C107]=&quot;i7-8700K&quot;;4700;IF([.C107]=&quot;i7-7700&quot;;4200;IF([.C107]=&quot;Ryzen 5 3600X&quot;;4400;IF([.C107]=&quot;Ryzen 7 2700X&quot;;4300;IF([.C107]=&quot;FX-8350&quot;;4600))))))))" office:value-type="float" office:value="4400" calcext:value-type="float">
            <text:p>4400</text:p>
          </table:table-cell>
          <table:table-cell table:style-name="ce72" table:formula="of:=[.C115]/[.C83]" office:value-type="float" office:value="0.862745098039216" calcext:value-type="float">
            <text:p>0.863</text:p>
          </table:table-cell>
          <table:table-cell table:style-name="ce77" table:formula="of:=SQRT(([.$E$29]^2)*[.D115])" office:value-type="float" office:value="2884.05046051964" calcext:value-type="float">
            <text:p>2884</text:p>
          </table:table-cell>
          <table:table-cell table:style-name="ce72" table:formula="of:=[.E115]/[.$C$69]" office:value-type="float" office:value="1.33520854653687" calcext:value-type="float">
            <text:p>1.335</text:p>
          </table:table-cell>
          <table:table-cell table:style-name="ce72" table:formula="of:=[.F115]*[.$C$72]"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08]=&quot;Intel&quot;;1;IF([.C108]=&quot;AMD&quot;;0.8;IF([.C108]=&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9]=&quot;NV_RTX_2080_Ti_at_2115MHz&quot;;&quot;NVIDIA&quot;;IF([.C119]=&quot;NV_TITAN_RTX&quot;;&quot;NVIDIA&quot;;IF([.C119]=&quot;NV_RTX_2080_Super&quot;;&quot;NVIDIA&quot;;IF([.C119]=&quot;NV_RTX_2070_Super&quot;;&quot;NVIDIA&quot;;IF([.C119]=&quot;NV_RTX_2060_Super&quot;;&quot;NVIDIA&quot;;IF([.C119]=&quot;NV_GTX_1080_Ti&quot;;&quot;NVIDIA&quot;;IF([.C119]=&quot;NV_GTX_1080&quot;;&quot;NVIDIA&quot;;IF([.C119]=&quot;AMD_Radeon_VII&quot;;&quot;AMD&quot;;IF([.C119]=&quot;AMD_Radeon_RX_5500_XT&quot;;&quot;AMD&quot;;IF([.C119]=&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9]=&quot;NV_RTX_2080_Ti_at_2115MHz&quot;;4352;IF([.C119]=&quot;NV_TITAN_RTX&quot;;4608;IF([.C119]=&quot;NV_RTX_2080_Super&quot;;3072;IF([.C119]=&quot;NV_RTX_2070_Super&quot;;2560;IF([.C119]=&quot;NV_RTX_2060_Super&quot;;2176;IF([.C119]=&quot;NV_GTX_1080_Ti&quot;;3584;IF([.C119]=&quot;NV_GTX_1080&quot;;2560;IF([.C119]=&quot;AMD_Radeon_VII&quot;;3840;IF([.C119]=&quot;AMD_Radeon_RX_5500_XT&quot;;1408;IF([.C119]=&quot;AMD_Radeon_RX_5700_XT_A&quot;;2560))))))))))" office:value-type="float" office:value="3072" calcext:value-type="float">
            <text:p>3072</text:p>
          </table:table-cell>
          <table:table-cell table:style-name="ce72" table:formula="of:=[.C121]/[.C89]" office:value-type="float" office:value="0.705882352941176" calcext:value-type="float">
            <text:p>0.706</text:p>
          </table:table-cell>
          <table:table-cell table:style-name="ce77" table:formula="of:=SQRT(([.$E$29]^2)*[.D121])" office:value-type="float" office:value="2608.72179654418" calcext:value-type="float">
            <text:p>2609</text:p>
          </table:table-cell>
          <table:table-cell table:style-name="ce72" table:formula="of:=[.E121]/[.$C$69]" office:value-type="float" office:value="1.20774157247416" calcext:value-type="float">
            <text:p>1.208</text:p>
          </table:table-cell>
          <table:table-cell table:style-name="ce72" table:formula="of:=[.F121]*[.$C$72]"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19]=&quot;NV_RTX_2080_Ti_at_2115MHz&quot;;272;IF([.C119]=&quot;NV_TITAN_RTX&quot;;288;IF([.C119]=&quot;NV_RTX_2080_Super&quot;;192;IF([.C119]=&quot;NV_RTX_2070_Super&quot;;160;IF([.C119]=&quot;NV_RTX_2060_Super&quot;;136;IF([.C119]=&quot;NV_GTX_1080_Ti&quot;;224;IF([.C119]=&quot;NV_GTX_1080&quot;;160;IF([.C119]=&quot;AMD_Radeon_VII&quot;;240;IF([.C119]=&quot;AMD_Radeon_RX_5500_XT&quot;;88;IF([.C119]=&quot;AMD_Radeon_RX_5700_XT_A&quot;;160))))))))))" office:value-type="float" office:value="192" calcext:value-type="float">
            <text:p>192</text:p>
          </table:table-cell>
          <table:table-cell table:style-name="ce72" table:formula="of:=[.C122]/[.C90]" office:value-type="float" office:value="0.705882352941176" calcext:value-type="float">
            <text:p>0.706</text:p>
          </table:table-cell>
          <table:table-cell table:style-name="ce77" table:formula="of:=SQRT(([.$E$29]^2)*[.D122])" office:value-type="float" office:value="2608.72179654418" calcext:value-type="float">
            <text:p>2609</text:p>
          </table:table-cell>
          <table:table-cell table:style-name="ce72" table:formula="of:=[.E122]/[.$C$69]" office:value-type="float" office:value="1.20774157247416" calcext:value-type="float">
            <text:p>1.208</text:p>
          </table:table-cell>
          <table:table-cell table:style-name="ce72" table:formula="of:=[.F122]*[.$C$72]"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19]=&quot;NV_RTX_2080_Ti_at_2115MHz&quot;;88;IF([.C119]=&quot;NV_TITAN_RTX&quot;;96;IF([.C119]=&quot;NV_RTX_2080_Super&quot;;64;IF([.C119]=&quot;NV_RTX_2070_Super&quot;;64;IF([.C119]=&quot;NV_RTX_2060_Super&quot;;64;IF([.C119]=&quot;NV_GTX_1080_Ti&quot;;88;IF([.C119]=&quot;NV_GTX_1080&quot;;64;IF([.C119]=&quot;AMD_Radeon_VII&quot;;64;IF([.C119]=&quot;AMD_Radeon_RX_5500_XT&quot;;32;IF([.C119]=&quot;AMD_Radeon_RX_5700_XT_A&quot;;64))))))))))" office:value-type="float" office:value="64" calcext:value-type="float">
            <text:p>64</text:p>
          </table:table-cell>
          <table:table-cell table:style-name="ce72" table:formula="of:=[.C123]/[.C91]" office:value-type="float" office:value="0.727272727272727" calcext:value-type="float">
            <text:p>0.727</text:p>
          </table:table-cell>
          <table:table-cell table:style-name="ce77" table:formula="of:=SQRT(([.$E$29]^2)*[.D123])" office:value-type="float" office:value="2647.95289713668" calcext:value-type="float">
            <text:p>2648</text:p>
          </table:table-cell>
          <table:table-cell table:style-name="ce72" table:formula="of:=[.E123]/[.$C$69]" office:value-type="float" office:value="1.22590411904476" calcext:value-type="float">
            <text:p>1.226</text:p>
          </table:table-cell>
          <table:table-cell table:style-name="ce72" table:formula="of:=[.F123]*[.$C$72]"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19]=&quot;NV_RTX_2080_Ti_at_2115MHz&quot;;616;IF([.C119]=&quot;NV_TITAN_RTX&quot;;672;IF([.C119]=&quot;NV_RTX_2080_Super&quot;;496;IF([.C119]=&quot;NV_RTX_2070_Super&quot;;448;IF([.C119]=&quot;NV_RTX_2060_Super&quot;;448;IF([.C119]=&quot;NV_GTX_1080_Ti&quot;;484;IF([.C119]=&quot;NV_GTX_1080&quot;;352;IF([.C119]=&quot;AMD_Radeon_VII&quot;;1028;IF([.C119]=&quot;AMD_Radeon_RX_5500_XT&quot;;224;IF([.C119]=&quot;AMD_Radeon_RX_5700_XT_A&quot;;448))))))))))" office:value-type="float" office:value="496" calcext:value-type="float">
            <text:p>496</text:p>
          </table:table-cell>
          <table:table-cell table:style-name="ce72" table:formula="of:=[.C124]/[.C92]" office:value-type="float" office:value="0.805194805194805" calcext:value-type="float">
            <text:p>0.805</text:p>
          </table:table-cell>
          <table:table-cell table:style-name="ce77" table:formula="of:=SQRT(([.$E$29]^2)*[.D124])" office:value-type="float" office:value="2786.1987091292" calcext:value-type="float">
            <text:p>2786</text:p>
          </table:table-cell>
          <table:table-cell table:style-name="ce72" table:formula="of:=[.E124]/[.$C$69]" office:value-type="float" office:value="1.28990680978204" calcext:value-type="float">
            <text:p>1.290</text:p>
          </table:table-cell>
          <table:table-cell table:style-name="ce72" table:formula="of:=[.F124]*[.$C$72]"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19]=&quot;NV_RTX_2080_Ti_at_2115MHz&quot;;11;IF([.C119]=&quot;NV_TITAN_RTX&quot;;24;IF([.C119]=&quot;NV_RTX_2080_Super&quot;;8;IF([.C119]=&quot;NV_RTX_2070_Super&quot;;8;IF([.C119]=&quot;NV_RTX_2060_Super&quot;;8;IF([.C119]=&quot;NV_GTX_1080_Ti&quot;;11;IF([.C119]=&quot;NV_GTX_1080&quot;;8;IF([.C119]=&quot;AMD_Radeon_VII&quot;;16;IF([.C119]=&quot;AMD_Radeon_RX_5500_XT&quot;;8;IF([.C119]=&quot;AMD_Radeon_RX_5700_XT_A&quot;;8))))))))))" office:value-type="float" office:value="8" calcext:value-type="float">
            <text:p>8</text:p>
          </table:table-cell>
          <table:table-cell table:style-name="ce72" table:formula="of:=[.C125]/[.C93]" office:value-type="float" office:value="0.727272727272727" calcext:value-type="float">
            <text:p>0.727</text:p>
          </table:table-cell>
          <table:table-cell table:style-name="ce77" table:formula="of:=SQRT(([.$E$29]^2)*[.D125])" office:value-type="float" office:value="2647.95289713668" calcext:value-type="float">
            <text:p>2648</text:p>
          </table:table-cell>
          <table:table-cell table:style-name="ce72" table:formula="of:=[.E125]/[.$C$69]" office:value-type="float" office:value="1.22590411904476" calcext:value-type="float">
            <text:p>1.226</text:p>
          </table:table-cell>
          <table:table-cell table:style-name="ce72" table:formula="of:=[.F125]*[.$C$72]"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19]=&quot;NV_RTX_2080_Ti_at_2115MHz&quot;;136;IF([.C119]=&quot;NV_TITAN_RTX&quot;;170;IF([.C119]=&quot;NV_RTX_2080_Super&quot;;116;IF([.C119]=&quot;NV_RTX_2070_Super&quot;;113;IF([.C119]=&quot;NV_RTX_2060_Super&quot;;106;IF([.C119]=&quot;NV_GTX_1080_Ti&quot;;139;IF([.C119]=&quot;NV_GTX_1080&quot;;111;IF([.C119]=&quot;AMD_Radeon_VII&quot;;112;IF([.C119]=&quot;AMD_Radeon_RX_5500_XT&quot;;59;IF([.C119]=&quot;AMD_Radeon_RX_5700_XT_A&quot;;127))))))))))" office:value-type="float" office:value="116" calcext:value-type="float">
            <text:p>116</text:p>
          </table:table-cell>
          <table:table-cell table:style-name="ce72" table:formula="of:=[.C126]/[.C94]" office:value-type="float" office:value="0.852941176470588" calcext:value-type="float">
            <text:p>0.853</text:p>
          </table:table-cell>
          <table:table-cell table:style-name="ce77" table:formula="of:=SQRT(([.$E$29]^2)*[.D126])" office:value-type="float" office:value="2867.61699079259" calcext:value-type="float">
            <text:p>2868</text:p>
          </table:table-cell>
          <table:table-cell table:style-name="ce72" table:formula="of:=[.E126]/[.$C$69]" office:value-type="float" office:value="1.32760045870027" calcext:value-type="float">
            <text:p>1.328</text:p>
          </table:table-cell>
          <table:table-cell table:style-name="ce72" table:formula="of:=[.F126]*[.$C$72]"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19]=&quot;NV_RTX_2080_Ti_at_2115MHz&quot;;410;IF([.C119]=&quot;NV_TITAN_RTX&quot;;510;IF([.C119]=&quot;NV_RTX_2080_Super&quot;;348;IF([.C119]=&quot;NV_RTX_2070_Super&quot;;283;IF([.C119]=&quot;NV_RTX_2060_Super&quot;;224;IF([.C119]=&quot;NV_GTX_1080_Ti&quot;;354;IF([.C119]=&quot;NV_GTX_1080&quot;;277;IF([.C119]=&quot;AMD_Radeon_VII&quot;;420;IF([.C119]=&quot;AMD_Radeon_RX_5500_XT&quot;;162;IF([.C119]=&quot;AMD_Radeon_RX_5700_XT_A&quot;;317))))))))))" office:value-type="float" office:value="348" calcext:value-type="float">
            <text:p>348</text:p>
          </table:table-cell>
          <table:table-cell table:style-name="ce72" table:formula="of:=[.C127]/[.C95]" office:value-type="float" office:value="0.848780487804878" calcext:value-type="float">
            <text:p>0.849</text:p>
          </table:table-cell>
          <table:table-cell table:style-name="ce77" table:formula="of:=SQRT(([.$E$29]^2)*[.D127])" office:value-type="float" office:value="2860.61425264558" calcext:value-type="float">
            <text:p>2861</text:p>
          </table:table-cell>
          <table:table-cell table:style-name="ce72" table:formula="of:=[.E127]/[.$C$69]" office:value-type="float" office:value="1.32435845029888" calcext:value-type="float">
            <text:p>1.324</text:p>
          </table:table-cell>
          <table:table-cell table:style-name="ce72" table:formula="of:=[.F127]*[.$C$72]"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19]=&quot;NV_RTX_2080_Ti_at_2115MHz&quot;;13448;IF([.C119]=&quot;NV_TITAN_RTX&quot;;16312;IF([.C119]=&quot;NV_RTX_2080_Super&quot;;11150;IF([.C119]=&quot;NV_RTX_2070_Super&quot;;9060;IF([.C119]=&quot;NV_RTX_2060_Super&quot;;7180;IF([.C119]=&quot;NV_GTX_1080_Ti&quot;;11339;IF([.C119]=&quot;NV_GTX_1080&quot;;8873;IF([.C119]=&quot;AMD_Radeon_VII&quot;;13824;IF([.C119]=&quot;AMD_Radeon_RX_5500_XT&quot;;5196;IF([.C119]=&quot;AMD_Radeon_RX_5700_XT_A&quot;;8602))))))))))" office:value-type="float" office:value="11150" calcext:value-type="float">
            <text:p>11150</text:p>
          </table:table-cell>
          <table:table-cell table:style-name="ce72" table:formula="of:=[.C128]/[.C96]" office:value-type="float" office:value="0.829119571683522" calcext:value-type="float">
            <text:p>0.829</text:p>
          </table:table-cell>
          <table:table-cell table:style-name="ce77" table:formula="of:=SQRT(([.$E$29]^2)*[.D128])" office:value-type="float" office:value="2827.2888990321" calcext:value-type="float">
            <text:p>2827</text:p>
          </table:table-cell>
          <table:table-cell table:style-name="ce72" table:formula="of:=[.E128]/[.$C$69]" office:value-type="float" office:value="1.30893004584819" calcext:value-type="float">
            <text:p>1.309</text:p>
          </table:table-cell>
          <table:table-cell table:style-name="ce72" table:formula="of:=[.F128]*[.$C$72]"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19]=&quot;NV_RTX_2080_Ti_at_2115MHz&quot;;1545;IF([.C119]=&quot;NV_TITAN_RTX&quot;;1770;IF([.C119]=&quot;NV_RTX_2080_Super&quot;;1815;IF([.C119]=&quot;NV_RTX_2070_Super&quot;;1770;IF([.C119]=&quot;NV_RTX_2060_Super&quot;;1650;IF([.C119]=&quot;NV_GTX_1080_Ti&quot;;1582;IF([.C119]=&quot;NV_GTX_1080&quot;;1733;IF([.C119]=&quot;AMD_Radeon_VII&quot;;1750;IF([.C119]=&quot;AMD_Radeon_RX_5500_XT&quot;;1845;IF([.C119]=&quot;AMD_Radeon_RX_5700_XT_A&quot;;1980))))))))))" office:value-type="float" office:value="1815" calcext:value-type="float">
            <text:p>1815</text:p>
          </table:table-cell>
          <table:table-cell table:style-name="ce72" table:formula="of:=[.C129]/[.C97]" office:value-type="float" office:value="1.1747572815534" calcext:value-type="float">
            <text:p>1.175</text:p>
          </table:table-cell>
          <table:table-cell table:style-name="ce77" table:formula="of:=SQRT(([.$E$29]^2)*[.D129])" office:value-type="float" office:value="3365.39214957014" calcext:value-type="float">
            <text:p>3365</text:p>
          </table:table-cell>
          <table:table-cell table:style-name="ce72" table:formula="of:=[.E129]/[.$C$69]" office:value-type="float" office:value="1.55805192109729" calcext:value-type="float">
            <text:p>1.558</text:p>
          </table:table-cell>
          <table:table-cell table:style-name="ce72" table:formula="of:=[.F129]*[.$C$72]"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19]=&quot;NV_RTX_2080_Ti_at_2115MHz&quot;;1755;IF([.C119]=&quot;NV_TITAN_RTX&quot;;1770;IF([.C119]=&quot;NV_RTX_2080_Super&quot;;1845;IF([.C119]=&quot;NV_RTX_2070_Super&quot;;1815;IF([.C119]=&quot;NV_RTX_2060_Super&quot;;1650;IF([.C119]=&quot;NV_GTX_1080_Ti&quot;;1746;IF([.C119]=&quot;NV_GTX_1080&quot;;1860;IF([.C119]=&quot;AMD_Radeon_VII&quot;;1750;IF([.C119]=&quot;AMD_Radeon_RX_5500_XT&quot;;1845;IF([.C119]=&quot;AMD_Radeon_RX_5700_XT_A&quot;;1980))))))))))" office:value-type="float" office:value="1845" calcext:value-type="float">
            <text:p>1845</text:p>
          </table:table-cell>
          <table:table-cell table:style-name="ce72" table:formula="of:=[.C130]/[.C98]" office:value-type="float" office:value="1.05128205128205" calcext:value-type="float">
            <text:p>1.051</text:p>
          </table:table-cell>
          <table:table-cell table:style-name="ce77" table:formula="of:=SQRT(([.$E$29]^2)*[.D130])" office:value-type="float" office:value="3183.62003676028" calcext:value-type="float">
            <text:p>3184</text:p>
          </table:table-cell>
          <table:table-cell table:style-name="ce72" table:formula="of:=[.E130]/[.$C$69]" office:value-type="float" office:value="1.4738981651668" calcext:value-type="float">
            <text:p>1.474</text:p>
          </table:table-cell>
          <table:table-cell table:style-name="ce72" table:formula="of:=[.F130]*[.$C$72]"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19]=&quot;NV_RTX_2080_Ti_at_2115MHz&quot;;2115;IF([.C119]=&quot;NV_TITAN_RTX&quot;;2030;IF([.C119]=&quot;NV_RTX_2080_Super&quot;;2040;IF([.C119]=&quot;NV_RTX_2070_Super&quot;;2070;IF([.C119]=&quot;NV_RTX_2060_Super&quot;;1650;IF([.C119]=&quot;NV_GTX_1080_Ti&quot;;2037;IF([.C119]=&quot;NV_GTX_1080&quot;;2130;IF([.C119]=&quot;AMD_Radeon_VII&quot;;1900;IF([.C119]=&quot;AMD_Radeon_RX_5500_XT&quot;;1845;IF([.C119]=&quot;AMD_Radeon_RX_5700_XT_A&quot;;2150))))))))))" office:value-type="float" office:value="2040" calcext:value-type="float">
            <text:p>2040</text:p>
          </table:table-cell>
          <table:table-cell table:style-name="ce72" table:formula="of:=[.C131]/[.C99]" office:value-type="float" office:value="0.964539007092199" calcext:value-type="float">
            <text:p>0.965</text:p>
          </table:table-cell>
          <table:table-cell table:style-name="ce77" table:formula="of:=SQRT(([.$E$29]^2)*[.D131])" office:value-type="float" office:value="3049.44989807196" calcext:value-type="float">
            <text:p>3049</text:p>
          </table:table-cell>
          <table:table-cell table:style-name="ce72" table:formula="of:=[.E131]/[.$C$69]" office:value-type="float" office:value="1.4117823602185" calcext:value-type="float">
            <text:p>1.412</text:p>
          </table:table-cell>
          <table:table-cell table:style-name="ce72" table:formula="of:=[.F131]*[.$C$72]"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1]*[.C121]" office:value-type="float" office:value="6266880" calcext:value-type="float">
            <text:p>6266880</text:p>
          </table:table-cell>
          <table:table-cell table:style-name="ce72" table:formula="of:=[.C132]/[.C100]" office:value-type="float" office:value="0.680851063829787" calcext:value-type="float">
            <text:p>0.681</text:p>
          </table:table-cell>
          <table:table-cell table:style-name="ce77" table:formula="of:=SQRT(([.$E$29]^2)*[.D132])" office:value-type="float" office:value="2562.05037570684" calcext:value-type="float">
            <text:p>2562</text:p>
          </table:table-cell>
          <table:table-cell table:style-name="ce72" table:formula="of:=[.E132]/[.$C$69]" office:value-type="float" office:value="1.18613443319761" calcext:value-type="float">
            <text:p>1.186</text:p>
          </table:table-cell>
          <table:table-cell table:style-name="ce72" table:formula="of:=[.F132]*[.$C$72]"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35]/[.C103]" office:value-type="float" office:value="1" calcext:value-type="float">
            <text:p>1.000</text:p>
          </table:table-cell>
          <table:table-cell table:style-name="ce77" table:formula="of:=SQRT(([.$E$29]^2)*[.D135])" office:value-type="float" office:value="3105" calcext:value-type="float">
            <text:p>3105</text:p>
          </table:table-cell>
          <table:table-cell table:style-name="ce72" table:formula="of:=[.E135]/[.$C$69]" office:value-type="float" office:value="1.4375" calcext:value-type="float">
            <text:p>1.438</text:p>
          </table:table-cell>
          <table:table-cell table:style-name="ce72" table:formula="of:=[.F135]*[.$C$72]" office:value-type="float" office:value="28.22675" calcext:value-type="float">
            <text:p>28.227</text:p>
          </table:table-cell>
          <table:table-cell table:number-columns-repeated="57"/>
        </table:table-row>
        <calcext:conditional-formats>
          <calcext:conditional-format calcext:target-range-address="PavlovVR.G22:PavlovVR.G22 PavlovVR.G29:PavlovVR.G29 PavlovVR.A30:PavlovVR.A30 PavlovVR.A22:PavlovVR.A22">
            <calcext:condition calcext:apply-style-name="Good - Framerate" calcext:value="&gt;=1.4" calcext:base-cell-address="PavlovVR.A22"/>
            <calcext:condition calcext:apply-style-name="Warn - Framerate" calcext:value="&gt;=1.2" calcext:base-cell-address="PavlovVR.A22"/>
            <calcext:condition calcext:apply-style-name="Bad - Framerate" calcext:value="&lt;1.2" calcext:base-cell-address="PavlovVR.A22"/>
          </calcext:conditional-format>
          <calcext:conditional-format calcext:target-range-address="PavlovVR.M30:PavlovVR.M30 PavlovVR.M23:PavlovVR.M23 PavlovVR.A23:PavlovVR.A23 PavlovVR.A31:PavlovVR.A31">
            <calcext:condition calcext:apply-style-name="Good - Framerate" calcext:value="&lt;=0.8" calcext:base-cell-address="PavlovVR.A23"/>
            <calcext:condition calcext:apply-style-name="Warn - Framerate" calcext:value="between(0.8,1)" calcext:base-cell-address="PavlovVR.A23"/>
            <calcext:condition calcext:apply-style-name="Bad - Framerate" calcext:value="&gt;=1" calcext:base-cell-address="PavlovVR.A23"/>
          </calcext:conditional-format>
        </calcext:conditional-formats>
      </table:table>
      <table:table table:name="HalfLifeAlyx"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8" office:value-type="string" calcext:value-type="string">
            <text:p>Item</text:p>
          </table:table-cell>
          <table:table-cell table:style-name="ce28" office:value-type="string" calcext:value-type="string">
            <text:p>Feature</text:p>
          </table:table-cell>
          <table:table-cell table:style-name="ce32"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office:value-type="string" calcext:value-type="string">
            <text:p>Sub</text:p>
          </table:table-cell>
          <table:table-cell table:style-name="ce28" office:value-type="string" calcext:value-type="string">
            <text:p>Value</text:p>
          </table:table-cell>
          <table:table-cell table:style-name="ce28"/>
          <table:table-cell table:style-name="ce28" office:value-type="string" calcext:value-type="string">
            <text:p>Numeric</text:p>
          </table:table-cell>
          <table:table-cell table:style-name="ce28" table:number-columns-repeated="49"/>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office:annotation draw:style-name="gr1" draw:text-style-name="P2" svg:width="200.15pt" svg:height="110.95pt" svg:x="0pt" svg:y="14pt" draw:caption-point-x="584.39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0pt" svg:y="8.67pt" draw:caption-point-x="584.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0pt" svg:y="64.01pt" draw:caption-point-x="584.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office:annotation draw:style-name="gr3" draw:text-style-name="P4" svg:width="265.86pt" svg:height="151.26pt" svg:x="0pt" svg:y="111.06pt" draw:caption-point-x="584.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682.78pt" svg:y="111.06pt" draw:caption-point-x="571.1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0pt" svg:y="136.66pt" draw:caption-point-x="584.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0pt" svg:y="149.47pt" draw:caption-point-x="584.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175.0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47" table:formula="of:=[.C4]*[.C17]*(IF([.C13]=&quot;OFF&quot;;1;1.25))*[.E21]" office:value-type="float" office:value="3105" calcext:value-type="float">
            <office:annotation draw:style-name="gr8" draw:text-style-name="P2" svg:width="102.53pt" svg:height="140.06pt" svg:x="0pt" svg:y="200.66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105</text:p>
          </table:table-cell>
          <table:table-cell office:value-type="string" calcext:value-type="string">
            <text:p>Add SR</text:p>
          </table:table-cell>
          <table:table-cell table:style-name="ce83" table:content-validation-name="val17" office:value-type="float" office:value="1.15" calcext:value-type="float">
            <office:annotation draw:style-name="gr2" draw:text-style-name="P4" svg:width="82.18pt" svg:height="61.68pt" svg:x="0pt" svg:y="213.48pt" draw:caption-point-x="692.7pt" draw:caption-point-y="42.8pt">
              <dc:date>2019-11-30T00:00:00</dc:date>
              <text:p text:style-name="P3"><text:span text:style-name="T1">Setting this too high will also degrade VR application framerate.</text:span></text:p>
            </office:annotation>
            <text:p>1.15</text:p>
          </table:table-cell>
          <table:table-cell table:number-columns-repeated="59"/>
        </table:table-row>
        <table:table-row table:style-name="ro1">
          <table:table-cell table:style-name="ce142" table:formula="of:=[.C21]/[.O13]/[.C4]"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office:annotation draw:style-name="gr4" draw:text-style-name="P4" svg:width="82.18pt" svg:height="51pt" svg:x="0pt" svg:y="226.26pt" draw:caption-point-x="638.56pt" draw:caption-point-y="42.8pt">
              <dc:date>2019-11-29T00:00:00</dc:date>
              <text:p text:style-name="P3"><text:span text:style-name="T1">Equivalent.</text:span></text:p>
            </office:annotation>
            <text:p>v</text:p>
          </table:table-cell>
          <table:table-cell table:style-name="ce100" table:formula="of:=ROUNDDOWN([.C4]*[.C17]*[.E21];0)" office:value-type="float" office:value="3105" calcext:value-type="float">
            <text:p>3105</text:p>
          </table:table-cell>
          <table:table-cell table:style-name="ce56" office:value-type="string" calcext:value-type="string">
            <text:p>Total SR</text:p>
          </table:table-cell>
          <table:table-cell table:style-name="ce142" table:formula="of:=[.C21]/[.O13]/[.C4]" office:value-type="float" office:value="1.4375" calcext:value-type="float">
            <text:p>1.438</text:p>
          </table:table-cell>
          <table:table-cell table:style-name="ce16" office:value-type="string" calcext:value-type="string">
            <text:p>Expected</text:p>
          </table:table-cell>
          <table:table-cell table:style-name="ce17" table:formula="of:=[.C17]*[.E21]" office:value-type="float" office:value="1.4375" calcext:value-type="float">
            <text:p>1.438</text:p>
          </table:table-cell>
          <table:table-cell table:number-columns-repeated="55"/>
        </table:table-row>
        <table:table-row table:style-name="ro1">
          <table:table-cell table:style-name="ce143" table:formula="of:=ROUNDUP(([.C21]/[.C55])^2*([.C10]/[.C44]);3)" office:value-type="float" office:value="1" calcext:value-type="float">
            <text:p>1</text:p>
          </table:table-cell>
          <table:table-cell table:style-name="ce27" office:value-type="string" calcext:value-type="string">
            <text:p>← Load</text:p>
          </table:table-cell>
          <table:table-cell table:style-name="ce38"/>
          <table:table-cell table:style-name="ce56"/>
          <table:table-cell table:style-name="ce100"/>
          <table:table-cell table:style-name="ce56"/>
          <table:table-cell/>
          <table:table-cell table:style-name="ce56" office:value-type="string" calcext:value-type="string">
            <text:p>Equivalent</text:p>
          </table:table-cell>
          <table:table-cell table:style-name="ce18" table:formula="of:=CONCATENATE(ROUNDDOWN([.G22]*[.C3];0);&quot;x&quot;;ROUNDDOWN([.G22]*[.C4];0))" office:value-type="string" office:string-value="5520x3105" calcext:value-type="string">
            <text:p>5520x3105</text:p>
          </table:table-cell>
          <table:table-cell table:style-name="ce56" office:value-type="string" calcext:value-type="string">
            <text:p>vAngular</text:p>
          </table:table-cell>
          <table:table-cell table:formula="of:=ROUND([.E22]/[.C6];5)" office:value-type="float" office:value="28.22727" calcext:value-type="float">
            <text:p>28.22727</text:p>
          </table:table-cell>
          <table:table-cell table:style-name="ce56" office:value-type="string" calcext:value-type="string">
            <text:p>Load</text:p>
          </table:table-cell>
          <table:table-cell table:style-name="ce143" table:formula="of:=ROUNDUP(([.C21]/[.C55])^2*([.C10]/[.C44]);3)" office:value-type="float" office:value="1" calcext:value-type="float">
            <office:annotation draw:style-name="gr9" draw:text-style-name="P4" svg:width="343.3pt" svg:height="116.87pt" svg:x="166.39pt" svg:y="149.5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1]"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47" table:formula="of:=[.C4]*[.C17]*(IF([.C13]=&quot;OFF&quot;;1;1.25))*[.E26]" office:value-type="float" office:value="3105" calcext:value-type="float">
            <text:p>3105</text:p>
          </table:table-cell>
          <table:table-cell office:value-type="string" calcext:value-type="string">
            <text:p>Add SR</text:p>
          </table:table-cell>
          <table:table-cell table:style-name="ce83" table:content-validation-name="val18" office:value-type="float" office:value="1.15" calcext:value-type="float">
            <text:p>1.15</text:p>
          </table:table-cell>
          <table:table-cell office:value-type="string" calcext:value-type="string">
            <text:p>Sub SR</text:p>
          </table:table-cell>
          <table:table-cell table:formula="of:=[.C26]/[.O13]/[.C4]" office:value-type="float" office:value="1.4375" calcext:value-type="float">
            <text:p>1.4375</text:p>
          </table:table-cell>
          <table:table-cell table:style-name="ce16" office:value-type="string" calcext:value-type="string">
            <text:p>Expected</text:p>
          </table:table-cell>
          <table:table-cell table:style-name="ce16" table:formula="of:=[.C17]*[.E26]"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1" table:content-validation-name="val12" office:value-type="float" office:value="1" calcext:value-type="float">
            <text:p>1.0</text:p>
          </table:table-cell>
          <table:table-cell table:style-name="ce56" office:value-type="string" calcext:value-type="string">
            <office:annotation draw:style-name="gr4" draw:text-style-name="P4" svg:width="82.18pt" svg:height="51pt" svg:x="0pt" svg:y="315.86pt" draw:caption-point-x="638.56pt" draw:caption-point-y="42.8pt">
              <dc:date>2019-11-29T00:00:00</dc:date>
              <text:p text:style-name="P3"><text:span text:style-name="T1">Equivalent.</text:span></text:p>
            </office:annotation>
            <text:p>v</text:p>
          </table:table-cell>
          <table:table-cell table:style-name="ce100" table:formula="of:=ROUNDDOWN([.C4]*[.C17]*[.E26]*[.C29];0)" office:value-type="float" office:value="3105" calcext:value-type="float">
            <text:p>3105</text:p>
          </table:table-cell>
          <table:table-cell table:style-name="ce56" office:value-type="string" calcext:value-type="string">
            <text:p>Total SR</text:p>
          </table:table-cell>
          <table:table-cell table:style-name="ce142" table:formula="of:=[.E29]/[.C4]" office:value-type="float" office:value="1.4375" calcext:value-type="float">
            <office:annotation draw:style-name="gr10" draw:text-style-name="P4" svg:width="71.63pt" svg:height="30.84pt" svg:x="109.87pt" svg:y="312.29pt" draw:caption-point-x="691.14pt" draw:caption-point-y="46.37pt">
              <dc:date>2019-11-30T00:00:00</dc:date>
              <text:p text:style-name="P3"><text:span text:style-name="T1">Prefer ~1.5 for text clarity.</text:span></text:p>
            </office:annotation>
            <text:p>1.438</text:p>
          </table:table-cell>
          <table:table-cell table:style-name="ce16" office:value-type="string" calcext:value-type="string">
            <text:p>Expected</text:p>
          </table:table-cell>
          <table:table-cell table:style-name="ce17" table:formula="of:=[.C17]*[.E26]*[.C29]" office:value-type="float" office:value="1.4375" calcext:value-type="float">
            <text:p>1.438</text:p>
          </table:table-cell>
          <table:table-cell table:number-columns-repeated="55"/>
        </table:table-row>
        <table:table-row table:style-name="ro1">
          <table:table-cell table:style-name="ce142" table:formula="of:=[.E29]/[.C4]" office:value-type="float" office:value="1.4375" calcext:value-type="float">
            <office:annotation draw:style-name="gr10" draw:text-style-name="P4" svg:width="71.63pt" svg:height="30.84pt" svg:x="46.32pt" svg:y="325.11pt" draw:caption-point-x="50.23pt" draw:caption-point-y="46.37pt">
              <dc:date>2019-11-30T00:00:00</dc:date>
              <text:p text:style-name="P3"><text:span text:style-name="T1">Prefer ~1.5 for text clarity.</text:span></text:p>
            </office:annotation>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29]*[.C3];0);&quot;x&quot;;ROUNDDOWN([.G29]*[.C4];0))" office:value-type="string" office:string-value="5520x3105" calcext:value-type="string">
            <office:annotation draw:style-name="gr11" draw:text-style-name="P4" svg:width="507.6pt" svg:height="319.21pt" svg:x="0pt" svg:y="200.13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520x3105</text:p>
          </table:table-cell>
          <table:table-cell table:style-name="ce56" office:value-type="string" calcext:value-type="string">
            <text:p>vAngular</text:p>
          </table:table-cell>
          <table:table-cell table:formula="of:=ROUND([.E29]/[.C6];5)" office:value-type="float" office:value="28.22727" calcext:value-type="float">
            <office:annotation draw:style-name="gr12" draw:text-style-name="P4" svg:width="216.54pt" svg:height="162.45pt" svg:x="156.3pt" svg:y="193.35pt" draw:caption-point-x="861.31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8.22727</text:p>
          </table:table-cell>
          <table:table-cell table:style-name="ce56" office:value-type="string" calcext:value-type="string">
            <text:p>Load</text:p>
          </table:table-cell>
          <table:table-cell table:style-name="ce143" table:formula="of:=ROUNDUP(((([.C26]*[.C29])/([.C60]*[.C63]))^2)*([.C10]/[.C44]);3)" office:value-type="float" office:value="1" calcext:value-type="float">
            <office:annotation draw:style-name="gr9" draw:text-style-name="P4" svg:width="343.3pt" svg:height="116.87pt" svg:x="166.39pt" svg:y="239.1pt" draw:caption-point-x="959.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table-cell table:formula="of:=[.C26]*[.C29]" office:value-type="float" office:value="3105" calcext:value-type="float">
            <text:p>3105</text:p>
          </table:table-cell>
          <table:table-cell table:number-columns-repeated="49"/>
        </table:table-row>
        <table:table-row table:style-name="ro1">
          <table:table-cell table:style-name="ce144" table:formula="of:=ROUNDUP(((([.C26]*[.C29])/([.C60]*[.C63]))^2)*([.C10]/[.C44]);3)" office:value-type="float" office:value="1" calcext:value-type="float">
            <office:annotation draw:style-name="gr9" draw:text-style-name="P4" svg:width="343.3pt" svg:height="116.87pt" svg:x="0pt" svg:y="251.89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8" office:value-type="string" calcext:value-type="string">
            <text:p>Limits</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5" table:content-validation-name="val1" office:value-type="string" calcext:value-type="string">
            <text:p>Pimax 8kX</text:p>
          </table:table-cell>
          <table:table-cell table:style-name="ce29"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6]=&quot;Pimax 8kX&quot;;3840;IF([.C36]=&quot;Pimax 5kp&quot;;2560;IF([.C36]=&quot;HP Reverb&quot;;2160;IF([.C36]=&quot;Valve Index&quot;;2880;IF([.C36]=&quot;HTC Vive Pro&quot;;1440;IF([.C36]=&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6]=&quot;Pimax 8kX&quot;;2160;IF([.C36]=&quot;Pimax 5kp&quot;;1440;IF([.C36]=&quot;HP Reverb&quot;;2160;IF([.C36]=&quot;Valve Index&quot;;1600;IF([.C36]=&quot;HTC Vive Pro&quot;;1600;IF([.C36]=&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6]=&quot;Pimax 8kX&quot;;170;IF([.C36]=&quot;Pimax 5kp&quot;;170;IF([.C36]=&quot;HP Reverb&quot;;110;IF([.C36]=&quot;Valve Index&quot;;130;IF([.C36]=&quot;HTC Vive Pro&quot;;110;IF([.C36]=&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6]=&quot;Pimax 8kX&quot;;110;IF([.C36]=&quot;Pimax 5kp&quot;;110;IF([.C36]=&quot;HP Reverb&quot;;110;IF([.C36]=&quot;Valve Index&quot;;130;IF([.C36]=&quot;HTC Vive Pro&quot;;110;IF([.C36]=&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6]=&quot;Pimax 8kX&quot;;ROUND([.C38]/[.C40];3);IF([.C36]=&quot;Pimax 5kp&quot;;ROUND([.C38]/[.C40];3);IF([.C36]=&quot;HP Reverb&quot;;ROUND([.C38]/[.C40];3);IF([.C36]=&quot;Valve Index&quot;;ROUND([.C38]/[.C40];3);IF([.C36]=&quot;HTC Vive Pro&quot;;ROUND([.C38]/[.C40];3);IF([.C36]=&quot;HTC Vive&quot;;ROUND([.C38]/[.C40];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9"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Refresh Rate (Hz)</text:p>
          </table:table-cell>
          <table:table-cell table:style-name="ce25"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Parallel Projections</text:p>
          </table:table-cell>
          <table:table-cell table:style-name="ce25" table:content-validation-name="val6" office:value-type="string" calcext:value-type="string">
            <text:p>OFF</text:p>
          </table:table-cell>
          <table:table-cell table:number-columns-repeated="11"/>
          <table:table-cell table:style-name="ce6" table:formula="of:=(IF([.C47]=&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71.8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9"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6" office:value-type="string" calcext:value-type="string">
            <text:p>Render Quality</text:p>
          </table:table-cell>
          <table:table-cell table:style-name="ce52" table:content-validation-name="val13" office:value-type="float" office:value="1.25" calcext:value-type="float">
            <text:p>1.25</text:p>
          </table:table-cell>
          <table:table-cell table:number-columns-repeated="61"/>
        </table:table-row>
        <table:table-row table:style-name="ro1">
          <table:table-cell office:value-type="string" calcext:value-type="string">
            <text:p>PiTool</text:p>
          </table:table-cell>
          <table:table-cell office:value-type="string" calcext:value-type="string">
            <text:p>GPU Catalyst</text:p>
          </table:table-cell>
          <table:table-cell table:style-name="ce44" table:content-validation-name="val11" office:value-type="float" office:value="0" calcext:value-type="float">
            <office:annotation draw:style-name="gr7" draw:text-style-name="P4" svg:width="82.18pt" svg:height="106.47pt" svg:x="601.68pt" svg:y="610.27pt" draw:caption-point-x="-17.29pt" draw:caption-point-y="42.8pt">
              <dc:date>2020-04-13T00:00:00</dc:date>
              <text:p text:style-name="P3"><text:span text:style-name="T1">WARNING: Always set ‘0’ unless GPU utilization remains well below 90% under frame dropping conditions!</text:span></text:p>
            </office:annotation>
            <text:p>0.00</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9" office:value-type="string" calcext:value-type="string">
            <text:p>SteamVR Settings &gt; Video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55]/([.C38]*[.C51]*[.O47])" office:value-type="float" office:value="1.15" calcext:value-type="float">
            <text:p>1.15</text:p>
          </table:table-cell>
          <table:table-cell table:number-columns-repeated="59"/>
        </table:table-row>
        <table:table-row table:style-name="ro1">
          <table:table-cell table:style-name="ce142" table:formula="of:=[.C55]/[.O47]/[.C38]" office:value-type="float" office:value="1.4375" calcext:value-type="float">
            <text:p>1.438</text:p>
          </table:table-cell>
          <table:table-cell table:style-name="ce26" office:value-type="string" calcext:value-type="string">
            <text:p>← <text:span text:style-name="T5">Total SR</text:span></text:p>
          </table:table-cell>
          <table:table-cell table:style-name="ce38"/>
          <table:table-cell table:style-name="ce56" office:value-type="string" calcext:value-type="string">
            <text:p>v</text:p>
          </table:table-cell>
          <table:table-cell table:style-name="ce100" table:formula="of:=ROUNDDOWN([.C38]*[.C51]*[.E55];0)" office:value-type="float" office:value="3105" calcext:value-type="float">
            <text:p>3105</text:p>
          </table:table-cell>
          <table:table-cell table:style-name="ce56" office:value-type="string" calcext:value-type="string">
            <text:p>Total SR</text:p>
          </table:table-cell>
          <table:table-cell table:style-name="ce142" table:formula="of:=[.C55]/[.O47]/[.C38]" office:value-type="float" office:value="1.4375" calcext:value-type="float">
            <text:p>1.438</text:p>
          </table:table-cell>
          <table:table-cell table:style-name="ce16" office:value-type="string" calcext:value-type="string">
            <text:p>Expected</text:p>
          </table:table-cell>
          <table:table-cell table:style-name="ce17" table:formula="of:=[.C51]*[.E55]" office:value-type="float" office:value="1.4375" calcext:value-type="float">
            <text:p>1.438</text:p>
          </table:table-cell>
          <table:table-cell table:number-columns-repeated="55"/>
        </table:table-row>
        <table:table-row table:style-name="ro1">
          <table:table-cell table:number-columns-repeated="2"/>
          <table:table-cell table:style-name="Default"/>
          <table:table-cell table:number-columns-repeated="4"/>
          <table:table-cell table:style-name="ce56" office:value-type="string" calcext:value-type="string">
            <text:p>Equivalent</text:p>
          </table:table-cell>
          <table:table-cell table:style-name="ce18" table:formula="of:=CONCATENATE(ROUNDDOWN([.G56]*[.C37];0);&quot;x&quot;;ROUNDDOWN([.G56]*[.C38];0))" office:value-type="string" office:string-value="5520x3105" calcext:value-type="string">
            <text:p>5520x3105</text:p>
          </table:table-cell>
          <table:table-cell table:style-name="ce56" office:value-type="string" calcext:value-type="string">
            <text:p>vAngular</text:p>
          </table:table-cell>
          <table:table-cell table:formula="of:=ROUND([.E56]/[.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55]" office:value-type="float" office:value="3105" calcext:value-type="float">
            <text:p>3105</text:p>
          </table:table-cell>
          <table:table-cell table:number-columns-repeated="49"/>
        </table:table-row>
        <table:table-row table:style-name="ro1" table:number-rows-repeated="2">
          <table:table-cell/>
          <table:table-cell table:style-name="ce49"/>
          <table:table-cell table:style-name="ce38"/>
          <table:table-cell table:style-name="ce56"/>
          <table:table-cell table:style-name="ce100"/>
          <table:table-cell table:style-name="ce56"/>
          <table:table-cell/>
          <table:table-cell table:style-name="ce56"/>
          <table:table-cell table:style-name="ce18"/>
          <table:table-cell table:style-name="ce56"/>
          <table:table-cell/>
          <table:table-cell table:style-name="ce56"/>
          <table:table-cell table:number-columns-repeated="52"/>
        </table:table-row>
        <table:table-row table:style-name="ro1">
          <table:table-cell office:value-type="string" calcext:value-type="string">
            <text:p>SteamVR</text:p>
          </table:table-cell>
          <table:table-cell table:style-name="ce49" office:value-type="string" calcext:value-type="string">
            <text:p>SteamVR Settings &gt; Applications &gt; [App] &gt; Custom Resolution</text:p>
          </table:table-cell>
          <table:table-cell table:style-name="ce53" office:value-type="float" office:value="3105" calcext:value-type="float">
            <text:p>3105</text:p>
          </table:table-cell>
          <table:table-cell office:value-type="string" calcext:value-type="string">
            <text:p>Add SR</text:p>
          </table:table-cell>
          <table:table-cell table:formula="of:=[.C60]/([.C38]*[.C51]*[.O47])" office:value-type="float" office:value="1.15" calcext:value-type="float">
            <text:p>1.15</text:p>
          </table:table-cell>
          <table:table-cell office:value-type="string" calcext:value-type="string">
            <text:p>Sub SR</text:p>
          </table:table-cell>
          <table:table-cell table:formula="of:=[.C60]/[.O47]/[.C38]" office:value-type="float" office:value="1.4375" calcext:value-type="float">
            <text:p>1.4375</text:p>
          </table:table-cell>
          <table:table-cell table:style-name="ce16" office:value-type="string" calcext:value-type="string">
            <text:p>Expected</text:p>
          </table:table-cell>
          <table:table-cell table:style-name="ce16" table:formula="of:=[.C51]*[.E60]" office:value-type="float" office:value="1.4375" calcext:value-type="float">
            <text:p>1.4375</text:p>
          </table:table-cell>
          <table:table-cell table:number-columns-repeated="55"/>
        </table:table-row>
        <table:table-row table:style-name="ro1">
          <table:table-cell/>
          <table:table-cell table:style-name="ce49"/>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6" office:value-type="string" calcext:value-type="string">
            <text:p>Pixel Density</text:p>
          </table:table-cell>
          <table:table-cell table:style-name="ce54" table:content-validation-name="val12" office:value-type="float" office:value="1" calcext:value-type="float">
            <text:p>1.0</text:p>
          </table:table-cell>
          <table:table-cell table:style-name="ce56" office:value-type="string" calcext:value-type="string">
            <text:p>v</text:p>
          </table:table-cell>
          <table:table-cell table:style-name="ce100" table:formula="of:=ROUNDDOWN([.C38]*[.C51]*[.E60]*[.C63];0)" office:value-type="float" office:value="3105" calcext:value-type="float">
            <text:p>3105</text:p>
          </table:table-cell>
          <table:table-cell table:style-name="ce56" office:value-type="string" calcext:value-type="string">
            <text:p>Total SR</text:p>
          </table:table-cell>
          <table:table-cell table:style-name="ce142" table:formula="of:=[.E63]/[.C38]" office:value-type="float" office:value="1.4375" calcext:value-type="float">
            <text:p>1.438</text:p>
          </table:table-cell>
          <table:table-cell table:style-name="ce16" office:value-type="string" calcext:value-type="string">
            <text:p>Expected</text:p>
          </table:table-cell>
          <table:table-cell table:style-name="ce17" table:formula="of:=[.C51]*[.E60]*[.C63]" office:value-type="float" office:value="1.4375" calcext:value-type="float">
            <text:p>1.438</text:p>
          </table:table-cell>
          <table:table-cell table:number-columns-repeated="55"/>
        </table:table-row>
        <table:table-row table:style-name="ro1">
          <table:table-cell table:style-name="ce142" table:formula="of:=[.E63]/[.C38]" office:value-type="float" office:value="1.4375" calcext:value-type="float">
            <text:p>1.438</text:p>
          </table:table-cell>
          <table:table-cell table:style-name="ce26" office:value-type="string" calcext:value-type="string">
            <text:p>← <text:span text:style-name="T5">Total SR</text:span></text:p>
          </table:table-cell>
          <table:table-cell table:style-name="ce36"/>
          <table:table-cell table:number-columns-repeated="4"/>
          <table:table-cell table:style-name="ce56" office:value-type="string" calcext:value-type="string">
            <text:p>Equivalent</text:p>
          </table:table-cell>
          <table:table-cell table:style-name="ce29" table:formula="of:=CONCATENATE(ROUNDDOWN([.G63]*[.C37];0);&quot;x&quot;;ROUNDDOWN([.G63]*[.C38];0))" office:value-type="string" office:string-value="5520x3105" calcext:value-type="string">
            <text:p>5520x3105</text:p>
          </table:table-cell>
          <table:table-cell table:style-name="ce56" office:value-type="string" calcext:value-type="string">
            <text:p>vAngular</text:p>
          </table:table-cell>
          <table:table-cell table:formula="of:=ROUND([.E63]/[.C40];5)" office:value-type="float" office:value="28.22727" calcext:value-type="float">
            <text:p>28.22727</text:p>
          </table:table-cell>
          <table:table-cell table:style-name="ce56" office:value-type="string" calcext:value-type="string">
            <text:p>Load</text:p>
          </table:table-cell>
          <table:table-cell table:number-columns-repeated="2"/>
          <table:table-cell table:formula="of:=[.C60]*[.C63]" office:value-type="float" office:value="3105" calcext:value-type="float">
            <text:p>310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8" office:value-type="string" calcext:value-type="string">
            <office:annotation draw:style-name="gr13" draw:text-style-name="P4" svg:width="359.35pt" svg:height="296.82pt" svg:x="48.13pt" svg:y="879.08pt" draw:caption-point-x="48.42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8" table:number-columns-repeated="63"/>
        </table:table-row>
        <table:table-row table:style-name="ro1">
          <table:table-cell table:style-name="ce29" office:value-type="string" calcext:value-type="string">
            <text:p>HMD</text:p>
          </table:table-cell>
          <table:table-cell table:style-name="ce29"/>
          <table:table-cell table:style-name="ce23" table:content-validation-name="val1" office:value-type="string" calcext:value-type="string">
            <text:p>Pimax 8kX</text:p>
          </table:table-cell>
          <table:table-cell table:number-columns-repeated="4"/>
          <table:table-cell table:style-name="ce29"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4]=&quot;Pimax 8kX&quot;;3840;IF([.C74]=&quot;Pimax 5kp&quot;;2560;IF([.C74]=&quot;HP Reverb&quot;;2160;IF([.C74]=&quot;Valve Index&quot;;2880;IF([.C74]=&quot;HTC Vive Pro&quot;;1440;IF([.C74]=&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4]=&quot;Pimax 8kX&quot;;2160;IF([.C74]=&quot;Pimax 5kp&quot;;1440;IF([.C74]=&quot;HP Reverb&quot;;2160;IF([.C74]=&quot;Valve Index&quot;;1600;IF([.C74]=&quot;HTC Vive Pro&quot;;1600;IF([.C74]=&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4]=&quot;Pimax 8kX&quot;;170;IF([.C74]=&quot;Pimax 5kp&quot;;170;IF([.C74]=&quot;HP Reverb&quot;;110;IF([.C74]=&quot;Valve Index&quot;;130;IF([.C74]=&quot;HTC Vive Pro&quot;;110;IF([.C74]=&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4]=&quot;Pimax 8kX&quot;;110;IF([.C74]=&quot;Pimax 5kp&quot;;110;IF([.C74]=&quot;HP Reverb&quot;;110;IF([.C74]=&quot;Valve Index&quot;;130;IF([.C74]=&quot;HTC Vive Pro&quot;;110;IF([.C74]=&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4]=&quot;Pimax 8kX&quot;;ROUND([.C76]/[.C78];3);IF([.C74]=&quot;Pimax 5kp&quot;;ROUND([.C76]/[.C78];3);IF([.C74]=&quot;HP Reverb&quot;;ROUND([.C76]/[.C78];3);IF([.C74]=&quot;Valve Index&quot;;ROUND([.C76]/[.C78];3);IF([.C74]=&quot;HTC Vive Pro&quot;;ROUND([.C76]/[.C78];3);IF([.C74]=&quot;HTC Vive&quot;;ROUND([.C76]/[.C78];3)))))))" office:value-type="float" office:value="19.636" calcext:value-type="float">
            <text:p>19.636</text:p>
          </table:table-cell>
          <table:table-cell table:number-columns-repeated="61"/>
        </table:table-row>
        <table:table-row table:style-name="ro1" table:number-rows-repeated="2">
          <table:table-cell table:style-name="ce29"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2]=&quot;i9-9900KF_SL_at_5.1GHz&quot;;&quot;Intel&quot;;IF([.C82]=&quot;i9-9900KS_SL_at_5.2GHz&quot;;&quot;Intel&quot;;IF([.C82]=&quot;i9-9900KF&quot;;&quot;Intel&quot;;IF([.C82]=&quot;i7-8700K&quot;;&quot;Intel&quot;;IF([.C82]=&quot;i7-7700&quot;;&quot;Intel&quot;;IF([.C82]=&quot;Ryzen 5 3600X&quot;;&quot;AMD&quot;;IF([.C82]=&quot;Ryzen 7 2700X&quot;;&quot;AMD&quot;;IF([.C82]=&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4" draw:text-style-name="P4" svg:width="82.18pt" svg:height="72.88pt" svg:x="48.13pt" svg:y="1019.88pt" draw:caption-point-x="48.42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2]=&quot;i9-9900KF_SL_at_5.1GHz&quot;;20369;IF([.C82]=&quot;i9-9900KS_SL_at_5.2GHz&quot;;21501;IF([.C82]=&quot;i9-9900KF&quot;;20369;IF([.C82]=&quot;i7-8700K&quot;;15933;IF([.C82]=&quot;i7-7700&quot;;10686;IF([.C82]=&quot;Ryzen 5 3600X&quot;;20520;IF([.C82]=&quot;Ryzen 7 2700X&quot;;16939;IF([.C82]=&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4" draw:text-style-name="P4" svg:width="91.08pt" svg:height="72.88pt" svg:x="48.13pt" svg:y="1032.66pt" draw:caption-point-x="48.42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2]=&quot;i9-9900KF_SL_at_5.1GHz&quot;;2906;IF([.C82]=&quot;i9-9900KS_SL_at_5.2GHz&quot;;3011;IF([.C82]=&quot;i9-9900KF&quot;;2906;IF([.C82]=&quot;i7-8700K&quot;;2697;IF([.C82]=&quot;i7-7700&quot;;2342;IF([.C82]=&quot;Ryzen 5 3600X&quot;;2916;IF([.C82]=&quot;Ryzen 7 2700X&quot;;2183;IF([.C82]=&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5]*([.C90]/[.C89])"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6]*[.C91]"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48.13pt" svg:y="1071.07pt" draw:caption-point-x="48.42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2]=&quot;i9-9900KF_SL_at_5.1GHz&quot;;16;IF([.C82]=&quot;i9-9900KS_SL_at_5.2GHz&quot;;16;IF([.C82]=&quot;i9-9900KF&quot;;16;IF([.C82]=&quot;i7-8700K&quot;;12;IF([.C82]=&quot;i7-7700&quot;;8;IF([.C82]=&quot;Ryzen 5 3600X&quot;;12;IF([.C82]=&quot;Ryzen 7 2700X&quot;;16;IF([.C82]=&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4" draw:text-style-name="P4" svg:width="82.18pt" svg:height="72.88pt" svg:x="48.13pt" svg:y="1083.86pt" draw:caption-point-x="48.42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2]=&quot;i9-9900KF_SL_at_5.1GHz&quot;;5000;IF([.C82]=&quot;i9-9900KS_SL_at_5.2GHz&quot;;5000;IF([.C82]=&quot;i9-9900KF&quot;;5000;IF([.C82]=&quot;i7-8700K&quot;;4700;IF([.C82]=&quot;i7-7700&quot;;4200;IF([.C82]=&quot;Ryzen 5 3600X&quot;;4400;IF([.C82]=&quot;Ryzen 7 2700X&quot;;4300;IF([.C82]=&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48.13pt" svg:y="1096.67pt" draw:caption-point-x="48.42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2]=&quot;i9-9900KF_SL_at_5.1GHz&quot;;5100;IF([.C82]=&quot;i9-9900KS_SL_at_5.2GHz&quot;;5200;IF([.C82]=&quot;i9-9900KF&quot;;5000;IF([.C82]=&quot;i7-8700K&quot;;4700;IF([.C82]=&quot;i7-7700&quot;;4200;IF([.C82]=&quot;Ryzen 5 3600X&quot;;4400;IF([.C82]=&quot;Ryzen 7 2700X&quot;;4300;IF([.C82]=&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5" draw:text-style-name="P4" svg:width="82.18pt" svg:height="184.85pt" svg:x="48.13pt" svg:y="1109.48pt" draw:caption-point-x="48.42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3]=&quot;Intel&quot;;1;IF([.C83]=&quot;AMD&quot;;0.8;IF([.C83]=&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3" draw:text-style-name="P4" svg:width="180.17pt" svg:height="151.26pt" svg:x="0pt" svg:y="1147.86pt" draw:caption-point-x="584.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4]=&quot;NV_RTX_2080_Ti_at_2115MHz&quot;;&quot;NVIDIA&quot;;IF([.C94]=&quot;NV_TITAN_RTX&quot;;&quot;NVIDIA&quot;;IF([.C94]=&quot;NV_RTX_2080_Super&quot;;&quot;NVIDIA&quot;;IF([.C94]=&quot;NV_RTX_2070_Super&quot;;&quot;NVIDIA&quot;;IF([.C94]=&quot;NV_RTX_2060_Super&quot;;&quot;NVIDIA&quot;;IF([.C94]=&quot;NV_GTX_1080_Ti&quot;;&quot;NVIDIA&quot;;IF([.C94]=&quot;NV_GTX_1080&quot;;&quot;NVIDIA&quot;;IF([.C94]=&quot;AMD_Radeon_VII&quot;;&quot;AMD&quot;;IF([.C94]=&quot;AMD_Radeon_RX_5500_XT&quot;;&quot;AMD&quot;;IF([.C94]=&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4]=&quot;NV_RTX_2080_Ti_at_2115MHz&quot;;4352;IF([.C94]=&quot;NV_TITAN_RTX&quot;;4608;IF([.C94]=&quot;NV_RTX_2080_Super&quot;;3072;IF([.C94]=&quot;NV_RTX_2070_Super&quot;;2560;IF([.C94]=&quot;NV_RTX_2060_Super&quot;;2176;IF([.C94]=&quot;NV_GTX_1080_Ti&quot;;3584;IF([.C94]=&quot;NV_GTX_1080&quot;;2560;IF([.C94]=&quot;AMD_Radeon_VII&quot;;3840;IF([.C94]=&quot;AMD_Radeon_RX_5500_XT&quot;;1408;IF([.C94]=&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4]=&quot;NV_RTX_2080_Ti_at_2115MHz&quot;;272;IF([.C94]=&quot;NV_TITAN_RTX&quot;;288;IF([.C94]=&quot;NV_RTX_2080_Super&quot;;192;IF([.C94]=&quot;NV_RTX_2070_Super&quot;;160;IF([.C94]=&quot;NV_RTX_2060_Super&quot;;136;IF([.C94]=&quot;NV_GTX_1080_Ti&quot;;224;IF([.C94]=&quot;NV_GTX_1080&quot;;160;IF([.C94]=&quot;AMD_Radeon_VII&quot;;240;IF([.C94]=&quot;AMD_Radeon_RX_5500_XT&quot;;88;IF([.C94]=&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4]=&quot;NV_RTX_2080_Ti_at_2115MHz&quot;;88;IF([.C94]=&quot;NV_TITAN_RTX&quot;;96;IF([.C94]=&quot;NV_RTX_2080_Super&quot;;64;IF([.C94]=&quot;NV_RTX_2070_Super&quot;;64;IF([.C94]=&quot;NV_RTX_2060_Super&quot;;64;IF([.C94]=&quot;NV_GTX_1080_Ti&quot;;88;IF([.C94]=&quot;NV_GTX_1080&quot;;64;IF([.C94]=&quot;AMD_Radeon_VII&quot;;64;IF([.C94]=&quot;AMD_Radeon_RX_5500_XT&quot;;32;IF([.C94]=&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4]=&quot;NV_RTX_2080_Ti_at_2115MHz&quot;;616;IF([.C94]=&quot;NV_TITAN_RTX&quot;;672;IF([.C94]=&quot;NV_RTX_2080_Super&quot;;496;IF([.C94]=&quot;NV_RTX_2070_Super&quot;;448;IF([.C94]=&quot;NV_RTX_2060_Super&quot;;448;IF([.C94]=&quot;NV_GTX_1080_Ti&quot;;484;IF([.C94]=&quot;NV_GTX_1080&quot;;352;IF([.C94]=&quot;AMD_Radeon_VII&quot;;1028;IF([.C94]=&quot;AMD_Radeon_RX_5500_XT&quot;;224;IF([.C94]=&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4]=&quot;NV_RTX_2080_Ti_at_2115MHz&quot;;11;IF([.C94]=&quot;NV_TITAN_RTX&quot;;24;IF([.C94]=&quot;NV_RTX_2080_Super&quot;;8;IF([.C94]=&quot;NV_RTX_2070_Super&quot;;8;IF([.C94]=&quot;NV_RTX_2060_Super&quot;;8;IF([.C94]=&quot;NV_GTX_1080_Ti&quot;;11;IF([.C94]=&quot;NV_GTX_1080&quot;;8;IF([.C94]=&quot;AMD_Radeon_VII&quot;;16;IF([.C94]=&quot;AMD_Radeon_RX_5500_XT&quot;;8;IF([.C94]=&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4]=&quot;NV_RTX_2080_Ti_at_2115MHz&quot;;136;IF([.C94]=&quot;NV_TITAN_RTX&quot;;170;IF([.C94]=&quot;NV_RTX_2080_Super&quot;;116;IF([.C94]=&quot;NV_RTX_2070_Super&quot;;113;IF([.C94]=&quot;NV_RTX_2060_Super&quot;;106;IF([.C94]=&quot;NV_GTX_1080_Ti&quot;;139;IF([.C94]=&quot;NV_GTX_1080&quot;;111;IF([.C94]=&quot;AMD_Radeon_VII&quot;;112;IF([.C94]=&quot;AMD_Radeon_RX_5500_XT&quot;;59;IF([.C94]=&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4]=&quot;NV_RTX_2080_Ti_at_2115MHz&quot;;410;IF([.C94]=&quot;NV_TITAN_RTX&quot;;510;IF([.C94]=&quot;NV_RTX_2080_Super&quot;;348;IF([.C94]=&quot;NV_RTX_2070_Super&quot;;283;IF([.C94]=&quot;NV_RTX_2060_Super&quot;;224;IF([.C94]=&quot;NV_GTX_1080_Ti&quot;;354;IF([.C94]=&quot;NV_GTX_1080&quot;;277;IF([.C94]=&quot;AMD_Radeon_VII&quot;;420;IF([.C94]=&quot;AMD_Radeon_RX_5500_XT&quot;;162;IF([.C94]=&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4]=&quot;NV_RTX_2080_Ti_at_2115MHz&quot;;13448;IF([.C94]=&quot;NV_TITAN_RTX&quot;;16312;IF([.C94]=&quot;NV_RTX_2080_Super&quot;;11150;IF([.C94]=&quot;NV_RTX_2070_Super&quot;;9060;IF([.C94]=&quot;NV_RTX_2060_Super&quot;;7180;IF([.C94]=&quot;NV_GTX_1080_Ti&quot;;11339;IF([.C94]=&quot;NV_GTX_1080&quot;;8873;IF([.C94]=&quot;AMD_Radeon_VII&quot;;13824;IF([.C94]=&quot;AMD_Radeon_RX_5500_XT&quot;;5196;IF([.C94]=&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48.13pt" svg:y="1275.87pt" draw:caption-point-x="48.42pt" draw:caption-point-y="42.8pt">
              <dc:date>2020-01-05T00:00:00</dc:date>
              <text:p text:style-name="P3"><text:span text:style-name="T1">Always boost clock.</text:span></text:p>
            </office:annotation>
            <text:p>Stock (MHz)</text:p>
          </table:table-cell>
          <table:table-cell/>
          <table:table-cell table:formula="of:=IF([.C94]=&quot;NV_RTX_2080_Ti_at_2115MHz&quot;;1545;IF([.C94]=&quot;NV_TITAN_RTX&quot;;1770;IF([.C94]=&quot;NV_RTX_2080_Super&quot;;1815;IF([.C94]=&quot;NV_RTX_2070_Super&quot;;1770;IF([.C94]=&quot;NV_RTX_2060_Super&quot;;1650;IF([.C94]=&quot;NV_GTX_1080_Ti&quot;;1582;IF([.C94]=&quot;NV_GTX_1080&quot;;1733;IF([.C94]=&quot;AMD_Radeon_VII&quot;;1750;IF([.C94]=&quot;AMD_Radeon_RX_5500_XT&quot;;1845;IF([.C94]=&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4]=&quot;NV_RTX_2080_Ti_at_2115MHz&quot;;1755;IF([.C94]=&quot;NV_TITAN_RTX&quot;;1770;IF([.C94]=&quot;NV_RTX_2080_Super&quot;;1845;IF([.C94]=&quot;NV_RTX_2070_Super&quot;;1815;IF([.C94]=&quot;NV_RTX_2060_Super&quot;;1650;IF([.C94]=&quot;NV_GTX_1080_Ti&quot;;1746;IF([.C94]=&quot;NV_GTX_1080&quot;;1860;IF([.C94]=&quot;AMD_Radeon_VII&quot;;1750;IF([.C94]=&quot;AMD_Radeon_RX_5500_XT&quot;;1845;IF([.C94]=&quot;AMD_Radeon_RX_5700_XT_A&quot;;1980))))))))))" office:value-type="float" office:value="1755" calcext:value-type="float">
            <text:p>1755</text:p>
          </table:table-cell>
          <table:table-cell table:style-name="ce70" table:formula="of:=[.C105]/[.C104]"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4]=&quot;NV_RTX_2080_Ti_at_2115MHz&quot;;2115;IF([.C94]=&quot;NV_TITAN_RTX&quot;;2030;IF([.C94]=&quot;NV_RTX_2080_Super&quot;;2040;IF([.C94]=&quot;NV_RTX_2070_Super&quot;;2070;IF([.C94]=&quot;NV_RTX_2060_Super&quot;;1650;IF([.C94]=&quot;NV_GTX_1080_Ti&quot;;2037;IF([.C94]=&quot;NV_GTX_1080&quot;;2130;IF([.C94]=&quot;AMD_Radeon_VII&quot;;1900;IF([.C94]=&quot;AMD_Radeon_RX_5500_XT&quot;;1845;IF([.C94]=&quot;AMD_Radeon_RX_5700_XT_A&quot;;2150))))))))))" office:value-type="float" office:value="2115" calcext:value-type="float">
            <text:p>2115</text:p>
          </table:table-cell>
          <table:table-cell table:style-name="ce70" table:formula="of:=[.C106]/[.C105]" office:value-type="float" office:value="1.20512820512821" calcext:value-type="float">
            <text:p>1.205</text:p>
          </table:table-cell>
          <table:table-cell table:style-name="ce70" table:formula="of:=[.C106]/[.C104]"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48.13pt" svg:y="1314.26pt" draw:caption-point-x="48.42pt" draw:caption-point-y="42.8pt">
              <dc:date>2020-01-05T00:00:00</dc:date>
              <text:p text:style-name="P3"><text:span text:style-name="T1">Completely arbitrary comparison statistic.</text:span></text:p>
            </office:annotation>
            <text:p>Shader Multiple</text:p>
          </table:table-cell>
          <table:table-cell/>
          <table:table-cell table:style-name="ce61" table:formula="of:=[.C106]*[.C96]"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4]=&quot;i9-9900KF_SL_at_5.1GHz&quot;;&quot;Intel&quot;;IF([.C114]=&quot;i9-9900KS_SL_at_5.2GHz&quot;;&quot;Intel&quot;;IF([.C114]=&quot;i9-9900KF&quot;;&quot;Intel&quot;;IF([.C114]=&quot;i7-8700K&quot;;&quot;Intel&quot;;IF([.C114]=&quot;i7-7700&quot;;&quot;Intel&quot;;IF([.C114]=&quot;Ryzen 5 3600X&quot;;&quot;AMD&quot;;IF([.C114]=&quot;Ryzen 7 2700X&quot;;&quot;AMD&quot;;IF([.C114]=&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4]=&quot;i9-9900KF_SL_at_5.1GHz&quot;;20369;IF([.C114]=&quot;i9-9900KS_SL_at_5.2GHz&quot;;21501;IF([.C114]=&quot;i9-9900KF&quot;;20369;IF([.C114]=&quot;i7-8700K&quot;;15933;IF([.C114]=&quot;i7-7700&quot;;10686;IF([.C114]=&quot;Ryzen 5 3600X&quot;;20520;IF([.C114]=&quot;Ryzen 7 2700X&quot;;16939;IF([.C114]=&quot;FX-8350&quot;;8958))))))))" office:value-type="float" office:value="20520" calcext:value-type="float">
            <text:p>20520</text:p>
          </table:table-cell>
          <table:table-cell table:style-name="ce72" table:formula="of:=[.C116]/[.C84]" office:value-type="float" office:value="1.00741322598066" calcext:value-type="float">
            <text:p>1.007</text:p>
          </table:table-cell>
          <table:table-cell table:style-name="ce77" table:formula="of:=SQRT(([.$E$29]^2)*[.D116])" office:value-type="float" office:value="3116.4877822655" calcext:value-type="float">
            <text:p>3116</text:p>
          </table:table-cell>
          <table:table-cell table:style-name="ce72" table:formula="of:=[.E116]/[.$C$76]" office:value-type="float" office:value="1.44281841771551" calcext:value-type="float">
            <text:p>1.443</text:p>
          </table:table-cell>
          <table:table-cell table:style-name="ce72" table:formula="of:=[.F116]*[.$C$79]" office:value-type="float" office:value="28.3311824502618" calcext:value-type="float">
            <text:p>28.331</text:p>
          </table:table-cell>
          <table:table-cell table:number-columns-repeated="57"/>
        </table:table-row>
        <table:table-row table:style-name="ro1">
          <table:table-cell office:value-type="string" calcext:value-type="string">
            <text:p>Passmark ST</text:p>
          </table:table-cell>
          <table:table-cell/>
          <table:table-cell table:formula="of:=IF([.C114]=&quot;i9-9900KF_SL_at_5.1GHz&quot;;2906;IF([.C114]=&quot;i9-9900KS_SL_at_5.2GHz&quot;;3011;IF([.C114]=&quot;i9-9900KF&quot;;2906;IF([.C114]=&quot;i7-8700K&quot;;2697;IF([.C114]=&quot;i7-7700&quot;;2342;IF([.C114]=&quot;Ryzen 5 3600X&quot;;2916;IF([.C114]=&quot;Ryzen 7 2700X&quot;;2183;IF([.C114]=&quot;FX-8350&quot;;1510))))))))" office:value-type="float" office:value="2916" calcext:value-type="float">
            <text:p>2916</text:p>
          </table:table-cell>
          <table:table-cell table:style-name="ce72" table:formula="of:=[.C117]/[.C85]" office:value-type="float" office:value="1.00344115622849" calcext:value-type="float">
            <text:p>1.003</text:p>
          </table:table-cell>
          <table:table-cell table:style-name="ce77" table:formula="of:=SQRT(([.$E$29]^2)*[.D117])" office:value-type="float" office:value="3110.33780693156" calcext:value-type="float">
            <text:p>3110</text:p>
          </table:table-cell>
          <table:table-cell table:style-name="ce72" table:formula="of:=[.E117]/[.$C$76]" office:value-type="float" office:value="1.43997120691276" calcext:value-type="float">
            <text:p>1.440</text:p>
          </table:table-cell>
          <table:table-cell table:style-name="ce72" table:formula="of:=[.F117]*[.$C$79]" office:value-type="float" office:value="28.2752746189389" calcext:value-type="float">
            <text:p>28.275</text:p>
          </table:table-cell>
          <table:table-cell table:number-columns-repeated="57"/>
        </table:table-row>
        <table:table-row table:style-name="ro1">
          <table:table-cell office:value-type="string" calcext:value-type="string">
            <text:p>Passmark ST OC</text:p>
          </table:table-cell>
          <table:table-cell/>
          <table:table-cell table:style-name="ce63" table:formula="of:=[.C117]*([.C122]/[.C121])" office:value-type="float" office:value="2916" calcext:value-type="float">
            <text:p>2916</text:p>
          </table:table-cell>
          <table:table-cell table:style-name="ce72" table:formula="of:=[.C118]/[.C86]" office:value-type="float" office:value="0.983765839439699" calcext:value-type="float">
            <text:p>0.984</text:p>
          </table:table-cell>
          <table:table-cell table:style-name="ce77" table:formula="of:=SQRT(([.$E$29]^2)*[.D118])" office:value-type="float" office:value="3079.69333736074" calcext:value-type="float">
            <text:p>3080</text:p>
          </table:table-cell>
          <table:table-cell table:style-name="ce72" table:formula="of:=[.E118]/[.$C$76]" office:value-type="float" office:value="1.42578395248182" calcext:value-type="float">
            <text:p>1.426</text:p>
          </table:table-cell>
          <table:table-cell table:style-name="ce72" table:formula="of:=[.F118]*[.$C$79]" office:value-type="float" office:value="27.9966936909331" calcext:value-type="float">
            <text:p>27.99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8]*[.C123]" office:value-type="float" office:value="2332.8" calcext:value-type="float">
            <text:p>2333</text:p>
          </table:table-cell>
          <table:table-cell table:style-name="ce72" table:formula="of:=[.C119]/[.C87]" office:value-type="float" office:value="0.787012671551759" calcext:value-type="float">
            <text:p>0.787</text:p>
          </table:table-cell>
          <table:table-cell table:style-name="ce77" table:formula="of:=SQRT(([.$E$29]^2)*[.D119])" office:value-type="float" office:value="2754.56146087672" calcext:value-type="float">
            <text:p>2755</text:p>
          </table:table-cell>
          <table:table-cell table:style-name="ce72" table:formula="of:=[.E119]/[.$C$76]" office:value-type="float" office:value="1.27525993559107" calcext:value-type="float">
            <text:p>1.275</text:p>
          </table:table-cell>
          <table:table-cell table:style-name="ce72" table:formula="of:=[.F119]*[.$C$79]" office:value-type="float" office:value="25.0410040952663" calcext:value-type="float">
            <text:p>25.041</text:p>
          </table:table-cell>
          <table:table-cell table:number-columns-repeated="57"/>
        </table:table-row>
        <table:table-row table:style-name="ro1">
          <table:table-cell office:value-type="string" calcext:value-type="string">
            <text:p>Threads</text:p>
          </table:table-cell>
          <table:table-cell/>
          <table:table-cell table:formula="of:=IF([.C114]=&quot;i9-9900KF_SL_at_5.1GHz&quot;;16;IF([.C114]=&quot;i9-9900KS_SL_at_5.2GHz&quot;;16;IF([.C114]=&quot;i9-9900KF&quot;;16;IF([.C114]=&quot;i7-8700K&quot;;12;IF([.C114]=&quot;i7-7700&quot;;8;IF([.C114]=&quot;Ryzen 5 3600X&quot;;12;IF([.C114]=&quot;Ryzen 7 2700X&quot;;16;IF([.C114]=&quot;FX-8350&quot;;8))))))))" office:value-type="float" office:value="12" calcext:value-type="float">
            <text:p>12</text:p>
          </table:table-cell>
          <table:table-cell table:style-name="ce72" table:formula="of:=[.C120]/[.C88]" office:value-type="float" office:value="0.75" calcext:value-type="float">
            <text:p>0.750</text:p>
          </table:table-cell>
          <table:table-cell table:style-name="ce77" table:formula="of:=SQRT(([.$E$29]^2)*[.D120])" office:value-type="float" office:value="2689.00887875068" calcext:value-type="float">
            <text:p>2689</text:p>
          </table:table-cell>
          <table:table-cell table:style-name="ce72" table:formula="of:=[.E120]/[.$C$76]" office:value-type="float" office:value="1.24491151794013" calcext:value-type="float">
            <text:p>1.245</text:p>
          </table:table-cell>
          <table:table-cell table:style-name="ce72" table:formula="of:=[.F120]*[.$C$79]" office:value-type="float" office:value="24.4450825662724" calcext:value-type="float">
            <text:p>24.445</text:p>
          </table:table-cell>
          <table:table-cell table:number-columns-repeated="57"/>
        </table:table-row>
        <table:table-row table:style-name="ro1">
          <table:table-cell office:value-type="string" calcext:value-type="string">
            <text:p>Stock (MHz)</text:p>
          </table:table-cell>
          <table:table-cell/>
          <table:table-cell table:formula="of:=IF([.C114]=&quot;i9-9900KF_SL_at_5.1GHz&quot;;5000;IF([.C114]=&quot;i9-9900KS_SL_at_5.2GHz&quot;;5000;IF([.C114]=&quot;i9-9900KF&quot;;5000;IF([.C114]=&quot;i7-8700K&quot;;4700;IF([.C114]=&quot;i7-7700&quot;;4200;IF([.C114]=&quot;Ryzen 5 3600X&quot;;4400;IF([.C114]=&quot;Ryzen 7 2700X&quot;;4300;IF([.C114]=&quot;FX-8350&quot;;4300))))))))" office:value-type="float" office:value="4400" calcext:value-type="float">
            <text:p>4400</text:p>
          </table:table-cell>
          <table:table-cell table:style-name="ce72" table:formula="of:=[.C121]/[.C89]" office:value-type="float" office:value="0.88" calcext:value-type="float">
            <text:p>0.880</text:p>
          </table:table-cell>
          <table:table-cell table:style-name="ce77" table:formula="of:=SQRT(([.$E$29]^2)*[.D121])" office:value-type="float" office:value="2912.74818685035" calcext:value-type="float">
            <text:p>2913</text:p>
          </table:table-cell>
          <table:table-cell table:style-name="ce72" table:formula="of:=[.E121]/[.$C$76]" office:value-type="float" office:value="1.34849453094924" calcext:value-type="float">
            <text:p>1.348</text:p>
          </table:table-cell>
          <table:table-cell table:style-name="ce72" table:formula="of:=[.F121]*[.$C$79]" office:value-type="float" office:value="26.4790386097192" calcext:value-type="float">
            <text:p>26.479</text:p>
          </table:table-cell>
          <table:table-cell table:number-columns-repeated="57"/>
        </table:table-row>
        <table:table-row table:style-name="ro1">
          <table:table-cell office:value-type="string" calcext:value-type="string">
            <text:p>OverClock (MHz)</text:p>
          </table:table-cell>
          <table:table-cell/>
          <table:table-cell table:formula="of:=IF([.C114]=&quot;i9-9900KF_SL_at_5.1GHz&quot;;5100;IF([.C114]=&quot;i9-9900KS_SL_at_5.2GHz&quot;;5200;IF([.C114]=&quot;i9-9900KF&quot;;5000;IF([.C114]=&quot;i7-8700K&quot;;4700;IF([.C114]=&quot;i7-7700&quot;;4200;IF([.C114]=&quot;Ryzen 5 3600X&quot;;4400;IF([.C114]=&quot;Ryzen 7 2700X&quot;;4300;IF([.C114]=&quot;FX-8350&quot;;4600))))))))" office:value-type="float" office:value="4400" calcext:value-type="float">
            <text:p>4400</text:p>
          </table:table-cell>
          <table:table-cell table:style-name="ce72" table:formula="of:=[.C122]/[.C90]" office:value-type="float" office:value="0.862745098039216" calcext:value-type="float">
            <text:p>0.863</text:p>
          </table:table-cell>
          <table:table-cell table:style-name="ce77" table:formula="of:=SQRT(([.$E$29]^2)*[.D122])" office:value-type="float" office:value="2884.05046051964" calcext:value-type="float">
            <text:p>2884</text:p>
          </table:table-cell>
          <table:table-cell table:style-name="ce72" table:formula="of:=[.E122]/[.$C$76]" office:value-type="float" office:value="1.33520854653687" calcext:value-type="float">
            <text:p>1.335</text:p>
          </table:table-cell>
          <table:table-cell table:style-name="ce72" table:formula="of:=[.F122]*[.$C$79]" office:value-type="float" office:value="26.218155019798" calcext:value-type="float">
            <text:p>26.218</text:p>
          </table:table-cell>
          <table:table-cell table:number-columns-repeated="57"/>
        </table:table-row>
        <table:table-row table:style-name="ro1">
          <table:table-cell office:value-type="string" calcext:value-type="string">
            <text:p>Penalty</text:p>
          </table:table-cell>
          <table:table-cell/>
          <table:table-cell table:style-name="ce59" table:formula="of:=IF([.C115]=&quot;Intel&quot;;1;IF([.C115]=&quot;AMD&quot;;0.8;IF([.C115]=&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6]=&quot;NV_RTX_2080_Ti_at_2115MHz&quot;;&quot;NVIDIA&quot;;IF([.C126]=&quot;NV_TITAN_RTX&quot;;&quot;NVIDIA&quot;;IF([.C126]=&quot;NV_RTX_2080_Super&quot;;&quot;NVIDIA&quot;;IF([.C126]=&quot;NV_RTX_2070_Super&quot;;&quot;NVIDIA&quot;;IF([.C126]=&quot;NV_RTX_2060_Super&quot;;&quot;NVIDIA&quot;;IF([.C126]=&quot;NV_GTX_1080_Ti&quot;;&quot;NVIDIA&quot;;IF([.C126]=&quot;NV_GTX_1080&quot;;&quot;NVIDIA&quot;;IF([.C126]=&quot;AMD_Radeon_VII&quot;;&quot;AMD&quot;;IF([.C126]=&quot;AMD_Radeon_RX_5500_XT&quot;;&quot;AMD&quot;;IF([.C126]=&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6]=&quot;NV_RTX_2080_Ti_at_2115MHz&quot;;4352;IF([.C126]=&quot;NV_TITAN_RTX&quot;;4608;IF([.C126]=&quot;NV_RTX_2080_Super&quot;;3072;IF([.C126]=&quot;NV_RTX_2070_Super&quot;;2560;IF([.C126]=&quot;NV_RTX_2060_Super&quot;;2176;IF([.C126]=&quot;NV_GTX_1080_Ti&quot;;3584;IF([.C126]=&quot;NV_GTX_1080&quot;;2560;IF([.C126]=&quot;AMD_Radeon_VII&quot;;3840;IF([.C126]=&quot;AMD_Radeon_RX_5500_XT&quot;;1408;IF([.C126]=&quot;AMD_Radeon_RX_5700_XT_A&quot;;2560))))))))))" office:value-type="float" office:value="3072" calcext:value-type="float">
            <text:p>3072</text:p>
          </table:table-cell>
          <table:table-cell table:style-name="ce72" table:formula="of:=[.C128]/[.C96]" office:value-type="float" office:value="0.705882352941176" calcext:value-type="float">
            <text:p>0.706</text:p>
          </table:table-cell>
          <table:table-cell table:style-name="ce77" table:formula="of:=SQRT(([.$E$29]^2)*[.D128])" office:value-type="float" office:value="2608.72179654418" calcext:value-type="float">
            <text:p>2609</text:p>
          </table:table-cell>
          <table:table-cell table:style-name="ce72" table:formula="of:=[.E128]/[.$C$76]" office:value-type="float" office:value="1.20774157247416" calcext:value-type="float">
            <text:p>1.208</text:p>
          </table:table-cell>
          <table:table-cell table:style-name="ce72" table:formula="of:=[.F128]*[.$C$79]" office:value-type="float" office:value="23.7152135171026" calcext:value-type="float">
            <text:p>23.715</text:p>
          </table:table-cell>
          <table:table-cell table:number-columns-repeated="57"/>
        </table:table-row>
        <table:table-row table:style-name="ro1">
          <table:table-cell office:value-type="string" calcext:value-type="string">
            <text:p>Texture Units</text:p>
          </table:table-cell>
          <table:table-cell/>
          <table:table-cell table:formula="of:=IF([.C126]=&quot;NV_RTX_2080_Ti_at_2115MHz&quot;;272;IF([.C126]=&quot;NV_TITAN_RTX&quot;;288;IF([.C126]=&quot;NV_RTX_2080_Super&quot;;192;IF([.C126]=&quot;NV_RTX_2070_Super&quot;;160;IF([.C126]=&quot;NV_RTX_2060_Super&quot;;136;IF([.C126]=&quot;NV_GTX_1080_Ti&quot;;224;IF([.C126]=&quot;NV_GTX_1080&quot;;160;IF([.C126]=&quot;AMD_Radeon_VII&quot;;240;IF([.C126]=&quot;AMD_Radeon_RX_5500_XT&quot;;88;IF([.C126]=&quot;AMD_Radeon_RX_5700_XT_A&quot;;160))))))))))" office:value-type="float" office:value="192" calcext:value-type="float">
            <text:p>192</text:p>
          </table:table-cell>
          <table:table-cell table:style-name="ce72" table:formula="of:=[.C129]/[.C97]" office:value-type="float" office:value="0.705882352941176" calcext:value-type="float">
            <text:p>0.706</text:p>
          </table:table-cell>
          <table:table-cell table:style-name="ce77" table:formula="of:=SQRT(([.$E$29]^2)*[.D129])" office:value-type="float" office:value="2608.72179654418" calcext:value-type="float">
            <text:p>2609</text:p>
          </table:table-cell>
          <table:table-cell table:style-name="ce72" table:formula="of:=[.E129]/[.$C$76]" office:value-type="float" office:value="1.20774157247416" calcext:value-type="float">
            <text:p>1.208</text:p>
          </table:table-cell>
          <table:table-cell table:style-name="ce72" table:formula="of:=[.F129]*[.$C$79]" office:value-type="float" office:value="23.7152135171026" calcext:value-type="float">
            <text:p>23.715</text:p>
          </table:table-cell>
          <table:table-cell table:number-columns-repeated="57"/>
        </table:table-row>
        <table:table-row table:style-name="ro1">
          <table:table-cell office:value-type="string" calcext:value-type="string">
            <text:p>Render Units</text:p>
          </table:table-cell>
          <table:table-cell/>
          <table:table-cell table:formula="of:=IF([.C126]=&quot;NV_RTX_2080_Ti_at_2115MHz&quot;;88;IF([.C126]=&quot;NV_TITAN_RTX&quot;;96;IF([.C126]=&quot;NV_RTX_2080_Super&quot;;64;IF([.C126]=&quot;NV_RTX_2070_Super&quot;;64;IF([.C126]=&quot;NV_RTX_2060_Super&quot;;64;IF([.C126]=&quot;NV_GTX_1080_Ti&quot;;88;IF([.C126]=&quot;NV_GTX_1080&quot;;64;IF([.C126]=&quot;AMD_Radeon_VII&quot;;64;IF([.C126]=&quot;AMD_Radeon_RX_5500_XT&quot;;32;IF([.C126]=&quot;AMD_Radeon_RX_5700_XT_A&quot;;64))))))))))" office:value-type="float" office:value="64" calcext:value-type="float">
            <text:p>64</text:p>
          </table:table-cell>
          <table:table-cell table:style-name="ce72" table:formula="of:=[.C130]/[.C98]" office:value-type="float" office:value="0.727272727272727" calcext:value-type="float">
            <text:p>0.727</text:p>
          </table:table-cell>
          <table:table-cell table:style-name="ce77" table:formula="of:=SQRT(([.$E$29]^2)*[.D130])" office:value-type="float" office:value="2647.95289713668" calcext:value-type="float">
            <text:p>2648</text:p>
          </table:table-cell>
          <table:table-cell table:style-name="ce72" table:formula="of:=[.E130]/[.$C$76]" office:value-type="float" office:value="1.22590411904476" calcext:value-type="float">
            <text:p>1.226</text:p>
          </table:table-cell>
          <table:table-cell table:style-name="ce72" table:formula="of:=[.F130]*[.$C$79]" office:value-type="float" office:value="24.0718532815629" calcext:value-type="float">
            <text:p>24.072</text:p>
          </table:table-cell>
          <table:table-cell table:number-columns-repeated="57"/>
        </table:table-row>
        <table:table-row table:style-name="ro1">
          <table:table-cell office:value-type="string" calcext:value-type="string">
            <text:p>Bandwidth GB/s</text:p>
          </table:table-cell>
          <table:table-cell/>
          <table:table-cell table:formula="of:=IF([.C126]=&quot;NV_RTX_2080_Ti_at_2115MHz&quot;;616;IF([.C126]=&quot;NV_TITAN_RTX&quot;;672;IF([.C126]=&quot;NV_RTX_2080_Super&quot;;496;IF([.C126]=&quot;NV_RTX_2070_Super&quot;;448;IF([.C126]=&quot;NV_RTX_2060_Super&quot;;448;IF([.C126]=&quot;NV_GTX_1080_Ti&quot;;484;IF([.C126]=&quot;NV_GTX_1080&quot;;352;IF([.C126]=&quot;AMD_Radeon_VII&quot;;1028;IF([.C126]=&quot;AMD_Radeon_RX_5500_XT&quot;;224;IF([.C126]=&quot;AMD_Radeon_RX_5700_XT_A&quot;;448))))))))))" office:value-type="float" office:value="496" calcext:value-type="float">
            <text:p>496</text:p>
          </table:table-cell>
          <table:table-cell table:style-name="ce72" table:formula="of:=[.C131]/[.C99]" office:value-type="float" office:value="0.805194805194805" calcext:value-type="float">
            <text:p>0.805</text:p>
          </table:table-cell>
          <table:table-cell table:style-name="ce77" table:formula="of:=SQRT(([.$E$29]^2)*[.D131])" office:value-type="float" office:value="2786.1987091292" calcext:value-type="float">
            <text:p>2786</text:p>
          </table:table-cell>
          <table:table-cell table:style-name="ce72" table:formula="of:=[.E131]/[.$C$76]" office:value-type="float" office:value="1.28990680978204" calcext:value-type="float">
            <text:p>1.290</text:p>
          </table:table-cell>
          <table:table-cell table:style-name="ce72" table:formula="of:=[.F131]*[.$C$79]" office:value-type="float" office:value="25.3286101168801" calcext:value-type="float">
            <text:p>25.329</text:p>
          </table:table-cell>
          <table:table-cell table:number-columns-repeated="57"/>
        </table:table-row>
        <table:table-row table:style-name="ro1">
          <table:table-cell office:value-type="string" calcext:value-type="string">
            <text:p>VRAM GiB</text:p>
          </table:table-cell>
          <table:table-cell/>
          <table:table-cell table:formula="of:=IF([.C126]=&quot;NV_RTX_2080_Ti_at_2115MHz&quot;;11;IF([.C126]=&quot;NV_TITAN_RTX&quot;;24;IF([.C126]=&quot;NV_RTX_2080_Super&quot;;8;IF([.C126]=&quot;NV_RTX_2070_Super&quot;;8;IF([.C126]=&quot;NV_RTX_2060_Super&quot;;8;IF([.C126]=&quot;NV_GTX_1080_Ti&quot;;11;IF([.C126]=&quot;NV_GTX_1080&quot;;8;IF([.C126]=&quot;AMD_Radeon_VII&quot;;16;IF([.C126]=&quot;AMD_Radeon_RX_5500_XT&quot;;8;IF([.C126]=&quot;AMD_Radeon_RX_5700_XT_A&quot;;8))))))))))" office:value-type="float" office:value="8" calcext:value-type="float">
            <text:p>8</text:p>
          </table:table-cell>
          <table:table-cell table:style-name="ce72" table:formula="of:=[.C132]/[.C100]" office:value-type="float" office:value="0.727272727272727" calcext:value-type="float">
            <text:p>0.727</text:p>
          </table:table-cell>
          <table:table-cell table:style-name="ce77" table:formula="of:=SQRT(([.$E$29]^2)*[.D132])" office:value-type="float" office:value="2647.95289713668" calcext:value-type="float">
            <text:p>2648</text:p>
          </table:table-cell>
          <table:table-cell table:style-name="ce72" table:formula="of:=[.E132]/[.$C$76]" office:value-type="float" office:value="1.22590411904476" calcext:value-type="float">
            <text:p>1.226</text:p>
          </table:table-cell>
          <table:table-cell table:style-name="ce72" table:formula="of:=[.F132]*[.$C$79]" office:value-type="float" office:value="24.0718532815629" calcext:value-type="float">
            <text:p>24.072</text:p>
          </table:table-cell>
          <table:table-cell table:number-columns-repeated="57"/>
        </table:table-row>
        <table:table-row table:style-name="ro1">
          <table:table-cell office:value-type="string" calcext:value-type="string">
            <text:p>Fillrate GP/s</text:p>
          </table:table-cell>
          <table:table-cell/>
          <table:table-cell table:formula="of:=IF([.C126]=&quot;NV_RTX_2080_Ti_at_2115MHz&quot;;136;IF([.C126]=&quot;NV_TITAN_RTX&quot;;170;IF([.C126]=&quot;NV_RTX_2080_Super&quot;;116;IF([.C126]=&quot;NV_RTX_2070_Super&quot;;113;IF([.C126]=&quot;NV_RTX_2060_Super&quot;;106;IF([.C126]=&quot;NV_GTX_1080_Ti&quot;;139;IF([.C126]=&quot;NV_GTX_1080&quot;;111;IF([.C126]=&quot;AMD_Radeon_VII&quot;;112;IF([.C126]=&quot;AMD_Radeon_RX_5500_XT&quot;;59;IF([.C126]=&quot;AMD_Radeon_RX_5700_XT_A&quot;;127))))))))))" office:value-type="float" office:value="116" calcext:value-type="float">
            <text:p>116</text:p>
          </table:table-cell>
          <table:table-cell table:style-name="ce72" table:formula="of:=[.C133]/[.C101]" office:value-type="float" office:value="0.852941176470588" calcext:value-type="float">
            <text:p>0.853</text:p>
          </table:table-cell>
          <table:table-cell table:style-name="ce77" table:formula="of:=SQRT(([.$E$29]^2)*[.D133])" office:value-type="float" office:value="2867.61699079259" calcext:value-type="float">
            <text:p>2868</text:p>
          </table:table-cell>
          <table:table-cell table:style-name="ce72" table:formula="of:=[.E133]/[.$C$76]" office:value-type="float" office:value="1.32760045870027" calcext:value-type="float">
            <text:p>1.328</text:p>
          </table:table-cell>
          <table:table-cell table:style-name="ce72" table:formula="of:=[.F133]*[.$C$79]" office:value-type="float" office:value="26.0687626070386" calcext:value-type="float">
            <text:p>26.069</text:p>
          </table:table-cell>
          <table:table-cell table:number-columns-repeated="57"/>
        </table:table-row>
        <table:table-row table:style-name="ro1">
          <table:table-cell office:value-type="string" calcext:value-type="string">
            <text:p>Fillrate GT/s</text:p>
          </table:table-cell>
          <table:table-cell/>
          <table:table-cell table:formula="of:=IF([.C126]=&quot;NV_RTX_2080_Ti_at_2115MHz&quot;;410;IF([.C126]=&quot;NV_TITAN_RTX&quot;;510;IF([.C126]=&quot;NV_RTX_2080_Super&quot;;348;IF([.C126]=&quot;NV_RTX_2070_Super&quot;;283;IF([.C126]=&quot;NV_RTX_2060_Super&quot;;224;IF([.C126]=&quot;NV_GTX_1080_Ti&quot;;354;IF([.C126]=&quot;NV_GTX_1080&quot;;277;IF([.C126]=&quot;AMD_Radeon_VII&quot;;420;IF([.C126]=&quot;AMD_Radeon_RX_5500_XT&quot;;162;IF([.C126]=&quot;AMD_Radeon_RX_5700_XT_A&quot;;317))))))))))" office:value-type="float" office:value="348" calcext:value-type="float">
            <text:p>348</text:p>
          </table:table-cell>
          <table:table-cell table:style-name="ce72" table:formula="of:=[.C134]/[.C102]" office:value-type="float" office:value="0.848780487804878" calcext:value-type="float">
            <text:p>0.849</text:p>
          </table:table-cell>
          <table:table-cell table:style-name="ce77" table:formula="of:=SQRT(([.$E$29]^2)*[.D134])" office:value-type="float" office:value="2860.61425264558" calcext:value-type="float">
            <text:p>2861</text:p>
          </table:table-cell>
          <table:table-cell table:style-name="ce72" table:formula="of:=[.E134]/[.$C$76]" office:value-type="float" office:value="1.32435845029888" calcext:value-type="float">
            <text:p>1.324</text:p>
          </table:table-cell>
          <table:table-cell table:style-name="ce72" table:formula="of:=[.F134]*[.$C$79]" office:value-type="float" office:value="26.0051025300688" calcext:value-type="float">
            <text:p>26.005</text:p>
          </table:table-cell>
          <table:table-cell table:number-columns-repeated="57"/>
        </table:table-row>
        <table:table-row table:style-name="ro1">
          <table:table-cell office:value-type="string" calcext:value-type="string">
            <text:p>GFLOPs</text:p>
          </table:table-cell>
          <table:table-cell/>
          <table:table-cell table:formula="of:=IF([.C126]=&quot;NV_RTX_2080_Ti_at_2115MHz&quot;;13448;IF([.C126]=&quot;NV_TITAN_RTX&quot;;16312;IF([.C126]=&quot;NV_RTX_2080_Super&quot;;11150;IF([.C126]=&quot;NV_RTX_2070_Super&quot;;9060;IF([.C126]=&quot;NV_RTX_2060_Super&quot;;7180;IF([.C126]=&quot;NV_GTX_1080_Ti&quot;;11339;IF([.C126]=&quot;NV_GTX_1080&quot;;8873;IF([.C126]=&quot;AMD_Radeon_VII&quot;;13824;IF([.C126]=&quot;AMD_Radeon_RX_5500_XT&quot;;5196;IF([.C126]=&quot;AMD_Radeon_RX_5700_XT_A&quot;;8602))))))))))" office:value-type="float" office:value="11150" calcext:value-type="float">
            <text:p>11150</text:p>
          </table:table-cell>
          <table:table-cell table:style-name="ce72" table:formula="of:=[.C135]/[.C103]" office:value-type="float" office:value="0.829119571683522" calcext:value-type="float">
            <text:p>0.829</text:p>
          </table:table-cell>
          <table:table-cell table:style-name="ce77" table:formula="of:=SQRT(([.$E$29]^2)*[.D135])" office:value-type="float" office:value="2827.2888990321" calcext:value-type="float">
            <text:p>2827</text:p>
          </table:table-cell>
          <table:table-cell table:style-name="ce72" table:formula="of:=[.E135]/[.$C$76]" office:value-type="float" office:value="1.30893004584819" calcext:value-type="float">
            <text:p>1.309</text:p>
          </table:table-cell>
          <table:table-cell table:style-name="ce72" table:formula="of:=[.F135]*[.$C$79]" office:value-type="float" office:value="25.7021503802751" calcext:value-type="float">
            <text:p>25.702</text:p>
          </table:table-cell>
          <table:table-cell table:number-columns-repeated="57"/>
        </table:table-row>
        <table:table-row table:style-name="ro1">
          <table:table-cell office:value-type="string" calcext:value-type="string">
            <text:p>Stock (MHz)</text:p>
          </table:table-cell>
          <table:table-cell/>
          <table:table-cell table:formula="of:=IF([.C126]=&quot;NV_RTX_2080_Ti_at_2115MHz&quot;;1545;IF([.C126]=&quot;NV_TITAN_RTX&quot;;1770;IF([.C126]=&quot;NV_RTX_2080_Super&quot;;1815;IF([.C126]=&quot;NV_RTX_2070_Super&quot;;1770;IF([.C126]=&quot;NV_RTX_2060_Super&quot;;1650;IF([.C126]=&quot;NV_GTX_1080_Ti&quot;;1582;IF([.C126]=&quot;NV_GTX_1080&quot;;1733;IF([.C126]=&quot;AMD_Radeon_VII&quot;;1750;IF([.C126]=&quot;AMD_Radeon_RX_5500_XT&quot;;1845;IF([.C126]=&quot;AMD_Radeon_RX_5700_XT_A&quot;;1980))))))))))" office:value-type="float" office:value="1815" calcext:value-type="float">
            <text:p>1815</text:p>
          </table:table-cell>
          <table:table-cell table:style-name="ce72" table:formula="of:=[.C136]/[.C104]" office:value-type="float" office:value="1.1747572815534" calcext:value-type="float">
            <text:p>1.175</text:p>
          </table:table-cell>
          <table:table-cell table:style-name="ce77" table:formula="of:=SQRT(([.$E$29]^2)*[.D136])" office:value-type="float" office:value="3365.39214957014" calcext:value-type="float">
            <text:p>3365</text:p>
          </table:table-cell>
          <table:table-cell table:style-name="ce72" table:formula="of:=[.E136]/[.$C$76]" office:value-type="float" office:value="1.55805192109729" calcext:value-type="float">
            <text:p>1.558</text:p>
          </table:table-cell>
          <table:table-cell table:style-name="ce72" table:formula="of:=[.F136]*[.$C$79]" office:value-type="float" office:value="30.5939075226664" calcext:value-type="float">
            <text:p>30.594</text:p>
          </table:table-cell>
          <table:table-cell table:number-columns-repeated="57"/>
        </table:table-row>
        <table:table-row table:style-name="ro1">
          <table:table-cell office:value-type="string" calcext:value-type="string">
            <text:p>Factory (MHz)</text:p>
          </table:table-cell>
          <table:table-cell/>
          <table:table-cell table:formula="of:=IF([.C126]=&quot;NV_RTX_2080_Ti_at_2115MHz&quot;;1755;IF([.C126]=&quot;NV_TITAN_RTX&quot;;1770;IF([.C126]=&quot;NV_RTX_2080_Super&quot;;1845;IF([.C126]=&quot;NV_RTX_2070_Super&quot;;1815;IF([.C126]=&quot;NV_RTX_2060_Super&quot;;1650;IF([.C126]=&quot;NV_GTX_1080_Ti&quot;;1746;IF([.C126]=&quot;NV_GTX_1080&quot;;1860;IF([.C126]=&quot;AMD_Radeon_VII&quot;;1750;IF([.C126]=&quot;AMD_Radeon_RX_5500_XT&quot;;1845;IF([.C126]=&quot;AMD_Radeon_RX_5700_XT_A&quot;;1980))))))))))" office:value-type="float" office:value="1845" calcext:value-type="float">
            <text:p>1845</text:p>
          </table:table-cell>
          <table:table-cell table:style-name="ce72" table:formula="of:=[.C137]/[.C105]" office:value-type="float" office:value="1.05128205128205" calcext:value-type="float">
            <text:p>1.051</text:p>
          </table:table-cell>
          <table:table-cell table:style-name="ce77" table:formula="of:=SQRT(([.$E$29]^2)*[.D137])" office:value-type="float" office:value="3183.62003676028" calcext:value-type="float">
            <text:p>3184</text:p>
          </table:table-cell>
          <table:table-cell table:style-name="ce72" table:formula="of:=[.E137]/[.$C$76]" office:value-type="float" office:value="1.4738981651668" calcext:value-type="float">
            <text:p>1.474</text:p>
          </table:table-cell>
          <table:table-cell table:style-name="ce72" table:formula="of:=[.F137]*[.$C$79]" office:value-type="float" office:value="28.9414643712152" calcext:value-type="float">
            <text:p>28.941</text:p>
          </table:table-cell>
          <table:table-cell table:number-columns-repeated="57"/>
        </table:table-row>
        <table:table-row table:style-name="ro1">
          <table:table-cell office:value-type="string" calcext:value-type="string">
            <text:p>OverClock (MHz)</text:p>
          </table:table-cell>
          <table:table-cell/>
          <table:table-cell table:formula="of:=IF([.C126]=&quot;NV_RTX_2080_Ti_at_2115MHz&quot;;2115;IF([.C126]=&quot;NV_TITAN_RTX&quot;;2030;IF([.C126]=&quot;NV_RTX_2080_Super&quot;;2040;IF([.C126]=&quot;NV_RTX_2070_Super&quot;;2070;IF([.C126]=&quot;NV_RTX_2060_Super&quot;;1650;IF([.C126]=&quot;NV_GTX_1080_Ti&quot;;2037;IF([.C126]=&quot;NV_GTX_1080&quot;;2130;IF([.C126]=&quot;AMD_Radeon_VII&quot;;1900;IF([.C126]=&quot;AMD_Radeon_RX_5500_XT&quot;;1845;IF([.C126]=&quot;AMD_Radeon_RX_5700_XT_A&quot;;2150))))))))))" office:value-type="float" office:value="2040" calcext:value-type="float">
            <text:p>2040</text:p>
          </table:table-cell>
          <table:table-cell table:style-name="ce72" table:formula="of:=[.C138]/[.C106]" office:value-type="float" office:value="0.964539007092199" calcext:value-type="float">
            <text:p>0.965</text:p>
          </table:table-cell>
          <table:table-cell table:style-name="ce77" table:formula="of:=SQRT(([.$E$29]^2)*[.D138])" office:value-type="float" office:value="3049.44989807196" calcext:value-type="float">
            <text:p>3049</text:p>
          </table:table-cell>
          <table:table-cell table:style-name="ce72" table:formula="of:=[.E138]/[.$C$76]" office:value-type="float" office:value="1.4117823602185" calcext:value-type="float">
            <text:p>1.412</text:p>
          </table:table-cell>
          <table:table-cell table:style-name="ce72" table:formula="of:=[.F138]*[.$C$79]" office:value-type="float" office:value="27.7217584252504" calcext:value-type="float">
            <text:p>27.722</text:p>
          </table:table-cell>
          <table:table-cell table:number-columns-repeated="57"/>
        </table:table-row>
        <table:table-row table:style-name="ro1">
          <table:table-cell office:value-type="string" calcext:value-type="string">
            <text:p>Shader Multiple</text:p>
          </table:table-cell>
          <table:table-cell/>
          <table:table-cell table:style-name="ce61" table:formula="of:=[.C138]*[.C128]" office:value-type="float" office:value="6266880" calcext:value-type="float">
            <text:p>6266880</text:p>
          </table:table-cell>
          <table:table-cell table:style-name="ce72" table:formula="of:=[.C139]/[.C107]" office:value-type="float" office:value="0.680851063829787" calcext:value-type="float">
            <text:p>0.681</text:p>
          </table:table-cell>
          <table:table-cell table:style-name="ce77" table:formula="of:=SQRT(([.$E$29]^2)*[.D139])" office:value-type="float" office:value="2562.05037570684" calcext:value-type="float">
            <text:p>2562</text:p>
          </table:table-cell>
          <table:table-cell table:style-name="ce72" table:formula="of:=[.E139]/[.$C$76]" office:value-type="float" office:value="1.18613443319761" calcext:value-type="float">
            <text:p>1.186</text:p>
          </table:table-cell>
          <table:table-cell table:style-name="ce72" table:formula="of:=[.F139]*[.$C$79]" office:value-type="float" office:value="23.2909357302683" calcext:value-type="float">
            <text:p>23.29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2]/[.C110]" office:value-type="float" office:value="1" calcext:value-type="float">
            <text:p>1.000</text:p>
          </table:table-cell>
          <table:table-cell table:style-name="ce77" table:formula="of:=SQRT(([.$E$29]^2)*[.D142])" office:value-type="float" office:value="3105" calcext:value-type="float">
            <text:p>3105</text:p>
          </table:table-cell>
          <table:table-cell table:style-name="ce72" table:formula="of:=[.E142]/[.$C$76]" office:value-type="float" office:value="1.4375" calcext:value-type="float">
            <text:p>1.438</text:p>
          </table:table-cell>
          <table:table-cell table:style-name="ce72" table:formula="of:=[.F142]*[.$C$79]" office:value-type="float" office:value="28.22675" calcext:value-type="float">
            <text:p>28.227</text:p>
          </table:table-cell>
          <table:table-cell table:number-columns-repeated="57"/>
        </table:table-row>
        <calcext:conditional-formats>
          <calcext:conditional-format calcext:target-range-address="HalfLifeAlyx.G22:HalfLifeAlyx.G22 HalfLifeAlyx.G29:HalfLifeAlyx.G29 HalfLifeAlyx.A30:HalfLifeAlyx.A30 HalfLifeAlyx.A22:HalfLifeAlyx.A22 HalfLifeAlyx.G56:HalfLifeAlyx.G56 HalfLifeAlyx.G63:HalfLifeAlyx.G63 HalfLifeAlyx.A64:HalfLifeAlyx.A64 HalfLifeAlyx.A56:HalfLifeAlyx.A56">
            <calcext:condition calcext:apply-style-name="Good - Framerate" calcext:value="&gt;=1.4" calcext:base-cell-address="HalfLifeAlyx.A22"/>
            <calcext:condition calcext:apply-style-name="Warn - Framerate" calcext:value="&gt;=1.2" calcext:base-cell-address="HalfLifeAlyx.A22"/>
            <calcext:condition calcext:apply-style-name="Bad - Framerate" calcext:value="&lt;1.2" calcext:base-cell-address="HalfLifeAlyx.A22"/>
          </calcext:conditional-format>
          <calcext:conditional-format calcext:target-range-address="HalfLifeAlyx.M30:HalfLifeAlyx.M30 HalfLifeAlyx.A23:HalfLifeAlyx.A23 HalfLifeAlyx.A31:HalfLifeAlyx.A31 HalfLifeAlyx.M23:HalfLifeAlyx.M23">
            <calcext:condition calcext:apply-style-name="Good - Framerate" calcext:value="&lt;=0.8" calcext:base-cell-address="HalfLifeAlyx.A23"/>
            <calcext:condition calcext:apply-style-name="Warn - Framerate" calcext:value="between(0.8,1)" calcext:base-cell-address="HalfLifeAlyx.A23"/>
            <calcext:condition calcext:apply-style-name="Bad - Framerate" calcext:value="&gt;=1" calcext:base-cell-address="HalfLifeAlyx.A23"/>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15:10:25.9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1-01-11T16:29:26.902000000</dc:date>
    <meta:editing-duration>P1DT9H33M49S</meta:editing-duration>
    <meta:editing-cycles>452</meta:editing-cycles>
    <meta:generator>LibreOffice/6.3.3.2$Windows_X86_64 LibreOffice_project/a64200df03143b798afd1ec74a12ab50359878ed</meta:generator>
    <meta:print-date>2020-01-05T21:45:08.798000000</meta:print-date>
    <meta:document-statistic meta:table-count="12" meta:cell-count="4083" meta:object-count="0"/>
  </office:meta>
</office:document-meta>
</file>